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c9211e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">
      <style:text-properties fo:color="#c9211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w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</text:p>
          </table:table-cell>
          <table:table-cell office:value-type="float" office:value="1000000" calcext:value-type="float">
            <text:p>1.00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r</text:p>
          </table:table-cell>
          <table:table-cell table:formula="of:=[.B2]" office:value-type="float" office:value="1000000" calcext:value-type="float">
            <text:p>1.000.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setPoint</text:p>
          </table:table-cell>
          <table:table-cell table:style-name="ce14" office:value-type="string" calcext:value-type="string">
            <text:p>Raw</text:p>
          </table:table-cell>
          <table:table-cell table:style-name="ce11" office:value-type="string" calcext:value-type="string">
            <text:p>Raw,par</text:p>
          </table:table-cell>
          <table:table-cell table:style-name="ce11" office:value-type="string" calcext:value-type="string">
            <text:p>Rwb</text:p>
          </table:table-cell>
          <table:table-cell table:style-name="ce11" office:value-type="string" calcext:value-type="string">
            <text:p>Rwb,p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256-[.A6])/256*[.$B$2]+[.$B$1]" office:value-type="float" office:value="1000060" calcext:value-type="float">
            <text:p>1.000.060</text:p>
          </table:table-cell>
          <table:table-cell table:style-name="ce13" table:formula="of:=1/(1/[.$B$3]+1/[.B6])" office:value-type="float" office:value="500014.999550014" calcext:value-type="float">
            <text:p>500.015</text:p>
          </table:table-cell>
          <table:table-cell table:style-name="ce13" table:formula="of:=[.A6]/256*[.$B$2]+[.$B$1]" office:value-type="float" office:value="60" calcext:value-type="float">
            <text:p>60</text:p>
          </table:table-cell>
          <table:table-cell table:style-name="ce13" table:formula="of:=1/(1/[.$B$3]+1/[.D6])" office:value-type="float" office:value="59.996400215987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56-[.A7])/256*[.$B$2]+[.$B$1]" office:value-type="float" office:value="996153.75" calcext:value-type="float">
            <text:p>996.154</text:p>
          </table:table-cell>
          <table:table-cell table:style-name="ce13" table:formula="of:=1/(1/[.$B$3]+1/[.B7])" office:value-type="float" office:value="499036.584732013" calcext:value-type="float">
            <text:p>499.037</text:p>
          </table:table-cell>
          <table:table-cell table:style-name="ce13" table:formula="of:=[.A7]/256*[.$B$2]+[.$B$1]" office:value-type="float" office:value="3966.25" calcext:value-type="float">
            <text:p>3.966</text:p>
          </table:table-cell>
          <table:table-cell table:style-name="ce13" table:formula="of:=1/(1/[.$B$3]+1/[.D7])" office:value-type="float" office:value="3950.58100807671" calcext:value-type="float">
            <text:p>3.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56-[.A8])/256*[.$B$2]+[.$B$1]" office:value-type="float" office:value="992247.5" calcext:value-type="float">
            <text:p>992.248</text:p>
          </table:table-cell>
          <table:table-cell table:style-name="ce13" table:formula="of:=1/(1/[.$B$3]+1/[.B8])" office:value-type="float" office:value="498054.333108713" calcext:value-type="float">
            <text:p>498.054</text:p>
          </table:table-cell>
          <table:table-cell table:style-name="ce13" table:formula="of:=[.A8]/256*[.$B$2]+[.$B$1]" office:value-type="float" office:value="7872.5" calcext:value-type="float">
            <text:p>7.873</text:p>
          </table:table-cell>
          <table:table-cell table:style-name="ce13" table:formula="of:=1/(1/[.$B$3]+1/[.D8])" office:value-type="float" office:value="7811.00784077351" calcext:value-type="float">
            <text:p>7.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56-[.A9])/256*[.$B$2]+[.$B$1]" office:value-type="float" office:value="988341.25" calcext:value-type="float">
            <text:p>988.341</text:p>
          </table:table-cell>
          <table:table-cell table:style-name="ce13" table:formula="of:=1/(1/[.$B$3]+1/[.B9])" office:value-type="float" office:value="497068.222067012" calcext:value-type="float">
            <text:p>497.068</text:p>
          </table:table-cell>
          <table:table-cell table:style-name="ce13" table:formula="of:=[.A9]/256*[.$B$2]+[.$B$1]" office:value-type="float" office:value="11778.75" calcext:value-type="float">
            <text:p>11.779</text:p>
          </table:table-cell>
          <table:table-cell table:style-name="ce13" table:formula="of:=1/(1/[.$B$3]+1/[.D9])" office:value-type="float" office:value="11641.6261954503" calcext:value-type="float">
            <text:p>11.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56-[.A10])/256*[.$B$2]+[.$B$1]" office:value-type="float" office:value="984435" calcext:value-type="float">
            <text:p>984.435</text:p>
          </table:table-cell>
          <table:table-cell table:style-name="ce13" table:formula="of:=1/(1/[.$B$3]+1/[.B10])" office:value-type="float" office:value="496078.228815759" calcext:value-type="float">
            <text:p>496.078</text:p>
          </table:table-cell>
          <table:table-cell table:style-name="ce13" table:formula="of:=[.A10]/256*[.$B$2]+[.$B$1]" office:value-type="float" office:value="15685" calcext:value-type="float">
            <text:p>15.685</text:p>
          </table:table-cell>
          <table:table-cell table:style-name="ce13" table:formula="of:=1/(1/[.$B$3]+1/[.D10])" office:value-type="float" office:value="15442.7799957664" calcext:value-type="float">
            <text:p>15.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56-[.A11])/256*[.$B$2]+[.$B$1]" office:value-type="float" office:value="980528.75" calcext:value-type="float">
            <text:p>980.529</text:p>
          </table:table-cell>
          <table:table-cell table:style-name="ce13" table:formula="of:=1/(1/[.$B$3]+1/[.B11])" office:value-type="float" office:value="495084.330383995" calcext:value-type="float">
            <text:p>495.084</text:p>
          </table:table-cell>
          <table:table-cell table:style-name="ce13" table:formula="of:=[.A11]/256*[.$B$2]+[.$B$1]" office:value-type="float" office:value="19591.25" calcext:value-type="float">
            <text:p>19.591</text:p>
          </table:table-cell>
          <table:table-cell table:style-name="ce13" table:formula="of:=1/(1/[.$B$3]+1/[.D11])" office:value-type="float" office:value="19214.8078948304" calcext:value-type="float">
            <text:p>19.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56-[.A12])/256*[.$B$2]+[.$B$1]" office:value-type="float" office:value="976622.5" calcext:value-type="float">
            <text:p>976.623</text:p>
          </table:table-cell>
          <table:table-cell table:style-name="ce13" table:formula="of:=1/(1/[.$B$3]+1/[.B12])" office:value-type="float" office:value="494086.503619179" calcext:value-type="float">
            <text:p>494.087</text:p>
          </table:table-cell>
          <table:table-cell table:style-name="ce13" table:formula="of:=[.A12]/256*[.$B$2]+[.$B$1]" office:value-type="float" office:value="23497.5" calcext:value-type="float">
            <text:p>23.498</text:p>
          </table:table-cell>
          <table:table-cell table:style-name="ce13" table:formula="of:=1/(1/[.$B$3]+1/[.D12])" office:value-type="float" office:value="22958.0433757777" calcext:value-type="float">
            <text:p>22.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256-[.A13])/256*[.$B$2]+[.$B$1]" office:value-type="float" office:value="972716.25" calcext:value-type="float">
            <text:p>972.716</text:p>
          </table:table-cell>
          <table:table-cell table:style-name="ce13" table:formula="of:=1/(1/[.$B$3]+1/[.B13])" office:value-type="float" office:value="493084.725185388" calcext:value-type="float">
            <text:p>493.085</text:p>
          </table:table-cell>
          <table:table-cell table:style-name="ce13" table:formula="of:=[.A13]/256*[.$B$2]+[.$B$1]" office:value-type="float" office:value="27403.75" calcext:value-type="float">
            <text:p>27.404</text:p>
          </table:table-cell>
          <table:table-cell table:style-name="ce13" table:formula="of:=1/(1/[.$B$3]+1/[.D13])" office:value-type="float" office:value="26672.8148500529" calcext:value-type="float">
            <text:p>26.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56-[.A14])/256*[.$B$2]+[.$B$1]" office:value-type="float" office:value="968810" calcext:value-type="float">
            <text:p>968.810</text:p>
          </table:table-cell>
          <table:table-cell table:style-name="ce13" table:formula="of:=1/(1/[.$B$3]+1/[.B14])" office:value-type="float" office:value="492078.971561502" calcext:value-type="float">
            <text:p>492.079</text:p>
          </table:table-cell>
          <table:table-cell table:style-name="ce13" table:formula="of:=[.A14]/256*[.$B$2]+[.$B$1]" office:value-type="float" office:value="31310" calcext:value-type="float">
            <text:p>31.310</text:p>
          </table:table-cell>
          <table:table-cell table:style-name="ce13" table:formula="of:=1/(1/[.$B$3]+1/[.D14])" office:value-type="float" office:value="30359.4457534592" calcext:value-type="float">
            <text:p>30.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256-[.A15])/256*[.$B$2]+[.$B$1]" office:value-type="float" office:value="964903.75" calcext:value-type="float">
            <text:p>964.904</text:p>
          </table:table-cell>
          <table:table-cell table:style-name="ce13" table:formula="of:=1/(1/[.$B$3]+1/[.B15])" office:value-type="float" office:value="491069.219039355" calcext:value-type="float">
            <text:p>491.069</text:p>
          </table:table-cell>
          <table:table-cell table:style-name="ce13" table:formula="of:=[.A15]/256*[.$B$2]+[.$B$1]" office:value-type="float" office:value="35216.25" calcext:value-type="float">
            <text:p>35.216</text:p>
          </table:table-cell>
          <table:table-cell table:style-name="ce13" table:formula="of:=1/(1/[.$B$3]+1/[.D15])" office:value-type="float" office:value="34018.2546400329" calcext:value-type="float">
            <text:p>34.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56-[.A16])/256*[.$B$2]+[.$B$1]" office:value-type="float" office:value="960997.5" calcext:value-type="float">
            <text:p>960.998</text:p>
          </table:table-cell>
          <table:table-cell table:style-name="ce13" table:formula="of:=1/(1/[.$B$3]+1/[.B16])" office:value-type="float" office:value="490055.443721881" calcext:value-type="float">
            <text:p>490.055</text:p>
          </table:table-cell>
          <table:table-cell table:style-name="ce13" table:formula="of:=[.A16]/256*[.$B$2]+[.$B$1]" office:value-type="float" office:value="39122.5" calcext:value-type="float">
            <text:p>39.123</text:p>
          </table:table-cell>
          <table:table-cell table:style-name="ce13" table:formula="of:=1/(1/[.$B$3]+1/[.D16])" office:value-type="float" office:value="37649.5552738007" calcext:value-type="float">
            <text:p>37.6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256-[.A17])/256*[.$B$2]+[.$B$1]" office:value-type="float" office:value="957091.25" calcext:value-type="float">
            <text:p>957.091</text:p>
          </table:table-cell>
          <table:table-cell table:style-name="ce13" table:formula="of:=1/(1/[.$B$3]+1/[.B17])" office:value-type="float" office:value="489037.621521224" calcext:value-type="float">
            <text:p>489.038</text:p>
          </table:table-cell>
          <table:table-cell table:style-name="ce13" table:formula="of:=[.A17]/256*[.$B$2]+[.$B$1]" office:value-type="float" office:value="43028.75" calcext:value-type="float">
            <text:p>43.029</text:p>
          </table:table-cell>
          <table:table-cell table:style-name="ce13" table:formula="of:=1/(1/[.$B$3]+1/[.D17])" office:value-type="float" office:value="41253.6567184749" calcext:value-type="float">
            <text:p>41.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256-[.A18])/256*[.$B$2]+[.$B$1]" office:value-type="float" office:value="953185" calcext:value-type="float">
            <text:p>953.185</text:p>
          </table:table-cell>
          <table:table-cell table:style-name="ce13" table:formula="of:=1/(1/[.$B$3]+1/[.B18])" office:value-type="float" office:value="488015.728156831" calcext:value-type="float">
            <text:p>488.016</text:p>
          </table:table-cell>
          <table:table-cell table:style-name="ce13" table:formula="of:=[.A18]/256*[.$B$2]+[.$B$1]" office:value-type="float" office:value="46935" calcext:value-type="float">
            <text:p>46.935</text:p>
          </table:table-cell>
          <table:table-cell table:style-name="ce13" table:formula="of:=1/(1/[.$B$3]+1/[.D18])" office:value-type="float" office:value="44830.863425141" calcext:value-type="float">
            <text:p>44.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256-[.A19])/256*[.$B$2]+[.$B$1]" office:value-type="float" office:value="949278.75" calcext:value-type="float">
            <text:p>949.279</text:p>
          </table:table-cell>
          <table:table-cell table:style-name="ce13" table:formula="of:=1/(1/[.$B$3]+1/[.B19])" office:value-type="float" office:value="486989.73915352" calcext:value-type="float">
            <text:p>486.990</text:p>
          </table:table-cell>
          <table:table-cell table:style-name="ce13" table:formula="of:=[.A19]/256*[.$B$2]+[.$B$1]" office:value-type="float" office:value="50841.25" calcext:value-type="float">
            <text:p>50.841</text:p>
          </table:table-cell>
          <table:table-cell table:style-name="ce13" table:formula="of:=1/(1/[.$B$3]+1/[.D19])" office:value-type="float" office:value="48381.4753179893" calcext:value-type="float">
            <text:p>48.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56-[.A20])/256*[.$B$2]+[.$B$1]" office:value-type="float" office:value="945372.5" calcext:value-type="float">
            <text:p>945.373</text:p>
          </table:table-cell>
          <table:table-cell table:style-name="ce13" table:formula="of:=1/(1/[.$B$3]+1/[.B20])" office:value-type="float" office:value="485959.62983953" calcext:value-type="float">
            <text:p>485.960</text:p>
          </table:table-cell>
          <table:table-cell table:style-name="ce13" table:formula="of:=[.A20]/256*[.$B$2]+[.$B$1]" office:value-type="float" office:value="54747.5" calcext:value-type="float">
            <text:p>54.748</text:p>
          </table:table-cell>
          <table:table-cell table:style-name="ce13" table:formula="of:=1/(1/[.$B$3]+1/[.D20])" office:value-type="float" office:value="51905.7878781415" calcext:value-type="float">
            <text:p>51.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256-[.A21])/256*[.$B$2]+[.$B$1]" office:value-type="float" office:value="941466.25" calcext:value-type="float">
            <text:p>941.466</text:p>
          </table:table-cell>
          <table:table-cell table:style-name="ce13" table:formula="of:=1/(1/[.$B$3]+1/[.B21])" office:value-type="float" office:value="484925.375344537" calcext:value-type="float">
            <text:p>484.925</text:p>
          </table:table-cell>
          <table:table-cell table:style-name="ce13" table:formula="of:=[.A21]/256*[.$B$2]+[.$B$1]" office:value-type="float" office:value="58653.75" calcext:value-type="float">
            <text:p>58.654</text:p>
          </table:table-cell>
          <table:table-cell table:style-name="ce13" table:formula="of:=1/(1/[.$B$3]+1/[.D21])" office:value-type="float" office:value="55404.0922256215" calcext:value-type="float">
            <text:p>55.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256-[.A22])/256*[.$B$2]+[.$B$1]" office:value-type="float" office:value="937560" calcext:value-type="float">
            <text:p>937.560</text:p>
          </table:table-cell>
          <table:table-cell table:style-name="ce13" table:formula="of:=1/(1/[.$B$3]+1/[.B22])" office:value-type="float" office:value="483886.950597659" calcext:value-type="float">
            <text:p>483.887</text:p>
          </table:table-cell>
          <table:table-cell table:style-name="ce13" table:formula="of:=[.A22]/256*[.$B$2]+[.$B$1]" office:value-type="float" office:value="62560" calcext:value-type="float">
            <text:p>62.560</text:p>
          </table:table-cell>
          <table:table-cell table:style-name="ce13" table:formula="of:=1/(1/[.$B$3]+1/[.D22])" office:value-type="float" office:value="58876.6751995181" calcext:value-type="float">
            <text:p>58.8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256-[.A23])/256*[.$B$2]+[.$B$1]" office:value-type="float" office:value="933653.75" calcext:value-type="float">
            <text:p>933.654</text:p>
          </table:table-cell>
          <table:table-cell table:style-name="ce13" table:formula="of:=1/(1/[.$B$3]+1/[.B23])" office:value-type="float" office:value="482844.330325427" calcext:value-type="float">
            <text:p>482.844</text:p>
          </table:table-cell>
          <table:table-cell table:style-name="ce13" table:formula="of:=[.A23]/256*[.$B$2]+[.$B$1]" office:value-type="float" office:value="66466.25" calcext:value-type="float">
            <text:p>66.466</text:p>
          </table:table-cell>
          <table:table-cell table:style-name="ce13" table:formula="of:=1/(1/[.$B$3]+1/[.D23])" office:value-type="float" office:value="62323.8194363863" calcext:value-type="float">
            <text:p>62.3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56-[.A24])/256*[.$B$2]+[.$B$1]" office:value-type="float" office:value="929747.5" calcext:value-type="float">
            <text:p>929.748</text:p>
          </table:table-cell>
          <table:table-cell table:style-name="ce13" table:formula="of:=1/(1/[.$B$3]+1/[.B24])" office:value-type="float" office:value="481797.489049733" calcext:value-type="float">
            <text:p>481.797</text:p>
          </table:table-cell>
          <table:table-cell table:style-name="ce13" table:formula="of:=[.A24]/256*[.$B$2]+[.$B$1]" office:value-type="float" office:value="70372.5" calcext:value-type="float">
            <text:p>70.373</text:p>
          </table:table-cell>
          <table:table-cell table:style-name="ce13" table:formula="of:=1/(1/[.$B$3]+1/[.D24])" office:value-type="float" office:value="65745.8034469309" calcext:value-type="float">
            <text:p>65.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256-[.A25])/256*[.$B$2]+[.$B$1]" office:value-type="float" office:value="925841.25" calcext:value-type="float">
            <text:p>925.841</text:p>
          </table:table-cell>
          <table:table-cell table:style-name="ce13" table:formula="of:=1/(1/[.$B$3]+1/[.B25])" office:value-type="float" office:value="480746.401085759" calcext:value-type="float">
            <text:p>480.746</text:p>
          </table:table-cell>
          <table:table-cell table:style-name="ce13" table:formula="of:=[.A25]/256*[.$B$2]+[.$B$1]" office:value-type="float" office:value="74278.75" calcext:value-type="float">
            <text:p>74.279</text:p>
          </table:table-cell>
          <table:table-cell table:style-name="ce13" table:formula="of:=1/(1/[.$B$3]+1/[.D25])" office:value-type="float" office:value="69142.9016910183" calcext:value-type="float">
            <text:p>69.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256-[.A26])/256*[.$B$2]+[.$B$1]" office:value-type="float" office:value="921935" calcext:value-type="float">
            <text:p>921.935</text:p>
          </table:table-cell>
          <table:table-cell table:style-name="ce13" table:formula="of:=1/(1/[.$B$3]+1/[.B26])" office:value-type="float" office:value="479691.040539873" calcext:value-type="float">
            <text:p>479.691</text:p>
          </table:table-cell>
          <table:table-cell table:style-name="ce13" table:formula="of:=[.A26]/256*[.$B$2]+[.$B$1]" office:value-type="float" office:value="78185" calcext:value-type="float">
            <text:p>78.185</text:p>
          </table:table-cell>
          <table:table-cell table:style-name="ce13" table:formula="of:=1/(1/[.$B$3]+1/[.D26])" office:value-type="float" office:value="72515.3846510571" calcext:value-type="float">
            <text:p>72.5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256-[.A27])/256*[.$B$2]+[.$B$1]" office:value-type="float" office:value="918028.75" calcext:value-type="float">
            <text:p>918.029</text:p>
          </table:table-cell>
          <table:table-cell table:style-name="ce13" table:formula="of:=1/(1/[.$B$3]+1/[.B27])" office:value-type="float" office:value="478631.381307501" calcext:value-type="float">
            <text:p>478.631</text:p>
          </table:table-cell>
          <table:table-cell table:style-name="ce13" table:formula="of:=[.A27]/256*[.$B$2]+[.$B$1]" office:value-type="float" office:value="82091.25" calcext:value-type="float">
            <text:p>82.091</text:p>
          </table:table-cell>
          <table:table-cell table:style-name="ce13" table:formula="of:=1/(1/[.$B$3]+1/[.D27])" office:value-type="float" office:value="75863.5189037893" calcext:value-type="float">
            <text:p>75.8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256-[.A28])/256*[.$B$2]+[.$B$1]" office:value-type="float" office:value="914122.5" calcext:value-type="float">
            <text:p>914.123</text:p>
          </table:table-cell>
          <table:table-cell table:style-name="ce13" table:formula="of:=1/(1/[.$B$3]+1/[.B28])" office:value-type="float" office:value="477567.397070982" calcext:value-type="float">
            <text:p>477.567</text:p>
          </table:table-cell>
          <table:table-cell table:style-name="ce13" table:formula="of:=[.A28]/256*[.$B$2]+[.$B$1]" office:value-type="float" office:value="85997.5" calcext:value-type="float">
            <text:p>85.998</text:p>
          </table:table-cell>
          <table:table-cell table:style-name="ce13" table:formula="of:=1/(1/[.$B$3]+1/[.D28])" office:value-type="float" office:value="79187.5671905322" calcext:value-type="float">
            <text:p>79.1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256-[.A29])/256*[.$B$2]+[.$B$1]" office:value-type="float" office:value="910216.25" calcext:value-type="float">
            <text:p>910.216</text:p>
          </table:table-cell>
          <table:table-cell table:style-name="ce13" table:formula="of:=1/(1/[.$B$3]+1/[.B29])" office:value-type="float" office:value="476499.061297379" calcext:value-type="float">
            <text:p>476.499</text:p>
          </table:table-cell>
          <table:table-cell table:style-name="ce13" table:formula="of:=[.A29]/256*[.$B$2]+[.$B$1]" office:value-type="float" office:value="89903.75" calcext:value-type="float">
            <text:p>89.904</text:p>
          </table:table-cell>
          <table:table-cell table:style-name="ce13" table:formula="of:=1/(1/[.$B$3]+1/[.D29])" office:value-type="float" office:value="82487.7884859099" calcext:value-type="float">
            <text:p>82.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256-[.A30])/256*[.$B$2]+[.$B$1]" office:value-type="float" office:value="906310" calcext:value-type="float">
            <text:p>906.310</text:p>
          </table:table-cell>
          <table:table-cell table:style-name="ce13" table:formula="of:=1/(1/[.$B$3]+1/[.B30])" office:value-type="float" office:value="475426.347236284" calcext:value-type="float">
            <text:p>475.426</text:p>
          </table:table-cell>
          <table:table-cell table:style-name="ce13" table:formula="of:=[.A30]/256*[.$B$2]+[.$B$1]" office:value-type="float" office:value="93810" calcext:value-type="float">
            <text:p>93.810</text:p>
          </table:table-cell>
          <table:table-cell table:style-name="ce13" table:formula="of:=1/(1/[.$B$3]+1/[.D30])" office:value-type="float" office:value="85764.4380651119" calcext:value-type="float">
            <text:p>85.7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256-[.A31])/256*[.$B$2]+[.$B$1]" office:value-type="float" office:value="902403.75" calcext:value-type="float">
            <text:p>902.404</text:p>
          </table:table-cell>
          <table:table-cell table:style-name="ce13" table:formula="of:=1/(1/[.$B$3]+1/[.B31])" office:value-type="float" office:value="474349.227917575" calcext:value-type="float">
            <text:p>474.349</text:p>
          </table:table-cell>
          <table:table-cell table:style-name="ce13" table:formula="of:=[.A31]/256*[.$B$2]+[.$B$1]" office:value-type="float" office:value="97716.25" calcext:value-type="float">
            <text:p>97.716</text:p>
          </table:table-cell>
          <table:table-cell table:style-name="ce13" table:formula="of:=1/(1/[.$B$3]+1/[.D31])" office:value-type="float" office:value="89017.7675697158" calcext:value-type="float">
            <text:p>89.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256-[.A32])/256*[.$B$2]+[.$B$1]" office:value-type="float" office:value="898497.5" calcext:value-type="float">
            <text:p>898.498</text:p>
          </table:table-cell>
          <table:table-cell table:style-name="ce13" table:formula="of:=1/(1/[.$B$3]+1/[.B32])" office:value-type="float" office:value="473267.676149165" calcext:value-type="float">
            <text:p>473.268</text:p>
          </table:table-cell>
          <table:table-cell table:style-name="ce13" table:formula="of:=[.A32]/256*[.$B$2]+[.$B$1]" office:value-type="float" office:value="101622.5" calcext:value-type="float">
            <text:p>101.623</text:p>
          </table:table-cell>
          <table:table-cell table:style-name="ce13" table:formula="of:=1/(1/[.$B$3]+1/[.D32])" office:value-type="float" office:value="92248.0250721095" calcext:value-type="float">
            <text:p>92.2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256-[.A33])/256*[.$B$2]+[.$B$1]" office:value-type="float" office:value="894591.25" calcext:value-type="float">
            <text:p>894.591</text:p>
          </table:table-cell>
          <table:table-cell table:style-name="ce13" table:formula="of:=1/(1/[.$B$3]+1/[.B33])" office:value-type="float" office:value="472181.664514707" calcext:value-type="float">
            <text:p>472.182</text:p>
          </table:table-cell>
          <table:table-cell table:style-name="ce13" table:formula="of:=[.A33]/256*[.$B$2]+[.$B$1]" office:value-type="float" office:value="105528.75" calcext:value-type="float">
            <text:p>105.529</text:p>
          </table:table-cell>
          <table:table-cell table:style-name="ce13" table:formula="of:=1/(1/[.$B$3]+1/[.D33])" office:value-type="float" office:value="95455.455138548" calcext:value-type="float">
            <text:p>95.4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256-[.A34])/256*[.$B$2]+[.$B$1]" office:value-type="float" office:value="890685" calcext:value-type="float">
            <text:p>890.685</text:p>
          </table:table-cell>
          <table:table-cell table:style-name="ce13" table:formula="of:=1/(1/[.$B$3]+1/[.B34])" office:value-type="float" office:value="471091.165371281" calcext:value-type="float">
            <text:p>471.091</text:p>
          </table:table-cell>
          <table:table-cell table:style-name="ce13" table:formula="of:=[.A34]/256*[.$B$2]+[.$B$1]" office:value-type="float" office:value="109435" calcext:value-type="float">
            <text:p>109.435</text:p>
          </table:table-cell>
          <table:table-cell table:style-name="ce13" table:formula="of:=1/(1/[.$B$3]+1/[.D34])" office:value-type="float" office:value="98640.2988908769" calcext:value-type="float">
            <text:p>98.6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256-[.A35])/256*[.$B$2]+[.$B$1]" office:value-type="float" office:value="886778.75" calcext:value-type="float">
            <text:p>886.779</text:p>
          </table:table-cell>
          <table:table-cell table:style-name="ce13" table:formula="of:=1/(1/[.$B$3]+1/[.B35])" office:value-type="float" office:value="469996.150847046" calcext:value-type="float">
            <text:p>469.996</text:p>
          </table:table-cell>
          <table:table-cell table:style-name="ce13" table:formula="of:=[.A35]/256*[.$B$2]+[.$B$1]" office:value-type="float" office:value="113341.25" calcext:value-type="float">
            <text:p>113.341</text:p>
          </table:table-cell>
          <table:table-cell table:style-name="ce13" table:formula="of:=1/(1/[.$B$3]+1/[.D35])" office:value-type="float" office:value="101802.794066958" calcext:value-type="float">
            <text:p>101.8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256-[.A36])/256*[.$B$2]+[.$B$1]" office:value-type="float" office:value="882872.5" calcext:value-type="float">
            <text:p>882.873</text:p>
          </table:table-cell>
          <table:table-cell table:style-name="ce13" table:formula="of:=1/(1/[.$B$3]+1/[.B36])" office:value-type="float" office:value="468896.592838867" calcext:value-type="float">
            <text:p>468.897</text:p>
          </table:table-cell>
          <table:table-cell table:style-name="ce13" table:formula="of:=[.A36]/256*[.$B$2]+[.$B$1]" office:value-type="float" office:value="117247.5" calcext:value-type="float">
            <text:p>117.248</text:p>
          </table:table-cell>
          <table:table-cell table:style-name="ce13" table:formula="of:=1/(1/[.$B$3]+1/[.D36])" office:value-type="float" office:value="104943.175079828" calcext:value-type="float">
            <text:p>104.9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256-[.A37])/256*[.$B$2]+[.$B$1]" office:value-type="float" office:value="878966.25" calcext:value-type="float">
            <text:p>878.966</text:p>
          </table:table-cell>
          <table:table-cell table:style-name="ce13" table:formula="of:=1/(1/[.$B$3]+1/[.B37])" office:value-type="float" office:value="467792.463009913" calcext:value-type="float">
            <text:p>467.792</text:p>
          </table:table-cell>
          <table:table-cell table:style-name="ce13" table:formula="of:=[.A37]/256*[.$B$2]+[.$B$1]" office:value-type="float" office:value="121153.75" calcext:value-type="float">
            <text:p>121.154</text:p>
          </table:table-cell>
          <table:table-cell table:style-name="ce13" table:formula="of:=1/(1/[.$B$3]+1/[.D37])" office:value-type="float" office:value="108061.673075615" calcext:value-type="float">
            <text:p>108.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256-[.A38])/256*[.$B$2]+[.$B$1]" office:value-type="float" office:value="875060" calcext:value-type="float">
            <text:p>875.060</text:p>
          </table:table-cell>
          <table:table-cell table:style-name="ce13" table:formula="of:=1/(1/[.$B$3]+1/[.B38])" office:value-type="float" office:value="466683.732787218" calcext:value-type="float">
            <text:p>466.684</text:p>
          </table:table-cell>
          <table:table-cell table:style-name="ce13" table:formula="of:=[.A38]/256*[.$B$2]+[.$B$1]" office:value-type="float" office:value="125060" calcext:value-type="float">
            <text:p>125.060</text:p>
          </table:table-cell>
          <table:table-cell table:style-name="ce13" table:formula="of:=1/(1/[.$B$3]+1/[.D38])" office:value-type="float" office:value="111158.515990258" calcext:value-type="float">
            <text:p>111.1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256-[.A39])/256*[.$B$2]+[.$B$1]" office:value-type="float" office:value="871153.75" calcext:value-type="float">
            <text:p>871.154</text:p>
          </table:table-cell>
          <table:table-cell table:style-name="ce13" table:formula="of:=1/(1/[.$B$3]+1/[.B39])" office:value-type="float" office:value="465570.373359218" calcext:value-type="float">
            <text:p>465.570</text:p>
          </table:table-cell>
          <table:table-cell table:style-name="ce13" table:formula="of:=[.A39]/256*[.$B$2]+[.$B$1]" office:value-type="float" office:value="128966.25" calcext:value-type="float">
            <text:p>128.966</text:p>
          </table:table-cell>
          <table:table-cell table:style-name="ce13" table:formula="of:=1/(1/[.$B$3]+1/[.D39])" office:value-type="float" office:value="114233.92860504" calcext:value-type="float">
            <text:p>114.2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256-[.A40])/256*[.$B$2]+[.$B$1]" office:value-type="float" office:value="867247.5" calcext:value-type="float">
            <text:p>867.248</text:p>
          </table:table-cell>
          <table:table-cell table:style-name="ce13" table:formula="of:=1/(1/[.$B$3]+1/[.B40])" office:value-type="float" office:value="464452.355673257" calcext:value-type="float">
            <text:p>464.452</text:p>
          </table:table-cell>
          <table:table-cell table:style-name="ce13" table:formula="of:=[.A40]/256*[.$B$2]+[.$B$1]" office:value-type="float" office:value="132872.5" calcext:value-type="float">
            <text:p>132.873</text:p>
          </table:table-cell>
          <table:table-cell table:style-name="ce13" table:formula="of:=1/(1/[.$B$3]+1/[.D40])" office:value-type="float" office:value="117288.132600977" calcext:value-type="float">
            <text:p>117.2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256-[.A41])/256*[.$B$2]+[.$B$1]" office:value-type="float" office:value="863341.25" calcext:value-type="float">
            <text:p>863.341</text:p>
          </table:table-cell>
          <table:table-cell table:style-name="ce13" table:formula="of:=1/(1/[.$B$3]+1/[.B41])" office:value-type="float" office:value="463329.65043306" calcext:value-type="float">
            <text:p>463.330</text:p>
          </table:table-cell>
          <table:table-cell table:style-name="ce13" table:formula="of:=[.A41]/256*[.$B$2]+[.$B$1]" office:value-type="float" office:value="136778.75" calcext:value-type="float">
            <text:p>136.779</text:p>
          </table:table-cell>
          <table:table-cell table:style-name="ce13" table:formula="of:=1/(1/[.$B$3]+1/[.D41])" office:value-type="float" office:value="120321.346612083" calcext:value-type="float">
            <text:p>120.3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256-[.A42])/256*[.$B$2]+[.$B$1]" office:value-type="float" office:value="859435" calcext:value-type="float">
            <text:p>859.435</text:p>
          </table:table-cell>
          <table:table-cell table:style-name="ce13" table:formula="of:=1/(1/[.$B$3]+1/[.B42])" office:value-type="float" office:value="462202.228096169" calcext:value-type="float">
            <text:p>462.202</text:p>
          </table:table-cell>
          <table:table-cell table:style-name="ce13" table:formula="of:=[.A42]/256*[.$B$2]+[.$B$1]" office:value-type="float" office:value="140685" calcext:value-type="float">
            <text:p>140.685</text:p>
          </table:table-cell>
          <table:table-cell table:style-name="ce13" table:formula="of:=1/(1/[.$B$3]+1/[.D42])" office:value-type="float" office:value="123333.786277544" calcext:value-type="float">
            <text:p>123.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256-[.A43])/256*[.$B$2]+[.$B$1]" office:value-type="float" office:value="855528.75" calcext:value-type="float">
            <text:p>855.529</text:p>
          </table:table-cell>
          <table:table-cell table:style-name="ce13" table:formula="of:=1/(1/[.$B$3]+1/[.B43])" office:value-type="float" office:value="461070.05887136" calcext:value-type="float">
            <text:p>461.070</text:p>
          </table:table-cell>
          <table:table-cell table:style-name="ce13" table:formula="of:=[.A43]/256*[.$B$2]+[.$B$1]" office:value-type="float" office:value="144591.25" calcext:value-type="float">
            <text:p>144.591</text:p>
          </table:table-cell>
          <table:table-cell table:style-name="ce13" table:formula="of:=1/(1/[.$B$3]+1/[.D43])" office:value-type="float" office:value="126325.664292821" calcext:value-type="float">
            <text:p>126.3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256-[.A44])/256*[.$B$2]+[.$B$1]" office:value-type="float" office:value="851622.5" calcext:value-type="float">
            <text:p>851.623</text:p>
          </table:table-cell>
          <table:table-cell table:style-name="ce13" table:formula="of:=1/(1/[.$B$3]+1/[.B44])" office:value-type="float" office:value="459933.11271601" calcext:value-type="float">
            <text:p>459.933</text:p>
          </table:table-cell>
          <table:table-cell table:style-name="ce13" table:formula="of:=[.A44]/256*[.$B$2]+[.$B$1]" office:value-type="float" office:value="148497.5" calcext:value-type="float">
            <text:p>148.498</text:p>
          </table:table-cell>
          <table:table-cell table:style-name="ce13" table:formula="of:=1/(1/[.$B$3]+1/[.D44])" office:value-type="float" office:value="129297.190459709" calcext:value-type="float">
            <text:p>129.2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256-[.A45])/256*[.$B$2]+[.$B$1]" office:value-type="float" office:value="847716.25" calcext:value-type="float">
            <text:p>847.716</text:p>
          </table:table-cell>
          <table:table-cell table:style-name="ce13" table:formula="of:=1/(1/[.$B$3]+1/[.B45])" office:value-type="float" office:value="458791.359333447" calcext:value-type="float">
            <text:p>458.791</text:p>
          </table:table-cell>
          <table:table-cell table:style-name="ce13" table:formula="of:=[.A45]/256*[.$B$2]+[.$B$1]" office:value-type="float" office:value="152403.75" calcext:value-type="float">
            <text:p>152.404</text:p>
          </table:table-cell>
          <table:table-cell table:style-name="ce13" table:formula="of:=1/(1/[.$B$3]+1/[.D45])" office:value-type="float" office:value="132248.571735384" calcext:value-type="float">
            <text:p>132.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256-[.A46])/256*[.$B$2]+[.$B$1]" office:value-type="float" office:value="843810" calcext:value-type="float">
            <text:p>843.810</text:p>
          </table:table-cell>
          <table:table-cell table:style-name="ce13" table:formula="of:=1/(1/[.$B$3]+1/[.B46])" office:value-type="float" office:value="457644.768170256" calcext:value-type="float">
            <text:p>457.645</text:p>
          </table:table-cell>
          <table:table-cell table:style-name="ce13" table:formula="of:=[.A46]/256*[.$B$2]+[.$B$1]" office:value-type="float" office:value="156310" calcext:value-type="float">
            <text:p>156.310</text:p>
          </table:table-cell>
          <table:table-cell table:style-name="ce13" table:formula="of:=1/(1/[.$B$3]+1/[.D46])" office:value-type="float" office:value="135180.012280444" calcext:value-type="float">
            <text:p>135.1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256-[.A47])/256*[.$B$2]+[.$B$1]" office:value-type="float" office:value="839903.75" calcext:value-type="float">
            <text:p>839.904</text:p>
          </table:table-cell>
          <table:table-cell table:style-name="ce13" table:formula="of:=1/(1/[.$B$3]+1/[.B47])" office:value-type="float" office:value="456493.308413552" calcext:value-type="float">
            <text:p>456.493</text:p>
          </table:table-cell>
          <table:table-cell table:style-name="ce13" table:formula="of:=[.A47]/256*[.$B$2]+[.$B$1]" office:value-type="float" office:value="160216.25" calcext:value-type="float">
            <text:p>160.216</text:p>
          </table:table-cell>
          <table:table-cell table:style-name="ce13" table:formula="of:=1/(1/[.$B$3]+1/[.D47])" office:value-type="float" office:value="138091.713505995" calcext:value-type="float">
            <text:p>138.0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256-[.A48])/256*[.$B$2]+[.$B$1]" office:value-type="float" office:value="835997.5" calcext:value-type="float">
            <text:p>835.998</text:p>
          </table:table-cell>
          <table:table-cell table:style-name="ce13" table:formula="of:=1/(1/[.$B$3]+1/[.B48])" office:value-type="float" office:value="455336.94898822" calcext:value-type="float">
            <text:p>455.337</text:p>
          </table:table-cell>
          <table:table-cell table:style-name="ce13" table:formula="of:=[.A48]/256*[.$B$2]+[.$B$1]" office:value-type="float" office:value="164122.5" calcext:value-type="float">
            <text:p>164.123</text:p>
          </table:table-cell>
          <table:table-cell table:style-name="ce13" table:formula="of:=1/(1/[.$B$3]+1/[.D48])" office:value-type="float" office:value="140983.874119777" calcext:value-type="float">
            <text:p>140.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256-[.A49])/256*[.$B$2]+[.$B$1]" office:value-type="float" office:value="832091.25" calcext:value-type="float">
            <text:p>832.091</text:p>
          </table:table-cell>
          <table:table-cell table:style-name="ce13" table:formula="of:=1/(1/[.$B$3]+1/[.B49])" office:value-type="float" office:value="454175.658554125" calcext:value-type="float">
            <text:p>454.176</text:p>
          </table:table-cell>
          <table:table-cell table:style-name="ce13" table:formula="of:=[.A49]/256*[.$B$2]+[.$B$1]" office:value-type="float" office:value="168028.75" calcext:value-type="float">
            <text:p>168.029</text:p>
          </table:table-cell>
          <table:table-cell table:style-name="ce13" table:formula="of:=1/(1/[.$B$3]+1/[.D49])" office:value-type="float" office:value="143856.690171368" calcext:value-type="float">
            <text:p>143.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256-[.A50])/256*[.$B$2]+[.$B$1]" office:value-type="float" office:value="828185" calcext:value-type="float">
            <text:p>828.185</text:p>
          </table:table-cell>
          <table:table-cell table:style-name="ce13" table:formula="of:=1/(1/[.$B$3]+1/[.B50])" office:value-type="float" office:value="453009.405503272" calcext:value-type="float">
            <text:p>453.009</text:p>
          </table:table-cell>
          <table:table-cell table:style-name="ce13" table:formula="of:=[.A50]/256*[.$B$2]+[.$B$1]" office:value-type="float" office:value="171935" calcext:value-type="float">
            <text:p>171.935</text:p>
          </table:table-cell>
          <table:table-cell table:style-name="ce13" table:formula="of:=1/(1/[.$B$3]+1/[.D50])" office:value-type="float" office:value="146710.355096486" calcext:value-type="float">
            <text:p>146.7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256-[.A51])/256*[.$B$2]+[.$B$1]" office:value-type="float" office:value="824278.75" calcext:value-type="float">
            <text:p>824.279</text:p>
          </table:table-cell>
          <table:table-cell table:style-name="ce13" table:formula="of:=1/(1/[.$B$3]+1/[.B51])" office:value-type="float" office:value="451838.157956946" calcext:value-type="float">
            <text:p>451.838</text:p>
          </table:table-cell>
          <table:table-cell table:style-name="ce13" table:formula="of:=[.A51]/256*[.$B$2]+[.$B$1]" office:value-type="float" office:value="175841.25" calcext:value-type="float">
            <text:p>175.841</text:p>
          </table:table-cell>
          <table:table-cell table:style-name="ce13" table:formula="of:=1/(1/[.$B$3]+1/[.D51])" office:value-type="float" office:value="149545.059760406" calcext:value-type="float">
            <text:p>149.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256-[.A52])/256*[.$B$2]+[.$B$1]" office:value-type="float" office:value="820372.5" calcext:value-type="float">
            <text:p>820.373</text:p>
          </table:table-cell>
          <table:table-cell table:style-name="ce13" table:formula="of:=1/(1/[.$B$3]+1/[.B52])" office:value-type="float" office:value="450661.883762801" calcext:value-type="float">
            <text:p>450.662</text:p>
          </table:table-cell>
          <table:table-cell table:style-name="ce13" table:formula="of:=[.A52]/256*[.$B$2]+[.$B$1]" office:value-type="float" office:value="179747.5" calcext:value-type="float">
            <text:p>179.748</text:p>
          </table:table-cell>
          <table:table-cell table:style-name="ce13" table:formula="of:=1/(1/[.$B$3]+1/[.D52])" office:value-type="float" office:value="152360.992500514" calcext:value-type="float">
            <text:p>152.3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256-[.A53])/256*[.$B$2]+[.$B$1]" office:value-type="float" office:value="816466.25" calcext:value-type="float">
            <text:p>816.466</text:p>
          </table:table-cell>
          <table:table-cell table:style-name="ce13" table:formula="of:=1/(1/[.$B$3]+1/[.B53])" office:value-type="float" office:value="449480.550491924" calcext:value-type="float">
            <text:p>449.481</text:p>
          </table:table-cell>
          <table:table-cell table:style-name="ce13" table:formula="of:=[.A53]/256*[.$B$2]+[.$B$1]" office:value-type="float" office:value="183653.75" calcext:value-type="float">
            <text:p>183.654</text:p>
          </table:table-cell>
          <table:table-cell table:style-name="ce13" table:formula="of:=1/(1/[.$B$3]+1/[.D53])" office:value-type="float" office:value="155158.339168021" calcext:value-type="float">
            <text:p>155.1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256-[.A54])/256*[.$B$2]+[.$B$1]" office:value-type="float" office:value="812560" calcext:value-type="float">
            <text:p>812.560</text:p>
          </table:table-cell>
          <table:table-cell table:style-name="ce13" table:formula="of:=1/(1/[.$B$3]+1/[.B54])" office:value-type="float" office:value="448294.125435848" calcext:value-type="float">
            <text:p>448.294</text:p>
          </table:table-cell>
          <table:table-cell table:style-name="ce13" table:formula="of:=[.A54]/256*[.$B$2]+[.$B$1]" office:value-type="float" office:value="187560" calcext:value-type="float">
            <text:p>187.560</text:p>
          </table:table-cell>
          <table:table-cell table:style-name="ce13" table:formula="of:=1/(1/[.$B$3]+1/[.D54])" office:value-type="float" office:value="157937.28316885" calcext:value-type="float">
            <text:p>157.9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256-[.A55])/256*[.$B$2]+[.$B$1]" office:value-type="float" office:value="808653.75" calcext:value-type="float">
            <text:p>808.654</text:p>
          </table:table-cell>
          <table:table-cell table:style-name="ce13" table:formula="of:=1/(1/[.$B$3]+1/[.B55])" office:value-type="float" office:value="447102.575603539" calcext:value-type="float">
            <text:p>447.103</text:p>
          </table:table-cell>
          <table:table-cell table:style-name="ce13" table:formula="of:=[.A55]/256*[.$B$2]+[.$B$1]" office:value-type="float" office:value="191466.25" calcext:value-type="float">
            <text:p>191.466</text:p>
          </table:table-cell>
          <table:table-cell table:style-name="ce13" table:formula="of:=1/(1/[.$B$3]+1/[.D55])" office:value-type="float" office:value="160698.005503723" calcext:value-type="float">
            <text:p>160.6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256-[.A56])/256*[.$B$2]+[.$B$1]" office:value-type="float" office:value="804747.5" calcext:value-type="float">
            <text:p>804.748</text:p>
          </table:table-cell>
          <table:table-cell table:style-name="ce13" table:formula="of:=1/(1/[.$B$3]+1/[.B56])" office:value-type="float" office:value="445905.867718337" calcext:value-type="float">
            <text:p>445.906</text:p>
          </table:table-cell>
          <table:table-cell table:style-name="ce13" table:formula="of:=[.A56]/256*[.$B$2]+[.$B$1]" office:value-type="float" office:value="195372.5" calcext:value-type="float">
            <text:p>195.373</text:p>
          </table:table-cell>
          <table:table-cell table:style-name="ce13" table:formula="of:=1/(1/[.$B$3]+1/[.D56])" office:value-type="float" office:value="163440.684807455" calcext:value-type="float">
            <text:p>163.4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256-[.A57])/256*[.$B$2]+[.$B$1]" office:value-type="float" office:value="800841.25" calcext:value-type="float">
            <text:p>800.841</text:p>
          </table:table-cell>
          <table:table-cell table:style-name="ce13" table:formula="of:=1/(1/[.$B$3]+1/[.B57])" office:value-type="float" office:value="444703.968214855" calcext:value-type="float">
            <text:p>444.704</text:p>
          </table:table-cell>
          <table:table-cell table:style-name="ce13" table:formula="of:=[.A57]/256*[.$B$2]+[.$B$1]" office:value-type="float" office:value="199278.75" calcext:value-type="float">
            <text:p>199.279</text:p>
          </table:table-cell>
          <table:table-cell table:style-name="ce13" table:formula="of:=1/(1/[.$B$3]+1/[.D57])" office:value-type="float" office:value="166165.497387492" calcext:value-type="float">
            <text:p>166.1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256-[.A58])/256*[.$B$2]+[.$B$1]" office:value-type="float" office:value="796935" calcext:value-type="float">
            <text:p>796.935</text:p>
          </table:table-cell>
          <table:table-cell table:style-name="ce13" table:formula="of:=1/(1/[.$B$3]+1/[.B58])" office:value-type="float" office:value="443496.843235843" calcext:value-type="float">
            <text:p>443.497</text:p>
          </table:table-cell>
          <table:table-cell table:style-name="ce13" table:formula="of:=[.A58]/256*[.$B$2]+[.$B$1]" office:value-type="float" office:value="203185" calcext:value-type="float">
            <text:p>203.185</text:p>
          </table:table-cell>
          <table:table-cell table:style-name="ce13" table:formula="of:=1/(1/[.$B$3]+1/[.D58])" office:value-type="float" office:value="168872.617261685" calcext:value-type="float">
            <text:p>168.8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256-[.A59])/256*[.$B$2]+[.$B$1]" office:value-type="float" office:value="793028.75" calcext:value-type="float">
            <text:p>793.029</text:p>
          </table:table-cell>
          <table:table-cell table:style-name="ce13" table:formula="of:=1/(1/[.$B$3]+1/[.B59])" office:value-type="float" office:value="442284.45862901" calcext:value-type="float">
            <text:p>442.284</text:p>
          </table:table-cell>
          <table:table-cell table:style-name="ce13" table:formula="of:=[.A59]/256*[.$B$2]+[.$B$1]" office:value-type="float" office:value="207091.25" calcext:value-type="float">
            <text:p>207.091</text:p>
          </table:table-cell>
          <table:table-cell table:style-name="ce13" table:formula="of:=1/(1/[.$B$3]+1/[.D59])" office:value-type="float" office:value="171562.216195337" calcext:value-type="float">
            <text:p>171.5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256-[.A60])/256*[.$B$2]+[.$B$1]" office:value-type="float" office:value="789122.5" calcext:value-type="float">
            <text:p>789.123</text:p>
          </table:table-cell>
          <table:table-cell table:style-name="ce13" table:formula="of:=1/(1/[.$B$3]+1/[.B60])" office:value-type="float" office:value="441066.779943799" calcext:value-type="float">
            <text:p>441.067</text:p>
          </table:table-cell>
          <table:table-cell table:style-name="ce13" table:formula="of:=[.A60]/256*[.$B$2]+[.$B$1]" office:value-type="float" office:value="210997.5" calcext:value-type="float">
            <text:p>210.998</text:p>
          </table:table-cell>
          <table:table-cell table:style-name="ce13" table:formula="of:=1/(1/[.$B$3]+1/[.D60])" office:value-type="float" office:value="174234.463737539" calcext:value-type="float">
            <text:p>174.2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256-[.A61])/256*[.$B$2]+[.$B$1]" office:value-type="float" office:value="785216.25" calcext:value-type="float">
            <text:p>785.216</text:p>
          </table:table-cell>
          <table:table-cell table:style-name="ce13" table:formula="of:=1/(1/[.$B$3]+1/[.B61])" office:value-type="float" office:value="439843.77242813" calcext:value-type="float">
            <text:p>439.844</text:p>
          </table:table-cell>
          <table:table-cell table:style-name="ce13" table:formula="of:=[.A61]/256*[.$B$2]+[.$B$1]" office:value-type="float" office:value="214903.75" calcext:value-type="float">
            <text:p>214.904</text:p>
          </table:table-cell>
          <table:table-cell table:style-name="ce13" table:formula="of:=1/(1/[.$B$3]+1/[.D61])" office:value-type="float" office:value="176889.527256789" calcext:value-type="float">
            <text:p>176.8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256-[.A62])/256*[.$B$2]+[.$B$1]" office:value-type="float" office:value="781310" calcext:value-type="float">
            <text:p>781.310</text:p>
          </table:table-cell>
          <table:table-cell table:style-name="ce13" table:formula="of:=1/(1/[.$B$3]+1/[.B62])" office:value-type="float" office:value="438615.401025088" calcext:value-type="float">
            <text:p>438.615</text:p>
          </table:table-cell>
          <table:table-cell table:style-name="ce13" table:formula="of:=[.A62]/256*[.$B$2]+[.$B$1]" office:value-type="float" office:value="218810" calcext:value-type="float">
            <text:p>218.810</text:p>
          </table:table-cell>
          <table:table-cell table:style-name="ce13" table:formula="of:=1/(1/[.$B$3]+1/[.D62])" office:value-type="float" office:value="179527.571975944" calcext:value-type="float">
            <text:p>179.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256-[.A63])/256*[.$B$2]+[.$B$1]" office:value-type="float" office:value="777403.75" calcext:value-type="float">
            <text:p>777.404</text:p>
          </table:table-cell>
          <table:table-cell table:style-name="ce13" table:formula="of:=1/(1/[.$B$3]+1/[.B63])" office:value-type="float" office:value="437381.630369577" calcext:value-type="float">
            <text:p>437.382</text:p>
          </table:table-cell>
          <table:table-cell table:style-name="ce13" table:formula="of:=[.A63]/256*[.$B$2]+[.$B$1]" office:value-type="float" office:value="222716.25" calcext:value-type="float">
            <text:p>222.716</text:p>
          </table:table-cell>
          <table:table-cell table:style-name="ce13" table:formula="of:=1/(1/[.$B$3]+1/[.D63])" office:value-type="float" office:value="182148.761006489" calcext:value-type="float">
            <text:p>182.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256-[.A64])/256*[.$B$2]+[.$B$1]" office:value-type="float" office:value="773497.5" calcext:value-type="float">
            <text:p>773.498</text:p>
          </table:table-cell>
          <table:table-cell table:style-name="ce13" table:formula="of:=1/(1/[.$B$3]+1/[.B64])" office:value-type="float" office:value="436142.424784924" calcext:value-type="float">
            <text:p>436.142</text:p>
          </table:table-cell>
          <table:table-cell table:style-name="ce13" table:formula="of:=[.A64]/256*[.$B$2]+[.$B$1]" office:value-type="float" office:value="226622.5" calcext:value-type="float">
            <text:p>226.623</text:p>
          </table:table-cell>
          <table:table-cell table:style-name="ce13" table:formula="of:=1/(1/[.$B$3]+1/[.D64])" office:value-type="float" office:value="184753.255382157" calcext:value-type="float">
            <text:p>184.7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256-[.A65])/256*[.$B$2]+[.$B$1]" office:value-type="float" office:value="769591.25" calcext:value-type="float">
            <text:p>769.591</text:p>
          </table:table-cell>
          <table:table-cell table:style-name="ce13" table:formula="of:=1/(1/[.$B$3]+1/[.B65])" office:value-type="float" office:value="434897.74827944" calcext:value-type="float">
            <text:p>434.898</text:p>
          </table:table-cell>
          <table:table-cell table:style-name="ce13" table:formula="of:=[.A65]/256*[.$B$2]+[.$B$1]" office:value-type="float" office:value="230528.75" calcext:value-type="float">
            <text:p>230.529</text:p>
          </table:table-cell>
          <table:table-cell table:style-name="ce13" table:formula="of:=1/(1/[.$B$3]+1/[.D65])" office:value-type="float" office:value="187341.21409191" calcext:value-type="float">
            <text:p>187.3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256-[.A66])/256*[.$B$2]+[.$B$1]" office:value-type="float" office:value="765685" calcext:value-type="float">
            <text:p>765.685</text:p>
          </table:table-cell>
          <table:table-cell table:style-name="ce13" table:formula="of:=1/(1/[.$B$3]+1/[.B66])" office:value-type="float" office:value="433647.564542939" calcext:value-type="float">
            <text:p>433.648</text:p>
          </table:table-cell>
          <table:table-cell table:style-name="ce13" table:formula="of:=[.A66]/256*[.$B$2]+[.$B$1]" office:value-type="float" office:value="234435" calcext:value-type="float">
            <text:p>234.435</text:p>
          </table:table-cell>
          <table:table-cell table:style-name="ce13" table:formula="of:=1/(1/[.$B$3]+1/[.D66])" office:value-type="float" office:value="189912.794112286" calcext:value-type="float">
            <text:p>189.9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256-[.A67])/256*[.$B$2]+[.$B$1]" office:value-type="float" office:value="761778.75" calcext:value-type="float">
            <text:p>761.779</text:p>
          </table:table-cell>
          <table:table-cell table:style-name="ce13" table:formula="of:=1/(1/[.$B$3]+1/[.B67])" office:value-type="float" office:value="432391.836943203" calcext:value-type="float">
            <text:p>432.392</text:p>
          </table:table-cell>
          <table:table-cell table:style-name="ce13" table:formula="of:=[.A67]/256*[.$B$2]+[.$B$1]" office:value-type="float" office:value="238341.25" calcext:value-type="float">
            <text:p>238.341</text:p>
          </table:table-cell>
          <table:table-cell table:style-name="ce13" table:formula="of:=1/(1/[.$B$3]+1/[.D67])" office:value-type="float" office:value="192468.150439146" calcext:value-type="float">
            <text:p>192.4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256-[.A68])/256*[.$B$2]+[.$B$1]" office:value-type="float" office:value="757872.5" calcext:value-type="float">
            <text:p>757.873</text:p>
          </table:table-cell>
          <table:table-cell table:style-name="ce13" table:formula="of:=1/(1/[.$B$3]+1/[.B68])" office:value-type="float" office:value="431130.528522404" calcext:value-type="float">
            <text:p>431.131</text:p>
          </table:table-cell>
          <table:table-cell table:style-name="ce13" table:formula="of:=[.A68]/256*[.$B$2]+[.$B$1]" office:value-type="float" office:value="242247.5" calcext:value-type="float">
            <text:p>242.248</text:p>
          </table:table-cell>
          <table:table-cell table:style-name="ce13" table:formula="of:=1/(1/[.$B$3]+1/[.D68])" office:value-type="float" office:value="195007.436118809" calcext:value-type="float">
            <text:p>195.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256-[.A69])/256*[.$B$2]+[.$B$1]" office:value-type="float" office:value="753966.25" calcext:value-type="float">
            <text:p>753.966</text:p>
          </table:table-cell>
          <table:table-cell table:style-name="ce13" table:formula="of:=1/(1/[.$B$3]+1/[.B69])" office:value-type="float" office:value="429863.601993482" calcext:value-type="float">
            <text:p>429.864</text:p>
          </table:table-cell>
          <table:table-cell table:style-name="ce13" table:formula="of:=[.A69]/256*[.$B$2]+[.$B$1]" office:value-type="float" office:value="246153.75" calcext:value-type="float">
            <text:p>246.154</text:p>
          </table:table-cell>
          <table:table-cell table:style-name="ce13" table:formula="of:=1/(1/[.$B$3]+1/[.D69])" office:value-type="float" office:value="197530.802278611" calcext:value-type="float">
            <text:p>197.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256-[.A70])/256*[.$B$2]+[.$B$1]" office:value-type="float" office:value="750060" calcext:value-type="float">
            <text:p>750.060</text:p>
          </table:table-cell>
          <table:table-cell table:style-name="ce13" table:formula="of:=1/(1/[.$B$3]+1/[.B70])" office:value-type="float" office:value="428591.019736466" calcext:value-type="float">
            <text:p>428.591</text:p>
          </table:table-cell>
          <table:table-cell table:style-name="ce13" table:formula="of:=[.A70]/256*[.$B$2]+[.$B$1]" office:value-type="float" office:value="250060" calcext:value-type="float">
            <text:p>250.060</text:p>
          </table:table-cell>
          <table:table-cell table:style-name="ce13" table:formula="of:=1/(1/[.$B$3]+1/[.D70])" office:value-type="float" office:value="200038.398156888" calcext:value-type="float">
            <text:p>200.0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256-[.A71])/256*[.$B$2]+[.$B$1]" office:value-type="float" office:value="746153.75" calcext:value-type="float">
            <text:p>746.154</text:p>
          </table:table-cell>
          <table:table-cell table:style-name="ce13" table:formula="of:=1/(1/[.$B$3]+1/[.B71])" office:value-type="float" office:value="427312.743794755" calcext:value-type="float">
            <text:p>427.313</text:p>
          </table:table-cell>
          <table:table-cell table:style-name="ce13" table:formula="of:=[.A71]/256*[.$B$2]+[.$B$1]" office:value-type="float" office:value="253966.25" calcext:value-type="float">
            <text:p>253.966</text:p>
          </table:table-cell>
          <table:table-cell table:style-name="ce13" table:formula="of:=1/(1/[.$B$3]+1/[.D71])" office:value-type="float" office:value="202530.371132397" calcext:value-type="float">
            <text:p>202.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256-[.A72])/256*[.$B$2]+[.$B$1]" office:value-type="float" office:value="742247.5" calcext:value-type="float">
            <text:p>742.248</text:p>
          </table:table-cell>
          <table:table-cell table:style-name="ce13" table:formula="of:=1/(1/[.$B$3]+1/[.B72])" office:value-type="float" office:value="426028.735871339" calcext:value-type="float">
            <text:p>426.029</text:p>
          </table:table-cell>
          <table:table-cell table:style-name="ce13" table:formula="of:=[.A72]/256*[.$B$2]+[.$B$1]" office:value-type="float" office:value="257872.5" calcext:value-type="float">
            <text:p>257.873</text:p>
          </table:table-cell>
          <table:table-cell table:style-name="ce13" table:formula="of:=1/(1/[.$B$3]+1/[.D72])" office:value-type="float" office:value="205006.866753188" calcext:value-type="float">
            <text:p>205.0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256-[.A73])/256*[.$B$2]+[.$B$1]" office:value-type="float" office:value="738341.25" calcext:value-type="float">
            <text:p>738.341</text:p>
          </table:table-cell>
          <table:table-cell table:style-name="ce13" table:formula="of:=1/(1/[.$B$3]+1/[.B73])" office:value-type="float" office:value="424738.957324979" calcext:value-type="float">
            <text:p>424.739</text:p>
          </table:table-cell>
          <table:table-cell table:style-name="ce13" table:formula="of:=[.A73]/256*[.$B$2]+[.$B$1]" office:value-type="float" office:value="261778.75" calcext:value-type="float">
            <text:p>261.779</text:p>
          </table:table-cell>
          <table:table-cell table:style-name="ce13" table:formula="of:=1/(1/[.$B$3]+1/[.D73])" office:value-type="float" office:value="207468.028764948" calcext:value-type="float">
            <text:p>207.4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256-[.A74])/256*[.$B$2]+[.$B$1]" office:value-type="float" office:value="734435" calcext:value-type="float">
            <text:p>734.435</text:p>
          </table:table-cell>
          <table:table-cell table:style-name="ce13" table:formula="of:=1/(1/[.$B$3]+1/[.B74])" office:value-type="float" office:value="423443.369166328" calcext:value-type="float">
            <text:p>423.443</text:p>
          </table:table-cell>
          <table:table-cell table:style-name="ce13" table:formula="of:=[.A74]/256*[.$B$2]+[.$B$1]" office:value-type="float" office:value="265685" calcext:value-type="float">
            <text:p>265.685</text:p>
          </table:table-cell>
          <table:table-cell table:style-name="ce13" table:formula="of:=1/(1/[.$B$3]+1/[.D74])" office:value-type="float" office:value="209913.999138806" calcext:value-type="float">
            <text:p>209.9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256-[.A75])/256*[.$B$2]+[.$B$1]" office:value-type="float" office:value="730528.75" calcext:value-type="float">
            <text:p>730.529</text:p>
          </table:table-cell>
          <table:table-cell table:style-name="ce13" table:formula="of:=1/(1/[.$B$3]+1/[.B75])" office:value-type="float" office:value="422141.932054004" calcext:value-type="float">
            <text:p>422.142</text:p>
          </table:table-cell>
          <table:table-cell table:style-name="ce13" table:formula="of:=[.A75]/256*[.$B$2]+[.$B$1]" office:value-type="float" office:value="269591.25" calcext:value-type="float">
            <text:p>269.591</text:p>
          </table:table-cell>
          <table:table-cell table:style-name="ce13" table:formula="of:=1/(1/[.$B$3]+1/[.D75])" office:value-type="float" office:value="212344.91809864" calcext:value-type="float">
            <text:p>212.3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256-[.A76])/256*[.$B$2]+[.$B$1]" office:value-type="float" office:value="726622.5" calcext:value-type="float">
            <text:p>726.623</text:p>
          </table:table-cell>
          <table:table-cell table:style-name="ce13" table:formula="of:=1/(1/[.$B$3]+1/[.B76])" office:value-type="float" office:value="420834.606290605" calcext:value-type="float">
            <text:p>420.835</text:p>
          </table:table-cell>
          <table:table-cell table:style-name="ce13" table:formula="of:=[.A76]/256*[.$B$2]+[.$B$1]" office:value-type="float" office:value="273497.5" calcext:value-type="float">
            <text:p>273.498</text:p>
          </table:table-cell>
          <table:table-cell table:style-name="ce13" table:formula="of:=1/(1/[.$B$3]+1/[.D76])" office:value-type="float" office:value="214760.924147868" calcext:value-type="float">
            <text:p>214.7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256-[.A77])/256*[.$B$2]+[.$B$1]" office:value-type="float" office:value="722716.25" calcext:value-type="float">
            <text:p>722.716</text:p>
          </table:table-cell>
          <table:table-cell table:style-name="ce13" table:formula="of:=1/(1/[.$B$3]+1/[.B77])" office:value-type="float" office:value="419521.351818676" calcext:value-type="float">
            <text:p>419.521</text:p>
          </table:table-cell>
          <table:table-cell table:style-name="ce13" table:formula="of:=[.A77]/256*[.$B$2]+[.$B$1]" office:value-type="float" office:value="277403.75" calcext:value-type="float">
            <text:p>277.404</text:p>
          </table:table-cell>
          <table:table-cell table:style-name="ce13" table:formula="of:=1/(1/[.$B$3]+1/[.D77])" office:value-type="float" office:value="217162.154095759" calcext:value-type="float">
            <text:p>217.1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256-[.A78])/256*[.$B$2]+[.$B$1]" office:value-type="float" office:value="718810" calcext:value-type="float">
            <text:p>718.810</text:p>
          </table:table-cell>
          <table:table-cell table:style-name="ce13" table:formula="of:=1/(1/[.$B$3]+1/[.B78])" office:value-type="float" office:value="418202.128216615" calcext:value-type="float">
            <text:p>418.202</text:p>
          </table:table-cell>
          <table:table-cell table:style-name="ce13" table:formula="of:=[.A78]/256*[.$B$2]+[.$B$1]" office:value-type="float" office:value="281310" calcext:value-type="float">
            <text:p>281.310</text:p>
          </table:table-cell>
          <table:table-cell table:style-name="ce13" table:formula="of:=1/(1/[.$B$3]+1/[.D78])" office:value-type="float" office:value="219548.743083251" calcext:value-type="float">
            <text:p>219.5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256-[.A79])/256*[.$B$2]+[.$B$1]" office:value-type="float" office:value="714903.75" calcext:value-type="float">
            <text:p>714.904</text:p>
          </table:table-cell>
          <table:table-cell table:style-name="ce13" table:formula="of:=1/(1/[.$B$3]+1/[.B79])" office:value-type="float" office:value="416876.894694527" calcext:value-type="float">
            <text:p>416.877</text:p>
          </table:table-cell>
          <table:table-cell table:style-name="ce13" table:formula="of:=[.A79]/256*[.$B$2]+[.$B$1]" office:value-type="float" office:value="285216.25" calcext:value-type="float">
            <text:p>285.216</text:p>
          </table:table-cell>
          <table:table-cell table:style-name="ce13" table:formula="of:=1/(1/[.$B$3]+1/[.D79])" office:value-type="float" office:value="221920.82460831" calcext:value-type="float">
            <text:p>221.9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256-[.A80])/256*[.$B$2]+[.$B$1]" office:value-type="float" office:value="710997.5" calcext:value-type="float">
            <text:p>710.998</text:p>
          </table:table-cell>
          <table:table-cell table:style-name="ce13" table:formula="of:=1/(1/[.$B$3]+1/[.B80])" office:value-type="float" office:value="415545.610090021" calcext:value-type="float">
            <text:p>415.546</text:p>
          </table:table-cell>
          <table:table-cell table:style-name="ce13" table:formula="of:=[.A80]/256*[.$B$2]+[.$B$1]" office:value-type="float" office:value="289122.5" calcext:value-type="float">
            <text:p>289.123</text:p>
          </table:table-cell>
          <table:table-cell table:style-name="ce13" table:formula="of:=1/(1/[.$B$3]+1/[.D80])" office:value-type="float" office:value="224278.53055082" calcext:value-type="float">
            <text:p>224.2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256-[.A81])/256*[.$B$2]+[.$B$1]" office:value-type="float" office:value="707091.25" calcext:value-type="float">
            <text:p>707.091</text:p>
          </table:table-cell>
          <table:table-cell table:style-name="ce13" table:formula="of:=1/(1/[.$B$3]+1/[.B81])" office:value-type="float" office:value="414208.232863943" calcext:value-type="float">
            <text:p>414.208</text:p>
          </table:table-cell>
          <table:table-cell table:style-name="ce13" table:formula="of:=[.A81]/256*[.$B$2]+[.$B$1]" office:value-type="float" office:value="293028.75" calcext:value-type="float">
            <text:p>293.029</text:p>
          </table:table-cell>
          <table:table-cell table:style-name="ce13" table:formula="of:=1/(1/[.$B$3]+1/[.D81])" office:value-type="float" office:value="226621.991197025" calcext:value-type="float">
            <text:p>226.6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256-[.A82])/256*[.$B$2]+[.$B$1]" office:value-type="float" office:value="703185" calcext:value-type="float">
            <text:p>703.185</text:p>
          </table:table-cell>
          <table:table-cell table:style-name="ce13" table:formula="of:=1/(1/[.$B$3]+1/[.B82])" office:value-type="float" office:value="412864.721096064" calcext:value-type="float">
            <text:p>412.865</text:p>
          </table:table-cell>
          <table:table-cell table:style-name="ce13" table:formula="of:=[.A82]/256*[.$B$2]+[.$B$1]" office:value-type="float" office:value="296935" calcext:value-type="float">
            <text:p>296.935</text:p>
          </table:table-cell>
          <table:table-cell table:style-name="ce13" table:formula="of:=1/(1/[.$B$3]+1/[.D82])" office:value-type="float" office:value="228951.335263525" calcext:value-type="float">
            <text:p>228.9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256-[.A83])/256*[.$B$2]+[.$B$1]" office:value-type="float" office:value="699278.75" calcext:value-type="float">
            <text:p>699.279</text:p>
          </table:table-cell>
          <table:table-cell table:style-name="ce13" table:formula="of:=1/(1/[.$B$3]+1/[.B83])" office:value-type="float" office:value="411515.032480692" calcext:value-type="float">
            <text:p>411.515</text:p>
          </table:table-cell>
          <table:table-cell table:style-name="ce13" table:formula="of:=[.A83]/256*[.$B$2]+[.$B$1]" office:value-type="float" office:value="300841.25" calcext:value-type="float">
            <text:p>300.841</text:p>
          </table:table-cell>
          <table:table-cell table:style-name="ce13" table:formula="of:=1/(1/[.$B$3]+1/[.D83])" office:value-type="float" office:value="231266.689920849" calcext:value-type="float">
            <text:p>231.2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256-[.A84])/256*[.$B$2]+[.$B$1]" office:value-type="float" office:value="695372.5" calcext:value-type="float">
            <text:p>695.373</text:p>
          </table:table-cell>
          <table:table-cell table:style-name="ce13" table:formula="of:=1/(1/[.$B$3]+1/[.B84])" office:value-type="float" office:value="410159.124322236" calcext:value-type="float">
            <text:p>410.159</text:p>
          </table:table-cell>
          <table:table-cell table:style-name="ce13" table:formula="of:=[.A84]/256*[.$B$2]+[.$B$1]" office:value-type="float" office:value="304747.5" calcext:value-type="float">
            <text:p>304.748</text:p>
          </table:table-cell>
          <table:table-cell table:style-name="ce13" table:formula="of:=1/(1/[.$B$3]+1/[.D84])" office:value-type="float" office:value="233568.180816595" calcext:value-type="float">
            <text:p>233.5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256-[.A85])/256*[.$B$2]+[.$B$1]" office:value-type="float" office:value="691466.25" calcext:value-type="float">
            <text:p>691.466</text:p>
          </table:table-cell>
          <table:table-cell table:style-name="ce13" table:formula="of:=1/(1/[.$B$3]+1/[.B85])" office:value-type="float" office:value="408796.953530702" calcext:value-type="float">
            <text:p>408.797</text:p>
          </table:table-cell>
          <table:table-cell table:style-name="ce13" table:formula="of:=[.A85]/256*[.$B$2]+[.$B$1]" office:value-type="float" office:value="308653.75" calcext:value-type="float">
            <text:p>308.654</text:p>
          </table:table-cell>
          <table:table-cell table:style-name="ce13" table:formula="of:=1/(1/[.$B$3]+1/[.D85])" office:value-type="float" office:value="235855.932098158" calcext:value-type="float">
            <text:p>235.8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256-[.A86])/256*[.$B$2]+[.$B$1]" office:value-type="float" office:value="687560" calcext:value-type="float">
            <text:p>687.560</text:p>
          </table:table-cell>
          <table:table-cell table:style-name="ce13" table:formula="of:=1/(1/[.$B$3]+1/[.B86])" office:value-type="float" office:value="407428.476617128" calcext:value-type="float">
            <text:p>407.428</text:p>
          </table:table-cell>
          <table:table-cell table:style-name="ce13" table:formula="of:=[.A86]/256*[.$B$2]+[.$B$1]" office:value-type="float" office:value="312560" calcext:value-type="float">
            <text:p>312.560</text:p>
          </table:table-cell>
          <table:table-cell table:style-name="ce13" table:formula="of:=1/(1/[.$B$3]+1/[.D86])" office:value-type="float" office:value="238130.066435058" calcext:value-type="float">
            <text:p>238.1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256-[.A87])/256*[.$B$2]+[.$B$1]" office:value-type="float" office:value="683653.75" calcext:value-type="float">
            <text:p>683.654</text:p>
          </table:table-cell>
          <table:table-cell table:style-name="ce13" table:formula="of:=1/(1/[.$B$3]+1/[.B87])" office:value-type="float" office:value="406053.649688958" calcext:value-type="float">
            <text:p>406.054</text:p>
          </table:table-cell>
          <table:table-cell table:style-name="ce13" table:formula="of:=[.A87]/256*[.$B$2]+[.$B$1]" office:value-type="float" office:value="316466.25" calcext:value-type="float">
            <text:p>316.466</text:p>
          </table:table-cell>
          <table:table-cell table:style-name="ce13" table:formula="of:=1/(1/[.$B$3]+1/[.D87])" office:value-type="float" office:value="240390.705040862" calcext:value-type="float">
            <text:p>240.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256-[.A88])/256*[.$B$2]+[.$B$1]" office:value-type="float" office:value="679747.5" calcext:value-type="float">
            <text:p>679.748</text:p>
          </table:table-cell>
          <table:table-cell table:style-name="ce13" table:formula="of:=1/(1/[.$B$3]+1/[.B88])" office:value-type="float" office:value="404672.428445347" calcext:value-type="float">
            <text:p>404.672</text:p>
          </table:table-cell>
          <table:table-cell table:style-name="ce13" table:formula="of:=[.A88]/256*[.$B$2]+[.$B$1]" office:value-type="float" office:value="320372.5" calcext:value-type="float">
            <text:p>320.373</text:p>
          </table:table-cell>
          <table:table-cell table:style-name="ce13" table:formula="of:=1/(1/[.$B$3]+1/[.D88])" office:value-type="float" office:value="242637.967694723" calcext:value-type="float">
            <text:p>242.6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256-[.A89])/256*[.$B$2]+[.$B$1]" office:value-type="float" office:value="675841.25" calcext:value-type="float">
            <text:p>675.841</text:p>
          </table:table-cell>
          <table:table-cell table:style-name="ce13" table:formula="of:=1/(1/[.$B$3]+1/[.B89])" office:value-type="float" office:value="403284.768172403" calcext:value-type="float">
            <text:p>403.285</text:p>
          </table:table-cell>
          <table:table-cell table:style-name="ce13" table:formula="of:=[.A89]/256*[.$B$2]+[.$B$1]" office:value-type="float" office:value="324278.75" calcext:value-type="float">
            <text:p>324.279</text:p>
          </table:table-cell>
          <table:table-cell table:style-name="ce13" table:formula="of:=1/(1/[.$B$3]+1/[.D89])" office:value-type="float" office:value="244871.972762532" calcext:value-type="float">
            <text:p>244.8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256-[.A90])/256*[.$B$2]+[.$B$1]" office:value-type="float" office:value="671935" calcext:value-type="float">
            <text:p>671.935</text:p>
          </table:table-cell>
          <table:table-cell table:style-name="ce13" table:formula="of:=1/(1/[.$B$3]+1/[.B90])" office:value-type="float" office:value="401890.623738363" calcext:value-type="float">
            <text:p>401.891</text:p>
          </table:table-cell>
          <table:table-cell table:style-name="ce13" table:formula="of:=[.A90]/256*[.$B$2]+[.$B$1]" office:value-type="float" office:value="328185" calcext:value-type="float">
            <text:p>328.185</text:p>
          </table:table-cell>
          <table:table-cell table:style-name="ce13" table:formula="of:=1/(1/[.$B$3]+1/[.D90])" office:value-type="float" office:value="247092.837217707" calcext:value-type="float">
            <text:p>247.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256-[.A91])/256*[.$B$2]+[.$B$1]" office:value-type="float" office:value="668028.75" calcext:value-type="float">
            <text:p>668.029</text:p>
          </table:table-cell>
          <table:table-cell table:style-name="ce13" table:formula="of:=1/(1/[.$B$3]+1/[.B91])" office:value-type="float" office:value="400489.949588699" calcext:value-type="float">
            <text:p>400.490</text:p>
          </table:table-cell>
          <table:table-cell table:style-name="ce13" table:formula="of:=[.A91]/256*[.$B$2]+[.$B$1]" office:value-type="float" office:value="332091.25" calcext:value-type="float">
            <text:p>332.091</text:p>
          </table:table-cell>
          <table:table-cell table:style-name="ce13" table:formula="of:=1/(1/[.$B$3]+1/[.D91])" office:value-type="float" office:value="249300.676661603" calcext:value-type="float">
            <text:p>249.3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256-[.A92])/256*[.$B$2]+[.$B$1]" office:value-type="float" office:value="664122.5" calcext:value-type="float">
            <text:p>664.123</text:p>
          </table:table-cell>
          <table:table-cell table:style-name="ce13" table:formula="of:=1/(1/[.$B$3]+1/[.B92])" office:value-type="float" office:value="399082.699741155" calcext:value-type="float">
            <text:p>399.083</text:p>
          </table:table-cell>
          <table:table-cell table:style-name="ce13" table:formula="of:=[.A92]/256*[.$B$2]+[.$B$1]" office:value-type="float" office:value="335997.5" calcext:value-type="float">
            <text:p>335.998</text:p>
          </table:table-cell>
          <table:table-cell table:style-name="ce13" table:formula="of:=1/(1/[.$B$3]+1/[.D92])" office:value-type="float" office:value="251495.605343573" calcext:value-type="float">
            <text:p>251.4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256-[.A93])/256*[.$B$2]+[.$B$1]" office:value-type="float" office:value="660216.25" calcext:value-type="float">
            <text:p>660.216</text:p>
          </table:table-cell>
          <table:table-cell table:style-name="ce13" table:formula="of:=1/(1/[.$B$3]+1/[.B93])" office:value-type="float" office:value="397668.827780718" calcext:value-type="float">
            <text:p>397.669</text:p>
          </table:table-cell>
          <table:table-cell table:style-name="ce13" table:formula="of:=[.A93]/256*[.$B$2]+[.$B$1]" office:value-type="float" office:value="339903.75" calcext:value-type="float">
            <text:p>339.904</text:p>
          </table:table-cell>
          <table:table-cell table:style-name="ce13" table:formula="of:=1/(1/[.$B$3]+1/[.D93])" office:value-type="float" office:value="253677.736180677" calcext:value-type="float">
            <text:p>253.6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256-[.A94])/256*[.$B$2]+[.$B$1]" office:value-type="float" office:value="656310" calcext:value-type="float">
            <text:p>656.310</text:p>
          </table:table-cell>
          <table:table-cell table:style-name="ce13" table:formula="of:=1/(1/[.$B$3]+1/[.B94])" office:value-type="float" office:value="396248.286854514" calcext:value-type="float">
            <text:p>396.248</text:p>
          </table:table-cell>
          <table:table-cell table:style-name="ce13" table:formula="of:=[.A94]/256*[.$B$2]+[.$B$1]" office:value-type="float" office:value="343810" calcext:value-type="float">
            <text:p>343.810</text:p>
          </table:table-cell>
          <table:table-cell table:style-name="ce13" table:formula="of:=1/(1/[.$B$3]+1/[.D94])" office:value-type="float" office:value="255847.180777044" calcext:value-type="float">
            <text:p>255.8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256-[.A95])/256*[.$B$2]+[.$B$1]" office:value-type="float" office:value="652403.75" calcext:value-type="float">
            <text:p>652.404</text:p>
          </table:table-cell>
          <table:table-cell table:style-name="ce13" table:formula="of:=1/(1/[.$B$3]+1/[.B95])" office:value-type="float" office:value="394821.02966663" calcext:value-type="float">
            <text:p>394.821</text:p>
          </table:table-cell>
          <table:table-cell table:style-name="ce13" table:formula="of:=[.A95]/256*[.$B$2]+[.$B$1]" office:value-type="float" office:value="347716.25" calcext:value-type="float">
            <text:p>347.716</text:p>
          </table:table-cell>
          <table:table-cell table:style-name="ce13" table:formula="of:=1/(1/[.$B$3]+1/[.D95])" office:value-type="float" office:value="258004.0494429" calcext:value-type="float">
            <text:p>258.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256-[.A96])/256*[.$B$2]+[.$B$1]" office:value-type="float" office:value="648497.5" calcext:value-type="float">
            <text:p>648.498</text:p>
          </table:table-cell>
          <table:table-cell table:style-name="ce13" table:formula="of:=1/(1/[.$B$3]+1/[.B96])" office:value-type="float" office:value="393387.008472867" calcext:value-type="float">
            <text:p>393.387</text:p>
          </table:table-cell>
          <table:table-cell table:style-name="ce13" table:formula="of:=[.A96]/256*[.$B$2]+[.$B$1]" office:value-type="float" office:value="351622.5" calcext:value-type="float">
            <text:p>351.623</text:p>
          </table:table-cell>
          <table:table-cell table:style-name="ce13" table:formula="of:=1/(1/[.$B$3]+1/[.D96])" office:value-type="float" office:value="260148.451213264" calcext:value-type="float">
            <text:p>260.1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256-[.A97])/256*[.$B$2]+[.$B$1]" office:value-type="float" office:value="644591.25" calcext:value-type="float">
            <text:p>644.591</text:p>
          </table:table-cell>
          <table:table-cell table:style-name="ce13" table:formula="of:=1/(1/[.$B$3]+1/[.B97])" office:value-type="float" office:value="391946.175075418" calcext:value-type="float">
            <text:p>391.946</text:p>
          </table:table-cell>
          <table:table-cell table:style-name="ce13" table:formula="of:=[.A97]/256*[.$B$2]+[.$B$1]" office:value-type="float" office:value="355528.75" calcext:value-type="float">
            <text:p>355.529</text:p>
          </table:table-cell>
          <table:table-cell table:style-name="ce13" table:formula="of:=1/(1/[.$B$3]+1/[.D97])" office:value-type="float" office:value="262280.493866323" calcext:value-type="float">
            <text:p>262.2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256-[.A98])/256*[.$B$2]+[.$B$1]" office:value-type="float" office:value="640685" calcext:value-type="float">
            <text:p>640.685</text:p>
          </table:table-cell>
          <table:table-cell table:style-name="ce13" table:formula="of:=1/(1/[.$B$3]+1/[.B98])" office:value-type="float" office:value="390498.480817463" calcext:value-type="float">
            <text:p>390.498</text:p>
          </table:table-cell>
          <table:table-cell table:style-name="ce13" table:formula="of:=[.A98]/256*[.$B$2]+[.$B$1]" office:value-type="float" office:value="359435" calcext:value-type="float">
            <text:p>359.435</text:p>
          </table:table-cell>
          <table:table-cell table:style-name="ce13" table:formula="of:=1/(1/[.$B$3]+1/[.D98])" office:value-type="float" office:value="264400.28394149" calcext:value-type="float">
            <text:p>264.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256-[.A99])/256*[.$B$2]+[.$B$1]" office:value-type="float" office:value="636778.75" calcext:value-type="float">
            <text:p>636.779</text:p>
          </table:table-cell>
          <table:table-cell table:style-name="ce13" table:formula="of:=1/(1/[.$B$3]+1/[.B99])" office:value-type="float" office:value="389043.876577699" calcext:value-type="float">
            <text:p>389.044</text:p>
          </table:table-cell>
          <table:table-cell table:style-name="ce13" table:formula="of:=[.A99]/256*[.$B$2]+[.$B$1]" office:value-type="float" office:value="363341.25" calcext:value-type="float">
            <text:p>363.341</text:p>
          </table:table-cell>
          <table:table-cell table:style-name="ce13" table:formula="of:=1/(1/[.$B$3]+1/[.D99])" office:value-type="float" office:value="266507.926757149" calcext:value-type="float">
            <text:p>266.5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256-[.A100])/256*[.$B$2]+[.$B$1]" office:value-type="float" office:value="632872.5" calcext:value-type="float">
            <text:p>632.873</text:p>
          </table:table-cell>
          <table:table-cell table:style-name="ce13" table:formula="of:=1/(1/[.$B$3]+1/[.B100])" office:value-type="float" office:value="387582.312764775" calcext:value-type="float">
            <text:p>387.582</text:p>
          </table:table-cell>
          <table:table-cell table:style-name="ce13" table:formula="of:=[.A100]/256*[.$B$2]+[.$B$1]" office:value-type="float" office:value="367247.5" calcext:value-type="float">
            <text:p>367.248</text:p>
          </table:table-cell>
          <table:table-cell table:style-name="ce13" table:formula="of:=1/(1/[.$B$3]+1/[.D100])" office:value-type="float" office:value="268603.526428097" calcext:value-type="float">
            <text:p>268.6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256-[.A101])/256*[.$B$2]+[.$B$1]" office:value-type="float" office:value="628966.25" calcext:value-type="float">
            <text:p>628.966</text:p>
          </table:table-cell>
          <table:table-cell table:style-name="ce13" table:formula="of:=1/(1/[.$B$3]+1/[.B101])" office:value-type="float" office:value="386113.739311665" calcext:value-type="float">
            <text:p>386.114</text:p>
          </table:table-cell>
          <table:table-cell table:style-name="ce13" table:formula="of:=[.A101]/256*[.$B$2]+[.$B$1]" office:value-type="float" office:value="371153.75" calcext:value-type="float">
            <text:p>371.154</text:p>
          </table:table-cell>
          <table:table-cell table:style-name="ce13" table:formula="of:=1/(1/[.$B$3]+1/[.D101])" office:value-type="float" office:value="270687.185882692" calcext:value-type="float">
            <text:p>270.6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256-[.A102])/256*[.$B$2]+[.$B$1]" office:value-type="float" office:value="625060" calcext:value-type="float">
            <text:p>625.060</text:p>
          </table:table-cell>
          <table:table-cell table:style-name="ce13" table:formula="of:=1/(1/[.$B$3]+1/[.B102])" office:value-type="float" office:value="384638.105669944" calcext:value-type="float">
            <text:p>384.638</text:p>
          </table:table-cell>
          <table:table-cell table:style-name="ce13" table:formula="of:=[.A102]/256*[.$B$2]+[.$B$1]" office:value-type="float" office:value="375060" calcext:value-type="float">
            <text:p>375.060</text:p>
          </table:table-cell>
          <table:table-cell table:style-name="ce13" table:formula="of:=1/(1/[.$B$3]+1/[.D102])" office:value-type="float" office:value="272759.0068797" calcext:value-type="float">
            <text:p>272.7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256-[.A103])/256*[.$B$2]+[.$B$1]" office:value-type="float" office:value="621153.75" calcext:value-type="float">
            <text:p>621.154</text:p>
          </table:table-cell>
          <table:table-cell table:style-name="ce13" table:formula="of:=1/(1/[.$B$3]+1/[.B103])" office:value-type="float" office:value="383155.360803995" calcext:value-type="float">
            <text:p>383.155</text:p>
          </table:table-cell>
          <table:table-cell table:style-name="ce13" table:formula="of:=[.A103]/256*[.$B$2]+[.$B$1]" office:value-type="float" office:value="378966.25" calcext:value-type="float">
            <text:p>378.966</text:p>
          </table:table-cell>
          <table:table-cell table:style-name="ce13" table:formula="of:=1/(1/[.$B$3]+1/[.D103])" office:value-type="float" office:value="274819.090024865" calcext:value-type="float">
            <text:p>274.8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256-[.A104])/256*[.$B$2]+[.$B$1]" office:value-type="float" office:value="617247.5" calcext:value-type="float">
            <text:p>617.248</text:p>
          </table:table-cell>
          <table:table-cell table:style-name="ce13" table:formula="of:=1/(1/[.$B$3]+1/[.B104])" office:value-type="float" office:value="381665.453185119" calcext:value-type="float">
            <text:p>381.665</text:p>
          </table:table-cell>
          <table:table-cell table:style-name="ce13" table:formula="of:=[.A104]/256*[.$B$2]+[.$B$1]" office:value-type="float" office:value="382872.5" calcext:value-type="float">
            <text:p>382.873</text:p>
          </table:table-cell>
          <table:table-cell table:style-name="ce13" table:formula="of:=1/(1/[.$B$3]+1/[.D104])" office:value-type="float" office:value="276867.534787191" calcext:value-type="float">
            <text:p>276.8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256-[.A105])/256*[.$B$2]+[.$B$1]" office:value-type="float" office:value="613341.25" calcext:value-type="float">
            <text:p>613.341</text:p>
          </table:table-cell>
          <table:table-cell table:style-name="ce13" table:formula="of:=1/(1/[.$B$3]+1/[.B105])" office:value-type="float" office:value="380168.330785567" calcext:value-type="float">
            <text:p>380.168</text:p>
          </table:table-cell>
          <table:table-cell table:style-name="ce13" table:formula="of:=[.A105]/256*[.$B$2]+[.$B$1]" office:value-type="float" office:value="386778.75" calcext:value-type="float">
            <text:p>386.779</text:p>
          </table:table-cell>
          <table:table-cell table:style-name="ce13" table:formula="of:=1/(1/[.$B$3]+1/[.D105])" office:value-type="float" office:value="278904.439514955" calcext:value-type="float">
            <text:p>278.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256-[.A106])/256*[.$B$2]+[.$B$1]" office:value-type="float" office:value="609435" calcext:value-type="float">
            <text:p>609.435</text:p>
          </table:table-cell>
          <table:table-cell table:style-name="ce13" table:formula="of:=1/(1/[.$B$3]+1/[.B106])" office:value-type="float" office:value="378663.941072488" calcext:value-type="float">
            <text:p>378.664</text:p>
          </table:table-cell>
          <table:table-cell table:style-name="ce13" table:formula="of:=[.A106]/256*[.$B$2]+[.$B$1]" office:value-type="float" office:value="390685" calcext:value-type="float">
            <text:p>390.685</text:p>
          </table:table-cell>
          <table:table-cell table:style-name="ce13" table:formula="of:=1/(1/[.$B$3]+1/[.D106])" office:value-type="float" office:value="280929.901451443" calcext:value-type="float">
            <text:p>280.9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256-[.A107])/256*[.$B$2]+[.$B$1]" office:value-type="float" office:value="605528.75" calcext:value-type="float">
            <text:p>605.529</text:p>
          </table:table-cell>
          <table:table-cell table:style-name="ce13" table:formula="of:=1/(1/[.$B$3]+1/[.B107])" office:value-type="float" office:value="377152.231001781" calcext:value-type="float">
            <text:p>377.152</text:p>
          </table:table-cell>
          <table:table-cell table:style-name="ce13" table:formula="of:=[.A107]/256*[.$B$2]+[.$B$1]" office:value-type="float" office:value="394591.25" calcext:value-type="float">
            <text:p>394.591</text:p>
          </table:table-cell>
          <table:table-cell table:style-name="ce13" table:formula="of:=1/(1/[.$B$3]+1/[.D107])" office:value-type="float" office:value="282944.016750428" calcext:value-type="float">
            <text:p>282.9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256-[.A108])/256*[.$B$2]+[.$B$1]" office:value-type="float" office:value="601622.5" calcext:value-type="float">
            <text:p>601.623</text:p>
          </table:table-cell>
          <table:table-cell table:style-name="ce13" table:formula="of:=1/(1/[.$B$3]+1/[.B108])" office:value-type="float" office:value="375633.147011858" calcext:value-type="float">
            <text:p>375.633</text:p>
          </table:table-cell>
          <table:table-cell table:style-name="ce13" table:formula="of:=[.A108]/256*[.$B$2]+[.$B$1]" office:value-type="float" office:value="398497.5" calcext:value-type="float">
            <text:p>398.498</text:p>
          </table:table-cell>
          <table:table-cell table:style-name="ce13" table:formula="of:=1/(1/[.$B$3]+1/[.D108])" office:value-type="float" office:value="284946.880491385" calcext:value-type="float">
            <text:p>284.9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256-[.A109])/256*[.$B$2]+[.$B$1]" office:value-type="float" office:value="597716.25" calcext:value-type="float">
            <text:p>597.716</text:p>
          </table:table-cell>
          <table:table-cell table:style-name="ce13" table:formula="of:=1/(1/[.$B$3]+1/[.B109])" office:value-type="float" office:value="374106.635017325" calcext:value-type="float">
            <text:p>374.107</text:p>
          </table:table-cell>
          <table:table-cell table:style-name="ce13" table:formula="of:=[.A109]/256*[.$B$2]+[.$B$1]" office:value-type="float" office:value="402403.75" calcext:value-type="float">
            <text:p>402.404</text:p>
          </table:table-cell>
          <table:table-cell table:style-name="ce13" table:formula="of:=1/(1/[.$B$3]+1/[.D109])" office:value-type="float" office:value="286938.586694452" calcext:value-type="float">
            <text:p>286.9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256-[.A110])/256*[.$B$2]+[.$B$1]" office:value-type="float" office:value="593810" calcext:value-type="float">
            <text:p>593.810</text:p>
          </table:table-cell>
          <table:table-cell table:style-name="ce13" table:formula="of:=1/(1/[.$B$3]+1/[.B110])" office:value-type="float" office:value="372572.640402557" calcext:value-type="float">
            <text:p>372.573</text:p>
          </table:table-cell>
          <table:table-cell table:style-name="ce13" table:formula="of:=[.A110]/256*[.$B$2]+[.$B$1]" office:value-type="float" office:value="406310" calcext:value-type="float">
            <text:p>406.310</text:p>
          </table:table-cell>
          <table:table-cell table:style-name="ce13" table:formula="of:=1/(1/[.$B$3]+1/[.D110])" office:value-type="float" office:value="288919.228335147" calcext:value-type="float">
            <text:p>288.9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256-[.A111])/256*[.$B$2]+[.$B$1]" office:value-type="float" office:value="589903.75" calcext:value-type="float">
            <text:p>589.904</text:p>
          </table:table-cell>
          <table:table-cell table:style-name="ce13" table:formula="of:=1/(1/[.$B$3]+1/[.B111])" office:value-type="float" office:value="371031.108015186" calcext:value-type="float">
            <text:p>371.031</text:p>
          </table:table-cell>
          <table:table-cell table:style-name="ce13" table:formula="of:=[.A111]/256*[.$B$2]+[.$B$1]" office:value-type="float" office:value="410216.25" calcext:value-type="float">
            <text:p>410.216</text:p>
          </table:table-cell>
          <table:table-cell table:style-name="ce13" table:formula="of:=1/(1/[.$B$3]+1/[.D111])" office:value-type="float" office:value="290888.897358827" calcext:value-type="float">
            <text:p>290.8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256-[.A112])/256*[.$B$2]+[.$B$1]" office:value-type="float" office:value="585997.5" calcext:value-type="float">
            <text:p>585.998</text:p>
          </table:table-cell>
          <table:table-cell table:style-name="ce13" table:formula="of:=1/(1/[.$B$3]+1/[.B112])" office:value-type="float" office:value="369481.982159493" calcext:value-type="float">
            <text:p>369.482</text:p>
          </table:table-cell>
          <table:table-cell table:style-name="ce13" table:formula="of:=[.A112]/256*[.$B$2]+[.$B$1]" office:value-type="float" office:value="414122.5" calcext:value-type="float">
            <text:p>414.123</text:p>
          </table:table-cell>
          <table:table-cell table:style-name="ce13" table:formula="of:=1/(1/[.$B$3]+1/[.D112])" office:value-type="float" office:value="292847.684694926" calcext:value-type="float">
            <text:p>292.8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256-[.A113])/256*[.$B$2]+[.$B$1]" office:value-type="float" office:value="582091.25" calcext:value-type="float">
            <text:p>582.091</text:p>
          </table:table-cell>
          <table:table-cell table:style-name="ce13" table:formula="of:=1/(1/[.$B$3]+1/[.B113])" office:value-type="float" office:value="367925.206589696" calcext:value-type="float">
            <text:p>367.925</text:p>
          </table:table-cell>
          <table:table-cell table:style-name="ce13" table:formula="of:=[.A113]/256*[.$B$2]+[.$B$1]" office:value-type="float" office:value="418028.75" calcext:value-type="float">
            <text:p>418.029</text:p>
          </table:table-cell>
          <table:table-cell table:style-name="ce13" table:formula="of:=1/(1/[.$B$3]+1/[.D113])" office:value-type="float" office:value="294795.680270939" calcext:value-type="float">
            <text:p>294.7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256-[.A114])/256*[.$B$2]+[.$B$1]" office:value-type="float" office:value="578185" calcext:value-type="float">
            <text:p>578.185</text:p>
          </table:table-cell>
          <table:table-cell table:style-name="ce13" table:formula="of:=1/(1/[.$B$3]+1/[.B114])" office:value-type="float" office:value="366360.724503148" calcext:value-type="float">
            <text:p>366.361</text:p>
          </table:table-cell>
          <table:table-cell table:style-name="ce13" table:formula="of:=[.A114]/256*[.$B$2]+[.$B$1]" office:value-type="float" office:value="421935" calcext:value-type="float">
            <text:p>421.935</text:p>
          </table:table-cell>
          <table:table-cell table:style-name="ce13" table:formula="of:=1/(1/[.$B$3]+1/[.D114])" office:value-type="float" office:value="296732.973026193" calcext:value-type="float">
            <text:p>296.7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256-[.A115])/256*[.$B$2]+[.$B$1]" office:value-type="float" office:value="574278.75" calcext:value-type="float">
            <text:p>574.279</text:p>
          </table:table-cell>
          <table:table-cell table:style-name="ce13" table:formula="of:=1/(1/[.$B$3]+1/[.B115])" office:value-type="float" office:value="364788.478533424" calcext:value-type="float">
            <text:p>364.788</text:p>
          </table:table-cell>
          <table:table-cell table:style-name="ce13" table:formula="of:=[.A115]/256*[.$B$2]+[.$B$1]" office:value-type="float" office:value="425841.25" calcext:value-type="float">
            <text:p>425.841</text:p>
          </table:table-cell>
          <table:table-cell table:style-name="ce13" table:formula="of:=1/(1/[.$B$3]+1/[.D115])" office:value-type="float" office:value="298659.650925375" calcext:value-type="float">
            <text:p>298.6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256-[.A116])/256*[.$B$2]+[.$B$1]" office:value-type="float" office:value="570372.5" calcext:value-type="float">
            <text:p>570.373</text:p>
          </table:table-cell>
          <table:table-cell table:style-name="ce13" table:formula="of:=1/(1/[.$B$3]+1/[.B116])" office:value-type="float" office:value="363208.410743311" calcext:value-type="float">
            <text:p>363.208</text:p>
          </table:table-cell>
          <table:table-cell table:style-name="ce13" table:formula="of:=[.A116]/256*[.$B$2]+[.$B$1]" office:value-type="float" office:value="429747.5" calcext:value-type="float">
            <text:p>429.748</text:p>
          </table:table-cell>
          <table:table-cell table:style-name="ce13" table:formula="of:=1/(1/[.$B$3]+1/[.D116])" office:value-type="float" office:value="300575.80097185" calcext:value-type="float">
            <text:p>300.5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256-[.A117])/256*[.$B$2]+[.$B$1]" office:value-type="float" office:value="566466.25" calcext:value-type="float">
            <text:p>566.466</text:p>
          </table:table-cell>
          <table:table-cell table:style-name="ce13" table:formula="of:=1/(1/[.$B$3]+1/[.B117])" office:value-type="float" office:value="361620.462617691" calcext:value-type="float">
            <text:p>361.620</text:p>
          </table:table-cell>
          <table:table-cell table:style-name="ce13" table:formula="of:=[.A117]/256*[.$B$2]+[.$B$1]" office:value-type="float" office:value="433653.75" calcext:value-type="float">
            <text:p>433.654</text:p>
          </table:table-cell>
          <table:table-cell table:style-name="ce13" table:formula="of:=1/(1/[.$B$3]+1/[.D117])" office:value-type="float" office:value="302481.509220758" calcext:value-type="float">
            <text:p>302.4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256-[.A118])/256*[.$B$2]+[.$B$1]" office:value-type="float" office:value="562560" calcext:value-type="float">
            <text:p>562.560</text:p>
          </table:table-cell>
          <table:table-cell table:style-name="ce13" table:formula="of:=1/(1/[.$B$3]+1/[.B118])" office:value-type="float" office:value="360024.575056318" calcext:value-type="float">
            <text:p>360.025</text:p>
          </table:table-cell>
          <table:table-cell table:style-name="ce13" table:formula="of:=[.A118]/256*[.$B$2]+[.$B$1]" office:value-type="float" office:value="437560" calcext:value-type="float">
            <text:p>437.560</text:p>
          </table:table-cell>
          <table:table-cell table:style-name="ce13" table:formula="of:=1/(1/[.$B$3]+1/[.D118])" office:value-type="float" office:value="304376.860791897" calcext:value-type="float">
            <text:p>304.3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256-[.A119])/256*[.$B$2]+[.$B$1]" office:value-type="float" office:value="558653.75" calcext:value-type="float">
            <text:p>558.654</text:p>
          </table:table-cell>
          <table:table-cell table:style-name="ce13" table:formula="of:=1/(1/[.$B$3]+1/[.B119])" office:value-type="float" office:value="358420.688366483" calcext:value-type="float">
            <text:p>358.421</text:p>
          </table:table-cell>
          <table:table-cell table:style-name="ce13" table:formula="of:=[.A119]/256*[.$B$2]+[.$B$1]" office:value-type="float" office:value="441466.25" calcext:value-type="float">
            <text:p>441.466</text:p>
          </table:table-cell>
          <table:table-cell table:style-name="ce13" table:formula="of:=1/(1/[.$B$3]+1/[.D119])" office:value-type="float" office:value="306261.939882394" calcext:value-type="float">
            <text:p>306.2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256-[.A120])/256*[.$B$2]+[.$B$1]" office:value-type="float" office:value="554747.5" calcext:value-type="float">
            <text:p>554.748</text:p>
          </table:table-cell>
          <table:table-cell table:style-name="ce13" table:formula="of:=1/(1/[.$B$3]+1/[.B120])" office:value-type="float" office:value="356808.742255575" calcext:value-type="float">
            <text:p>356.809</text:p>
          </table:table-cell>
          <table:table-cell table:style-name="ce13" table:formula="of:=[.A120]/256*[.$B$2]+[.$B$1]" office:value-type="float" office:value="445372.5" calcext:value-type="float">
            <text:p>445.373</text:p>
          </table:table-cell>
          <table:table-cell table:style-name="ce13" table:formula="of:=1/(1/[.$B$3]+1/[.D120])" office:value-type="float" office:value="308136.829779175" calcext:value-type="float">
            <text:p>308.1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256-[.A121])/256*[.$B$2]+[.$B$1]" office:value-type="float" office:value="550841.25" calcext:value-type="float">
            <text:p>550.841</text:p>
          </table:table-cell>
          <table:table-cell table:style-name="ce13" table:formula="of:=1/(1/[.$B$3]+1/[.B121])" office:value-type="float" office:value="355188.675823525" calcext:value-type="float">
            <text:p>355.189</text:p>
          </table:table-cell>
          <table:table-cell table:style-name="ce13" table:formula="of:=[.A121]/256*[.$B$2]+[.$B$1]" office:value-type="float" office:value="449278.75" calcext:value-type="float">
            <text:p>449.279</text:p>
          </table:table-cell>
          <table:table-cell table:style-name="ce13" table:formula="of:=1/(1/[.$B$3]+1/[.D121])" office:value-type="float" office:value="310001.61287123" calcext:value-type="float">
            <text:p>310.0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256-[.A122])/256*[.$B$2]+[.$B$1]" office:value-type="float" office:value="546935" calcext:value-type="float">
            <text:p>546.935</text:p>
          </table:table-cell>
          <table:table-cell table:style-name="ce13" table:formula="of:=1/(1/[.$B$3]+1/[.B122])" office:value-type="float" office:value="353560.427555133" calcext:value-type="float">
            <text:p>353.560</text:p>
          </table:table-cell>
          <table:table-cell table:style-name="ce13" table:formula="of:=[.A122]/256*[.$B$2]+[.$B$1]" office:value-type="float" office:value="453185" calcext:value-type="float">
            <text:p>453.185</text:p>
          </table:table-cell>
          <table:table-cell table:style-name="ce13" table:formula="of:=1/(1/[.$B$3]+1/[.D122])" office:value-type="float" office:value="311856.370661685" calcext:value-type="float">
            <text:p>311.8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256-[.A123])/256*[.$B$2]+[.$B$1]" office:value-type="float" office:value="543028.75" calcext:value-type="float">
            <text:p>543.029</text:p>
          </table:table-cell>
          <table:table-cell table:style-name="ce13" table:formula="of:=1/(1/[.$B$3]+1/[.B123])" office:value-type="float" office:value="351923.935312288" calcext:value-type="float">
            <text:p>351.924</text:p>
          </table:table-cell>
          <table:table-cell table:style-name="ce13" table:formula="of:=[.A123]/256*[.$B$2]+[.$B$1]" office:value-type="float" office:value="457091.25" calcext:value-type="float">
            <text:p>457.091</text:p>
          </table:table-cell>
          <table:table-cell table:style-name="ce13" table:formula="of:=1/(1/[.$B$3]+1/[.D123])" office:value-type="float" office:value="313701.183779671" calcext:value-type="float">
            <text:p>313.7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256-[.A124])/256*[.$B$2]+[.$B$1]" office:value-type="float" office:value="539122.5" calcext:value-type="float">
            <text:p>539.123</text:p>
          </table:table-cell>
          <table:table-cell table:style-name="ce13" table:formula="of:=1/(1/[.$B$3]+1/[.B124])" office:value-type="float" office:value="350279.136326056" calcext:value-type="float">
            <text:p>350.279</text:p>
          </table:table-cell>
          <table:table-cell table:style-name="ce13" table:formula="of:=[.A124]/256*[.$B$2]+[.$B$1]" office:value-type="float" office:value="460997.5" calcext:value-type="float">
            <text:p>460.998</text:p>
          </table:table-cell>
          <table:table-cell table:style-name="ce13" table:formula="of:=1/(1/[.$B$3]+1/[.D124])" office:value-type="float" office:value="315536.131992012" calcext:value-type="float">
            <text:p>315.5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256-[.A125])/256*[.$B$2]+[.$B$1]" office:value-type="float" office:value="535216.25" calcext:value-type="float">
            <text:p>535.216</text:p>
          </table:table-cell>
          <table:table-cell table:style-name="ce13" table:formula="of:=1/(1/[.$B$3]+1/[.B125])" office:value-type="float" office:value="348625.967188662" calcext:value-type="float">
            <text:p>348.626</text:p>
          </table:table-cell>
          <table:table-cell table:style-name="ce13" table:formula="of:=[.A125]/256*[.$B$2]+[.$B$1]" office:value-type="float" office:value="464903.75" calcext:value-type="float">
            <text:p>464.904</text:p>
          </table:table-cell>
          <table:table-cell table:style-name="ce13" table:formula="of:=1/(1/[.$B$3]+1/[.D125])" office:value-type="float" office:value="317361.294214722" calcext:value-type="float">
            <text:p>317.3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256-[.A126])/256*[.$B$2]+[.$B$1]" office:value-type="float" office:value="531310" calcext:value-type="float">
            <text:p>531.310</text:p>
          </table:table-cell>
          <table:table-cell table:style-name="ce13" table:formula="of:=1/(1/[.$B$3]+1/[.B126])" office:value-type="float" office:value="346964.363845335" calcext:value-type="float">
            <text:p>346.964</text:p>
          </table:table-cell>
          <table:table-cell table:style-name="ce13" table:formula="of:=[.A126]/256*[.$B$2]+[.$B$1]" office:value-type="float" office:value="468810" calcext:value-type="float">
            <text:p>468.810</text:p>
          </table:table-cell>
          <table:table-cell table:style-name="ce13" table:formula="of:=1/(1/[.$B$3]+1/[.D126])" office:value-type="float" office:value="319176.748524316" calcext:value-type="float">
            <text:p>319.1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256-[.A127])/256*[.$B$2]+[.$B$1]" office:value-type="float" office:value="527403.75" calcext:value-type="float">
            <text:p>527.404</text:p>
          </table:table-cell>
          <table:table-cell table:style-name="ce13" table:formula="of:=1/(1/[.$B$3]+1/[.B127])" office:value-type="float" office:value="345294.261586041" calcext:value-type="float">
            <text:p>345.294</text:p>
          </table:table-cell>
          <table:table-cell table:style-name="ce13" table:formula="of:=[.A127]/256*[.$B$2]+[.$B$1]" office:value-type="float" office:value="472716.25" calcext:value-type="float">
            <text:p>472.716</text:p>
          </table:table-cell>
          <table:table-cell table:style-name="ce13" table:formula="of:=1/(1/[.$B$3]+1/[.D127])" office:value-type="float" office:value="320982.572168943" calcext:value-type="float">
            <text:p>320.9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256-[.A128])/256*[.$B$2]+[.$B$1]" office:value-type="float" office:value="523497.5" calcext:value-type="float">
            <text:p>523.498</text:p>
          </table:table-cell>
          <table:table-cell table:style-name="ce13" table:formula="of:=1/(1/[.$B$3]+1/[.B128])" office:value-type="float" office:value="343615.595037078" calcext:value-type="float">
            <text:p>343.616</text:p>
          </table:table-cell>
          <table:table-cell table:style-name="ce13" table:formula="of:=[.A128]/256*[.$B$2]+[.$B$1]" office:value-type="float" office:value="476622.5" calcext:value-type="float">
            <text:p>476.623</text:p>
          </table:table-cell>
          <table:table-cell table:style-name="ce13" table:formula="of:=1/(1/[.$B$3]+1/[.D128])" office:value-type="float" office:value="322778.841579347" calcext:value-type="float">
            <text:p>322.7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256-[.A129])/256*[.$B$2]+[.$B$1]" office:value-type="float" office:value="519591.25" calcext:value-type="float">
            <text:p>519.591</text:p>
          </table:table-cell>
          <table:table-cell table:style-name="ce13" table:formula="of:=1/(1/[.$B$3]+1/[.B129])" office:value-type="float" office:value="341928.298152546" calcext:value-type="float">
            <text:p>341.928</text:p>
          </table:table-cell>
          <table:table-cell table:style-name="ce13" table:formula="of:=[.A129]/256*[.$B$2]+[.$B$1]" office:value-type="float" office:value="480528.75" calcext:value-type="float">
            <text:p>480.529</text:p>
          </table:table-cell>
          <table:table-cell table:style-name="ce13" table:formula="of:=1/(1/[.$B$3]+1/[.D129])" office:value-type="float" office:value="324565.632379648" calcext:value-type="float">
            <text:p>324.5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256-[.A130])/256*[.$B$2]+[.$B$1]" office:value-type="float" office:value="515685" calcext:value-type="float">
            <text:p>515.685</text:p>
          </table:table-cell>
          <table:table-cell table:style-name="ce13" table:formula="of:=1/(1/[.$B$3]+1/[.B130])" office:value-type="float" office:value="340232.304205689" calcext:value-type="float">
            <text:p>340.232</text:p>
          </table:table-cell>
          <table:table-cell table:style-name="ce13" table:formula="of:=[.A130]/256*[.$B$2]+[.$B$1]" office:value-type="float" office:value="484435" calcext:value-type="float">
            <text:p>484.435</text:p>
          </table:table-cell>
          <table:table-cell table:style-name="ce13" table:formula="of:=1/(1/[.$B$3]+1/[.D130])" office:value-type="float" office:value="326343.019397953" calcext:value-type="float">
            <text:p>326.3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256-[.A131])/256*[.$B$2]+[.$B$1]" office:value-type="float" office:value="511778.75" calcext:value-type="float">
            <text:p>511.779</text:p>
          </table:table-cell>
          <table:table-cell table:style-name="ce13" table:formula="of:=1/(1/[.$B$3]+1/[.B131])" office:value-type="float" office:value="338527.545780095" calcext:value-type="float">
            <text:p>338.528</text:p>
          </table:table-cell>
          <table:table-cell table:style-name="ce13" table:formula="of:=[.A131]/256*[.$B$2]+[.$B$1]" office:value-type="float" office:value="488341.25" calcext:value-type="float">
            <text:p>488.341</text:p>
          </table:table-cell>
          <table:table-cell table:style-name="ce13" table:formula="of:=1/(1/[.$B$3]+1/[.D131])" office:value-type="float" office:value="328111.076676804" calcext:value-type="float">
            <text:p>328.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256-[.A132])/256*[.$B$2]+[.$B$1]" office:value-type="float" office:value="507872.5" calcext:value-type="float">
            <text:p>507.873</text:p>
          </table:table-cell>
          <table:table-cell table:style-name="ce13" table:formula="of:=1/(1/[.$B$3]+1/[.B132])" office:value-type="float" office:value="336813.954760764" calcext:value-type="float">
            <text:p>336.814</text:p>
          </table:table-cell>
          <table:table-cell table:style-name="ce13" table:formula="of:=[.A132]/256*[.$B$2]+[.$B$1]" office:value-type="float" office:value="492247.5" calcext:value-type="float">
            <text:p>492.248</text:p>
          </table:table-cell>
          <table:table-cell table:style-name="ce13" table:formula="of:=1/(1/[.$B$3]+1/[.D132])" office:value-type="float" office:value="329869.87748346" calcext:value-type="float">
            <text:p>329.8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256-[.A133])/256*[.$B$2]+[.$B$1]" office:value-type="float" office:value="503966.25" calcext:value-type="float">
            <text:p>503.966</text:p>
          </table:table-cell>
          <table:table-cell table:style-name="ce13" table:formula="of:=1/(1/[.$B$3]+1/[.B133])" office:value-type="float" office:value="335091.462325036" calcext:value-type="float">
            <text:p>335.091</text:p>
          </table:table-cell>
          <table:table-cell table:style-name="ce13" table:formula="of:=[.A133]/256*[.$B$2]+[.$B$1]" office:value-type="float" office:value="496153.75" calcext:value-type="float">
            <text:p>496.154</text:p>
          </table:table-cell>
          <table:table-cell table:style-name="ce13" table:formula="of:=1/(1/[.$B$3]+1/[.D133])" office:value-type="float" office:value="331619.494320019" calcext:value-type="float">
            <text:p>331.619</text:p>
          </table:table-cell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5" table:formula="of:=(256-[.A134])/256*[.$B$2]+[.$B$1]" office:value-type="float" office:value="500060" calcext:value-type="float">
            <text:p>500.060</text:p>
          </table:table-cell>
          <table:table-cell table:style-name="ce15" table:formula="of:=1/(1/[.$B$3]+1/[.B134])" office:value-type="float" office:value="333359.998933376" calcext:value-type="float">
            <text:p>333.360</text:p>
          </table:table-cell>
          <table:table-cell table:style-name="ce15" table:formula="of:=[.A134]/256*[.$B$2]+[.$B$1]" office:value-type="float" office:value="500060" calcext:value-type="float">
            <text:p>500.060</text:p>
          </table:table-cell>
          <table:table-cell table:style-name="ce15" table:formula="of:=1/(1/[.$B$3]+1/[.D134])" office:value-type="float" office:value="333359.998933376" calcext:value-type="float">
            <text:p>333.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256-[.A135])/256*[.$B$2]+[.$B$1]" office:value-type="float" office:value="496153.75" calcext:value-type="float">
            <text:p>496.154</text:p>
          </table:table-cell>
          <table:table-cell table:style-name="ce13" table:formula="of:=1/(1/[.$B$3]+1/[.B135])" office:value-type="float" office:value="331619.494320019" calcext:value-type="float">
            <text:p>331.619</text:p>
          </table:table-cell>
          <table:table-cell table:style-name="ce13" table:formula="of:=[.A135]/256*[.$B$2]+[.$B$1]" office:value-type="float" office:value="503966.25" calcext:value-type="float">
            <text:p>503.966</text:p>
          </table:table-cell>
          <table:table-cell table:style-name="ce13" table:formula="of:=1/(1/[.$B$3]+1/[.D135])" office:value-type="float" office:value="335091.462325036" calcext:value-type="float">
            <text:p>335.0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256-[.A136])/256*[.$B$2]+[.$B$1]" office:value-type="float" office:value="492247.5" calcext:value-type="float">
            <text:p>492.248</text:p>
          </table:table-cell>
          <table:table-cell table:style-name="ce13" table:formula="of:=1/(1/[.$B$3]+1/[.B136])" office:value-type="float" office:value="329869.87748346" calcext:value-type="float">
            <text:p>329.870</text:p>
          </table:table-cell>
          <table:table-cell table:style-name="ce13" table:formula="of:=[.A136]/256*[.$B$2]+[.$B$1]" office:value-type="float" office:value="507872.5" calcext:value-type="float">
            <text:p>507.873</text:p>
          </table:table-cell>
          <table:table-cell table:style-name="ce13" table:formula="of:=1/(1/[.$B$3]+1/[.D136])" office:value-type="float" office:value="336813.954760764" calcext:value-type="float">
            <text:p>336.8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256-[.A137])/256*[.$B$2]+[.$B$1]" office:value-type="float" office:value="488341.25" calcext:value-type="float">
            <text:p>488.341</text:p>
          </table:table-cell>
          <table:table-cell table:style-name="ce13" table:formula="of:=1/(1/[.$B$3]+1/[.B137])" office:value-type="float" office:value="328111.076676804" calcext:value-type="float">
            <text:p>328.111</text:p>
          </table:table-cell>
          <table:table-cell table:style-name="ce13" table:formula="of:=[.A137]/256*[.$B$2]+[.$B$1]" office:value-type="float" office:value="511778.75" calcext:value-type="float">
            <text:p>511.779</text:p>
          </table:table-cell>
          <table:table-cell table:style-name="ce13" table:formula="of:=1/(1/[.$B$3]+1/[.D137])" office:value-type="float" office:value="338527.545780095" calcext:value-type="float">
            <text:p>338.5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256-[.A138])/256*[.$B$2]+[.$B$1]" office:value-type="float" office:value="484435" calcext:value-type="float">
            <text:p>484.435</text:p>
          </table:table-cell>
          <table:table-cell table:style-name="ce13" table:formula="of:=1/(1/[.$B$3]+1/[.B138])" office:value-type="float" office:value="326343.019397953" calcext:value-type="float">
            <text:p>326.343</text:p>
          </table:table-cell>
          <table:table-cell table:style-name="ce13" table:formula="of:=[.A138]/256*[.$B$2]+[.$B$1]" office:value-type="float" office:value="515685" calcext:value-type="float">
            <text:p>515.685</text:p>
          </table:table-cell>
          <table:table-cell table:style-name="ce13" table:formula="of:=1/(1/[.$B$3]+1/[.D138])" office:value-type="float" office:value="340232.304205689" calcext:value-type="float">
            <text:p>340.2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256-[.A139])/256*[.$B$2]+[.$B$1]" office:value-type="float" office:value="480528.75" calcext:value-type="float">
            <text:p>480.529</text:p>
          </table:table-cell>
          <table:table-cell table:style-name="ce13" table:formula="of:=1/(1/[.$B$3]+1/[.B139])" office:value-type="float" office:value="324565.632379648" calcext:value-type="float">
            <text:p>324.566</text:p>
          </table:table-cell>
          <table:table-cell table:style-name="ce13" table:formula="of:=[.A139]/256*[.$B$2]+[.$B$1]" office:value-type="float" office:value="519591.25" calcext:value-type="float">
            <text:p>519.591</text:p>
          </table:table-cell>
          <table:table-cell table:style-name="ce13" table:formula="of:=1/(1/[.$B$3]+1/[.D139])" office:value-type="float" office:value="341928.298152546" calcext:value-type="float">
            <text:p>341.9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256-[.A140])/256*[.$B$2]+[.$B$1]" office:value-type="float" office:value="476622.5" calcext:value-type="float">
            <text:p>476.623</text:p>
          </table:table-cell>
          <table:table-cell table:style-name="ce13" table:formula="of:=1/(1/[.$B$3]+1/[.B140])" office:value-type="float" office:value="322778.841579347" calcext:value-type="float">
            <text:p>322.779</text:p>
          </table:table-cell>
          <table:table-cell table:style-name="ce13" table:formula="of:=[.A140]/256*[.$B$2]+[.$B$1]" office:value-type="float" office:value="523497.5" calcext:value-type="float">
            <text:p>523.498</text:p>
          </table:table-cell>
          <table:table-cell table:style-name="ce13" table:formula="of:=1/(1/[.$B$3]+1/[.D140])" office:value-type="float" office:value="343615.595037078" calcext:value-type="float">
            <text:p>343.6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256-[.A141])/256*[.$B$2]+[.$B$1]" office:value-type="float" office:value="472716.25" calcext:value-type="float">
            <text:p>472.716</text:p>
          </table:table-cell>
          <table:table-cell table:style-name="ce13" table:formula="of:=1/(1/[.$B$3]+1/[.B141])" office:value-type="float" office:value="320982.572168943" calcext:value-type="float">
            <text:p>320.983</text:p>
          </table:table-cell>
          <table:table-cell table:style-name="ce13" table:formula="of:=[.A141]/256*[.$B$2]+[.$B$1]" office:value-type="float" office:value="527403.75" calcext:value-type="float">
            <text:p>527.404</text:p>
          </table:table-cell>
          <table:table-cell table:style-name="ce13" table:formula="of:=1/(1/[.$B$3]+1/[.D141])" office:value-type="float" office:value="345294.261586041" calcext:value-type="float">
            <text:p>345.2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256-[.A142])/256*[.$B$2]+[.$B$1]" office:value-type="float" office:value="468810" calcext:value-type="float">
            <text:p>468.810</text:p>
          </table:table-cell>
          <table:table-cell table:style-name="ce13" table:formula="of:=1/(1/[.$B$3]+1/[.B142])" office:value-type="float" office:value="319176.748524316" calcext:value-type="float">
            <text:p>319.177</text:p>
          </table:table-cell>
          <table:table-cell table:style-name="ce13" table:formula="of:=[.A142]/256*[.$B$2]+[.$B$1]" office:value-type="float" office:value="531310" calcext:value-type="float">
            <text:p>531.310</text:p>
          </table:table-cell>
          <table:table-cell table:style-name="ce13" table:formula="of:=1/(1/[.$B$3]+1/[.D142])" office:value-type="float" office:value="346964.363845335" calcext:value-type="float">
            <text:p>346.9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256-[.A143])/256*[.$B$2]+[.$B$1]" office:value-type="float" office:value="464903.75" calcext:value-type="float">
            <text:p>464.904</text:p>
          </table:table-cell>
          <table:table-cell table:style-name="ce13" table:formula="of:=1/(1/[.$B$3]+1/[.B143])" office:value-type="float" office:value="317361.294214722" calcext:value-type="float">
            <text:p>317.361</text:p>
          </table:table-cell>
          <table:table-cell table:style-name="ce13" table:formula="of:=[.A143]/256*[.$B$2]+[.$B$1]" office:value-type="float" office:value="535216.25" calcext:value-type="float">
            <text:p>535.216</text:p>
          </table:table-cell>
          <table:table-cell table:style-name="ce13" table:formula="of:=1/(1/[.$B$3]+1/[.D143])" office:value-type="float" office:value="348625.967188662" calcext:value-type="float">
            <text:p>348.6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256-[.A144])/256*[.$B$2]+[.$B$1]" office:value-type="float" office:value="460997.5" calcext:value-type="float">
            <text:p>460.998</text:p>
          </table:table-cell>
          <table:table-cell table:style-name="ce13" table:formula="of:=1/(1/[.$B$3]+1/[.B144])" office:value-type="float" office:value="315536.131992012" calcext:value-type="float">
            <text:p>315.536</text:p>
          </table:table-cell>
          <table:table-cell table:style-name="ce13" table:formula="of:=[.A144]/256*[.$B$2]+[.$B$1]" office:value-type="float" office:value="539122.5" calcext:value-type="float">
            <text:p>539.123</text:p>
          </table:table-cell>
          <table:table-cell table:style-name="ce13" table:formula="of:=1/(1/[.$B$3]+1/[.D144])" office:value-type="float" office:value="350279.136326056" calcext:value-type="float">
            <text:p>350.2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256-[.A145])/256*[.$B$2]+[.$B$1]" office:value-type="float" office:value="457091.25" calcext:value-type="float">
            <text:p>457.091</text:p>
          </table:table-cell>
          <table:table-cell table:style-name="ce13" table:formula="of:=1/(1/[.$B$3]+1/[.B145])" office:value-type="float" office:value="313701.183779671" calcext:value-type="float">
            <text:p>313.701</text:p>
          </table:table-cell>
          <table:table-cell table:style-name="ce13" table:formula="of:=[.A145]/256*[.$B$2]+[.$B$1]" office:value-type="float" office:value="543028.75" calcext:value-type="float">
            <text:p>543.029</text:p>
          </table:table-cell>
          <table:table-cell table:style-name="ce13" table:formula="of:=1/(1/[.$B$3]+1/[.D145])" office:value-type="float" office:value="351923.935312288" calcext:value-type="float">
            <text:p>351.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256-[.A146])/256*[.$B$2]+[.$B$1]" office:value-type="float" office:value="453185" calcext:value-type="float">
            <text:p>453.185</text:p>
          </table:table-cell>
          <table:table-cell table:style-name="ce13" table:formula="of:=1/(1/[.$B$3]+1/[.B146])" office:value-type="float" office:value="311856.370661685" calcext:value-type="float">
            <text:p>311.856</text:p>
          </table:table-cell>
          <table:table-cell table:style-name="ce13" table:formula="of:=[.A146]/256*[.$B$2]+[.$B$1]" office:value-type="float" office:value="546935" calcext:value-type="float">
            <text:p>546.935</text:p>
          </table:table-cell>
          <table:table-cell table:style-name="ce13" table:formula="of:=1/(1/[.$B$3]+1/[.D146])" office:value-type="float" office:value="353560.427555133" calcext:value-type="float">
            <text:p>353.5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256-[.A147])/256*[.$B$2]+[.$B$1]" office:value-type="float" office:value="449278.75" calcext:value-type="float">
            <text:p>449.279</text:p>
          </table:table-cell>
          <table:table-cell table:style-name="ce13" table:formula="of:=1/(1/[.$B$3]+1/[.B147])" office:value-type="float" office:value="310001.61287123" calcext:value-type="float">
            <text:p>310.002</text:p>
          </table:table-cell>
          <table:table-cell table:style-name="ce13" table:formula="of:=[.A147]/256*[.$B$2]+[.$B$1]" office:value-type="float" office:value="550841.25" calcext:value-type="float">
            <text:p>550.841</text:p>
          </table:table-cell>
          <table:table-cell table:style-name="ce13" table:formula="of:=1/(1/[.$B$3]+1/[.D147])" office:value-type="float" office:value="355188.675823525" calcext:value-type="float">
            <text:p>355.1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256-[.A148])/256*[.$B$2]+[.$B$1]" office:value-type="float" office:value="445372.5" calcext:value-type="float">
            <text:p>445.373</text:p>
          </table:table-cell>
          <table:table-cell table:style-name="ce13" table:formula="of:=1/(1/[.$B$3]+1/[.B148])" office:value-type="float" office:value="308136.829779175" calcext:value-type="float">
            <text:p>308.137</text:p>
          </table:table-cell>
          <table:table-cell table:style-name="ce13" table:formula="of:=[.A148]/256*[.$B$2]+[.$B$1]" office:value-type="float" office:value="554747.5" calcext:value-type="float">
            <text:p>554.748</text:p>
          </table:table-cell>
          <table:table-cell table:style-name="ce13" table:formula="of:=1/(1/[.$B$3]+1/[.D148])" office:value-type="float" office:value="356808.742255575" calcext:value-type="float">
            <text:p>356.8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256-[.A149])/256*[.$B$2]+[.$B$1]" office:value-type="float" office:value="441466.25" calcext:value-type="float">
            <text:p>441.466</text:p>
          </table:table-cell>
          <table:table-cell table:style-name="ce13" table:formula="of:=1/(1/[.$B$3]+1/[.B149])" office:value-type="float" office:value="306261.939882394" calcext:value-type="float">
            <text:p>306.262</text:p>
          </table:table-cell>
          <table:table-cell table:style-name="ce13" table:formula="of:=[.A149]/256*[.$B$2]+[.$B$1]" office:value-type="float" office:value="558653.75" calcext:value-type="float">
            <text:p>558.654</text:p>
          </table:table-cell>
          <table:table-cell table:style-name="ce13" table:formula="of:=1/(1/[.$B$3]+1/[.D149])" office:value-type="float" office:value="358420.688366483" calcext:value-type="float">
            <text:p>358.4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256-[.A150])/256*[.$B$2]+[.$B$1]" office:value-type="float" office:value="437560" calcext:value-type="float">
            <text:p>437.560</text:p>
          </table:table-cell>
          <table:table-cell table:style-name="ce13" table:formula="of:=1/(1/[.$B$3]+1/[.B150])" office:value-type="float" office:value="304376.860791897" calcext:value-type="float">
            <text:p>304.377</text:p>
          </table:table-cell>
          <table:table-cell table:style-name="ce13" table:formula="of:=[.A150]/256*[.$B$2]+[.$B$1]" office:value-type="float" office:value="562560" calcext:value-type="float">
            <text:p>562.560</text:p>
          </table:table-cell>
          <table:table-cell table:style-name="ce13" table:formula="of:=1/(1/[.$B$3]+1/[.D150])" office:value-type="float" office:value="360024.575056318" calcext:value-type="float">
            <text:p>360.0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256-[.A151])/256*[.$B$2]+[.$B$1]" office:value-type="float" office:value="433653.75" calcext:value-type="float">
            <text:p>433.654</text:p>
          </table:table-cell>
          <table:table-cell table:style-name="ce13" table:formula="of:=1/(1/[.$B$3]+1/[.B151])" office:value-type="float" office:value="302481.509220758" calcext:value-type="float">
            <text:p>302.482</text:p>
          </table:table-cell>
          <table:table-cell table:style-name="ce13" table:formula="of:=[.A151]/256*[.$B$2]+[.$B$1]" office:value-type="float" office:value="566466.25" calcext:value-type="float">
            <text:p>566.466</text:p>
          </table:table-cell>
          <table:table-cell table:style-name="ce13" table:formula="of:=1/(1/[.$B$3]+1/[.D151])" office:value-type="float" office:value="361620.462617691" calcext:value-type="float">
            <text:p>361.6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256-[.A152])/256*[.$B$2]+[.$B$1]" office:value-type="float" office:value="429747.5" calcext:value-type="float">
            <text:p>429.748</text:p>
          </table:table-cell>
          <table:table-cell table:style-name="ce13" table:formula="of:=1/(1/[.$B$3]+1/[.B152])" office:value-type="float" office:value="300575.80097185" calcext:value-type="float">
            <text:p>300.576</text:p>
          </table:table-cell>
          <table:table-cell table:style-name="ce13" table:formula="of:=[.A152]/256*[.$B$2]+[.$B$1]" office:value-type="float" office:value="570372.5" calcext:value-type="float">
            <text:p>570.373</text:p>
          </table:table-cell>
          <table:table-cell table:style-name="ce13" table:formula="of:=1/(1/[.$B$3]+1/[.D152])" office:value-type="float" office:value="363208.410743311" calcext:value-type="float">
            <text:p>363.2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256-[.A153])/256*[.$B$2]+[.$B$1]" office:value-type="float" office:value="425841.25" calcext:value-type="float">
            <text:p>425.841</text:p>
          </table:table-cell>
          <table:table-cell table:style-name="ce13" table:formula="of:=1/(1/[.$B$3]+1/[.B153])" office:value-type="float" office:value="298659.650925375" calcext:value-type="float">
            <text:p>298.660</text:p>
          </table:table-cell>
          <table:table-cell table:style-name="ce13" table:formula="of:=[.A153]/256*[.$B$2]+[.$B$1]" office:value-type="float" office:value="574278.75" calcext:value-type="float">
            <text:p>574.279</text:p>
          </table:table-cell>
          <table:table-cell table:style-name="ce13" table:formula="of:=1/(1/[.$B$3]+1/[.D153])" office:value-type="float" office:value="364788.478533424" calcext:value-type="float">
            <text:p>364.7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256-[.A154])/256*[.$B$2]+[.$B$1]" office:value-type="float" office:value="421935" calcext:value-type="float">
            <text:p>421.935</text:p>
          </table:table-cell>
          <table:table-cell table:style-name="ce13" table:formula="of:=1/(1/[.$B$3]+1/[.B154])" office:value-type="float" office:value="296732.973026193" calcext:value-type="float">
            <text:p>296.733</text:p>
          </table:table-cell>
          <table:table-cell table:style-name="ce13" table:formula="of:=[.A154]/256*[.$B$2]+[.$B$1]" office:value-type="float" office:value="578185" calcext:value-type="float">
            <text:p>578.185</text:p>
          </table:table-cell>
          <table:table-cell table:style-name="ce13" table:formula="of:=1/(1/[.$B$3]+1/[.D154])" office:value-type="float" office:value="366360.724503148" calcext:value-type="float">
            <text:p>366.3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256-[.A155])/256*[.$B$2]+[.$B$1]" office:value-type="float" office:value="418028.75" calcext:value-type="float">
            <text:p>418.029</text:p>
          </table:table-cell>
          <table:table-cell table:style-name="ce13" table:formula="of:=1/(1/[.$B$3]+1/[.B155])" office:value-type="float" office:value="294795.680270939" calcext:value-type="float">
            <text:p>294.796</text:p>
          </table:table-cell>
          <table:table-cell table:style-name="ce13" table:formula="of:=[.A155]/256*[.$B$2]+[.$B$1]" office:value-type="float" office:value="582091.25" calcext:value-type="float">
            <text:p>582.091</text:p>
          </table:table-cell>
          <table:table-cell table:style-name="ce13" table:formula="of:=1/(1/[.$B$3]+1/[.D155])" office:value-type="float" office:value="367925.206589696" calcext:value-type="float">
            <text:p>367.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256-[.A156])/256*[.$B$2]+[.$B$1]" office:value-type="float" office:value="414122.5" calcext:value-type="float">
            <text:p>414.123</text:p>
          </table:table-cell>
          <table:table-cell table:style-name="ce13" table:formula="of:=1/(1/[.$B$3]+1/[.B156])" office:value-type="float" office:value="292847.684694926" calcext:value-type="float">
            <text:p>292.848</text:p>
          </table:table-cell>
          <table:table-cell table:style-name="ce13" table:formula="of:=[.A156]/256*[.$B$2]+[.$B$1]" office:value-type="float" office:value="585997.5" calcext:value-type="float">
            <text:p>585.998</text:p>
          </table:table-cell>
          <table:table-cell table:style-name="ce13" table:formula="of:=1/(1/[.$B$3]+1/[.D156])" office:value-type="float" office:value="369481.982159493" calcext:value-type="float">
            <text:p>369.4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256-[.A157])/256*[.$B$2]+[.$B$1]" office:value-type="float" office:value="410216.25" calcext:value-type="float">
            <text:p>410.216</text:p>
          </table:table-cell>
          <table:table-cell table:style-name="ce13" table:formula="of:=1/(1/[.$B$3]+1/[.B157])" office:value-type="float" office:value="290888.897358827" calcext:value-type="float">
            <text:p>290.889</text:p>
          </table:table-cell>
          <table:table-cell table:style-name="ce13" table:formula="of:=[.A157]/256*[.$B$2]+[.$B$1]" office:value-type="float" office:value="589903.75" calcext:value-type="float">
            <text:p>589.904</text:p>
          </table:table-cell>
          <table:table-cell table:style-name="ce13" table:formula="of:=1/(1/[.$B$3]+1/[.D157])" office:value-type="float" office:value="371031.108015186" calcext:value-type="float">
            <text:p>371.0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256-[.A158])/256*[.$B$2]+[.$B$1]" office:value-type="float" office:value="406310" calcext:value-type="float">
            <text:p>406.310</text:p>
          </table:table-cell>
          <table:table-cell table:style-name="ce13" table:formula="of:=1/(1/[.$B$3]+1/[.B158])" office:value-type="float" office:value="288919.228335147" calcext:value-type="float">
            <text:p>288.919</text:p>
          </table:table-cell>
          <table:table-cell table:style-name="ce13" table:formula="of:=[.A158]/256*[.$B$2]+[.$B$1]" office:value-type="float" office:value="593810" calcext:value-type="float">
            <text:p>593.810</text:p>
          </table:table-cell>
          <table:table-cell table:style-name="ce13" table:formula="of:=1/(1/[.$B$3]+1/[.D158])" office:value-type="float" office:value="372572.640402557" calcext:value-type="float">
            <text:p>372.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256-[.A159])/256*[.$B$2]+[.$B$1]" office:value-type="float" office:value="402403.75" calcext:value-type="float">
            <text:p>402.404</text:p>
          </table:table-cell>
          <table:table-cell table:style-name="ce13" table:formula="of:=1/(1/[.$B$3]+1/[.B159])" office:value-type="float" office:value="286938.586694452" calcext:value-type="float">
            <text:p>286.939</text:p>
          </table:table-cell>
          <table:table-cell table:style-name="ce13" table:formula="of:=[.A159]/256*[.$B$2]+[.$B$1]" office:value-type="float" office:value="597716.25" calcext:value-type="float">
            <text:p>597.716</text:p>
          </table:table-cell>
          <table:table-cell table:style-name="ce13" table:formula="of:=1/(1/[.$B$3]+1/[.D159])" office:value-type="float" office:value="374106.635017325" calcext:value-type="float">
            <text:p>374.1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256-[.A160])/256*[.$B$2]+[.$B$1]" office:value-type="float" office:value="398497.5" calcext:value-type="float">
            <text:p>398.498</text:p>
          </table:table-cell>
          <table:table-cell table:style-name="ce13" table:formula="of:=1/(1/[.$B$3]+1/[.B160])" office:value-type="float" office:value="284946.880491385" calcext:value-type="float">
            <text:p>284.947</text:p>
          </table:table-cell>
          <table:table-cell table:style-name="ce13" table:formula="of:=[.A160]/256*[.$B$2]+[.$B$1]" office:value-type="float" office:value="601622.5" calcext:value-type="float">
            <text:p>601.623</text:p>
          </table:table-cell>
          <table:table-cell table:style-name="ce13" table:formula="of:=1/(1/[.$B$3]+1/[.D160])" office:value-type="float" office:value="375633.147011858" calcext:value-type="float">
            <text:p>375.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256-[.A161])/256*[.$B$2]+[.$B$1]" office:value-type="float" office:value="394591.25" calcext:value-type="float">
            <text:p>394.591</text:p>
          </table:table-cell>
          <table:table-cell table:style-name="ce13" table:formula="of:=1/(1/[.$B$3]+1/[.B161])" office:value-type="float" office:value="282944.016750428" calcext:value-type="float">
            <text:p>282.944</text:p>
          </table:table-cell>
          <table:table-cell table:style-name="ce13" table:formula="of:=[.A161]/256*[.$B$2]+[.$B$1]" office:value-type="float" office:value="605528.75" calcext:value-type="float">
            <text:p>605.529</text:p>
          </table:table-cell>
          <table:table-cell table:style-name="ce13" table:formula="of:=1/(1/[.$B$3]+1/[.D161])" office:value-type="float" office:value="377152.231001781" calcext:value-type="float">
            <text:p>377.1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256-[.A162])/256*[.$B$2]+[.$B$1]" office:value-type="float" office:value="390685" calcext:value-type="float">
            <text:p>390.685</text:p>
          </table:table-cell>
          <table:table-cell table:style-name="ce13" table:formula="of:=1/(1/[.$B$3]+1/[.B162])" office:value-type="float" office:value="280929.901451443" calcext:value-type="float">
            <text:p>280.930</text:p>
          </table:table-cell>
          <table:table-cell table:style-name="ce13" table:formula="of:=[.A162]/256*[.$B$2]+[.$B$1]" office:value-type="float" office:value="609435" calcext:value-type="float">
            <text:p>609.435</text:p>
          </table:table-cell>
          <table:table-cell table:style-name="ce13" table:formula="of:=1/(1/[.$B$3]+1/[.D162])" office:value-type="float" office:value="378663.941072488" calcext:value-type="float">
            <text:p>378.6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256-[.A163])/256*[.$B$2]+[.$B$1]" office:value-type="float" office:value="386778.75" calcext:value-type="float">
            <text:p>386.779</text:p>
          </table:table-cell>
          <table:table-cell table:style-name="ce13" table:formula="of:=1/(1/[.$B$3]+1/[.B163])" office:value-type="float" office:value="278904.439514955" calcext:value-type="float">
            <text:p>278.904</text:p>
          </table:table-cell>
          <table:table-cell table:style-name="ce13" table:formula="of:=[.A163]/256*[.$B$2]+[.$B$1]" office:value-type="float" office:value="613341.25" calcext:value-type="float">
            <text:p>613.341</text:p>
          </table:table-cell>
          <table:table-cell table:style-name="ce13" table:formula="of:=1/(1/[.$B$3]+1/[.D163])" office:value-type="float" office:value="380168.330785567" calcext:value-type="float">
            <text:p>380.1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256-[.A164])/256*[.$B$2]+[.$B$1]" office:value-type="float" office:value="382872.5" calcext:value-type="float">
            <text:p>382.873</text:p>
          </table:table-cell>
          <table:table-cell table:style-name="ce13" table:formula="of:=1/(1/[.$B$3]+1/[.B164])" office:value-type="float" office:value="276867.534787191" calcext:value-type="float">
            <text:p>276.868</text:p>
          </table:table-cell>
          <table:table-cell table:style-name="ce13" table:formula="of:=[.A164]/256*[.$B$2]+[.$B$1]" office:value-type="float" office:value="617247.5" calcext:value-type="float">
            <text:p>617.248</text:p>
          </table:table-cell>
          <table:table-cell table:style-name="ce13" table:formula="of:=1/(1/[.$B$3]+1/[.D164])" office:value-type="float" office:value="381665.453185119" calcext:value-type="float">
            <text:p>381.6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256-[.A165])/256*[.$B$2]+[.$B$1]" office:value-type="float" office:value="378966.25" calcext:value-type="float">
            <text:p>378.966</text:p>
          </table:table-cell>
          <table:table-cell table:style-name="ce13" table:formula="of:=1/(1/[.$B$3]+1/[.B165])" office:value-type="float" office:value="274819.090024865" calcext:value-type="float">
            <text:p>274.819</text:p>
          </table:table-cell>
          <table:table-cell table:style-name="ce13" table:formula="of:=[.A165]/256*[.$B$2]+[.$B$1]" office:value-type="float" office:value="621153.75" calcext:value-type="float">
            <text:p>621.154</text:p>
          </table:table-cell>
          <table:table-cell table:style-name="ce13" table:formula="of:=1/(1/[.$B$3]+1/[.D165])" office:value-type="float" office:value="383155.360803995" calcext:value-type="float">
            <text:p>383.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256-[.A166])/256*[.$B$2]+[.$B$1]" office:value-type="float" office:value="375060" calcext:value-type="float">
            <text:p>375.060</text:p>
          </table:table-cell>
          <table:table-cell table:style-name="ce13" table:formula="of:=1/(1/[.$B$3]+1/[.B166])" office:value-type="float" office:value="272759.0068797" calcext:value-type="float">
            <text:p>272.759</text:p>
          </table:table-cell>
          <table:table-cell table:style-name="ce13" table:formula="of:=[.A166]/256*[.$B$2]+[.$B$1]" office:value-type="float" office:value="625060" calcext:value-type="float">
            <text:p>625.060</text:p>
          </table:table-cell>
          <table:table-cell table:style-name="ce13" table:formula="of:=1/(1/[.$B$3]+1/[.D166])" office:value-type="float" office:value="384638.105669944" calcext:value-type="float">
            <text:p>384.63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256-[.A167])/256*[.$B$2]+[.$B$1]" office:value-type="float" office:value="371153.75" calcext:value-type="float">
            <text:p>371.154</text:p>
          </table:table-cell>
          <table:table-cell table:style-name="ce13" table:formula="of:=1/(1/[.$B$3]+1/[.B167])" office:value-type="float" office:value="270687.185882692" calcext:value-type="float">
            <text:p>270.687</text:p>
          </table:table-cell>
          <table:table-cell table:style-name="ce13" table:formula="of:=[.A167]/256*[.$B$2]+[.$B$1]" office:value-type="float" office:value="628966.25" calcext:value-type="float">
            <text:p>628.966</text:p>
          </table:table-cell>
          <table:table-cell table:style-name="ce13" table:formula="of:=1/(1/[.$B$3]+1/[.D167])" office:value-type="float" office:value="386113.739311665" calcext:value-type="float">
            <text:p>386.1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256-[.A168])/256*[.$B$2]+[.$B$1]" office:value-type="float" office:value="367247.5" calcext:value-type="float">
            <text:p>367.248</text:p>
          </table:table-cell>
          <table:table-cell table:style-name="ce13" table:formula="of:=1/(1/[.$B$3]+1/[.B168])" office:value-type="float" office:value="268603.526428097" calcext:value-type="float">
            <text:p>268.604</text:p>
          </table:table-cell>
          <table:table-cell table:style-name="ce13" table:formula="of:=[.A168]/256*[.$B$2]+[.$B$1]" office:value-type="float" office:value="632872.5" calcext:value-type="float">
            <text:p>632.873</text:p>
          </table:table-cell>
          <table:table-cell table:style-name="ce13" table:formula="of:=1/(1/[.$B$3]+1/[.D168])" office:value-type="float" office:value="387582.312764775" calcext:value-type="float">
            <text:p>387.5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256-[.A169])/256*[.$B$2]+[.$B$1]" office:value-type="float" office:value="363341.25" calcext:value-type="float">
            <text:p>363.341</text:p>
          </table:table-cell>
          <table:table-cell table:style-name="ce13" table:formula="of:=1/(1/[.$B$3]+1/[.B169])" office:value-type="float" office:value="266507.926757149" calcext:value-type="float">
            <text:p>266.508</text:p>
          </table:table-cell>
          <table:table-cell table:style-name="ce13" table:formula="of:=[.A169]/256*[.$B$2]+[.$B$1]" office:value-type="float" office:value="636778.75" calcext:value-type="float">
            <text:p>636.779</text:p>
          </table:table-cell>
          <table:table-cell table:style-name="ce13" table:formula="of:=1/(1/[.$B$3]+1/[.D169])" office:value-type="float" office:value="389043.876577699" calcext:value-type="float">
            <text:p>389.0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256-[.A170])/256*[.$B$2]+[.$B$1]" office:value-type="float" office:value="359435" calcext:value-type="float">
            <text:p>359.435</text:p>
          </table:table-cell>
          <table:table-cell table:style-name="ce13" table:formula="of:=1/(1/[.$B$3]+1/[.B170])" office:value-type="float" office:value="264400.28394149" calcext:value-type="float">
            <text:p>264.400</text:p>
          </table:table-cell>
          <table:table-cell table:style-name="ce13" table:formula="of:=[.A170]/256*[.$B$2]+[.$B$1]" office:value-type="float" office:value="640685" calcext:value-type="float">
            <text:p>640.685</text:p>
          </table:table-cell>
          <table:table-cell table:style-name="ce13" table:formula="of:=1/(1/[.$B$3]+1/[.D170])" office:value-type="float" office:value="390498.480817463" calcext:value-type="float">
            <text:p>390.4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256-[.A171])/256*[.$B$2]+[.$B$1]" office:value-type="float" office:value="355528.75" calcext:value-type="float">
            <text:p>355.529</text:p>
          </table:table-cell>
          <table:table-cell table:style-name="ce13" table:formula="of:=1/(1/[.$B$3]+1/[.B171])" office:value-type="float" office:value="262280.493866323" calcext:value-type="float">
            <text:p>262.280</text:p>
          </table:table-cell>
          <table:table-cell table:style-name="ce13" table:formula="of:=[.A171]/256*[.$B$2]+[.$B$1]" office:value-type="float" office:value="644591.25" calcext:value-type="float">
            <text:p>644.591</text:p>
          </table:table-cell>
          <table:table-cell table:style-name="ce13" table:formula="of:=1/(1/[.$B$3]+1/[.D171])" office:value-type="float" office:value="391946.175075418" calcext:value-type="float">
            <text:p>391.9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256-[.A172])/256*[.$B$2]+[.$B$1]" office:value-type="float" office:value="351622.5" calcext:value-type="float">
            <text:p>351.623</text:p>
          </table:table-cell>
          <table:table-cell table:style-name="ce13" table:formula="of:=1/(1/[.$B$3]+1/[.B172])" office:value-type="float" office:value="260148.451213264" calcext:value-type="float">
            <text:p>260.148</text:p>
          </table:table-cell>
          <table:table-cell table:style-name="ce13" table:formula="of:=[.A172]/256*[.$B$2]+[.$B$1]" office:value-type="float" office:value="648497.5" calcext:value-type="float">
            <text:p>648.498</text:p>
          </table:table-cell>
          <table:table-cell table:style-name="ce13" table:formula="of:=1/(1/[.$B$3]+1/[.D172])" office:value-type="float" office:value="393387.008472867" calcext:value-type="float">
            <text:p>393.3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256-[.A173])/256*[.$B$2]+[.$B$1]" office:value-type="float" office:value="347716.25" calcext:value-type="float">
            <text:p>347.716</text:p>
          </table:table-cell>
          <table:table-cell table:style-name="ce13" table:formula="of:=1/(1/[.$B$3]+1/[.B173])" office:value-type="float" office:value="258004.0494429" calcext:value-type="float">
            <text:p>258.004</text:p>
          </table:table-cell>
          <table:table-cell table:style-name="ce13" table:formula="of:=[.A173]/256*[.$B$2]+[.$B$1]" office:value-type="float" office:value="652403.75" calcext:value-type="float">
            <text:p>652.404</text:p>
          </table:table-cell>
          <table:table-cell table:style-name="ce13" table:formula="of:=1/(1/[.$B$3]+1/[.D173])" office:value-type="float" office:value="394821.02966663" calcext:value-type="float">
            <text:p>394.8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256-[.A174])/256*[.$B$2]+[.$B$1]" office:value-type="float" office:value="343810" calcext:value-type="float">
            <text:p>343.810</text:p>
          </table:table-cell>
          <table:table-cell table:style-name="ce13" table:formula="of:=1/(1/[.$B$3]+1/[.B174])" office:value-type="float" office:value="255847.180777044" calcext:value-type="float">
            <text:p>255.847</text:p>
          </table:table-cell>
          <table:table-cell table:style-name="ce13" table:formula="of:=[.A174]/256*[.$B$2]+[.$B$1]" office:value-type="float" office:value="656310" calcext:value-type="float">
            <text:p>656.310</text:p>
          </table:table-cell>
          <table:table-cell table:style-name="ce13" table:formula="of:=1/(1/[.$B$3]+1/[.D174])" office:value-type="float" office:value="396248.286854514" calcext:value-type="float">
            <text:p>396.2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256-[.A175])/256*[.$B$2]+[.$B$1]" office:value-type="float" office:value="339903.75" calcext:value-type="float">
            <text:p>339.904</text:p>
          </table:table-cell>
          <table:table-cell table:style-name="ce13" table:formula="of:=1/(1/[.$B$3]+1/[.B175])" office:value-type="float" office:value="253677.736180677" calcext:value-type="float">
            <text:p>253.678</text:p>
          </table:table-cell>
          <table:table-cell table:style-name="ce13" table:formula="of:=[.A175]/256*[.$B$2]+[.$B$1]" office:value-type="float" office:value="660216.25" calcext:value-type="float">
            <text:p>660.216</text:p>
          </table:table-cell>
          <table:table-cell table:style-name="ce13" table:formula="of:=1/(1/[.$B$3]+1/[.D175])" office:value-type="float" office:value="397668.827780718" calcext:value-type="float">
            <text:p>397.6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256-[.A176])/256*[.$B$2]+[.$B$1]" office:value-type="float" office:value="335997.5" calcext:value-type="float">
            <text:p>335.998</text:p>
          </table:table-cell>
          <table:table-cell table:style-name="ce13" table:formula="of:=1/(1/[.$B$3]+1/[.B176])" office:value-type="float" office:value="251495.605343573" calcext:value-type="float">
            <text:p>251.496</text:p>
          </table:table-cell>
          <table:table-cell table:style-name="ce13" table:formula="of:=[.A176]/256*[.$B$2]+[.$B$1]" office:value-type="float" office:value="664122.5" calcext:value-type="float">
            <text:p>664.123</text:p>
          </table:table-cell>
          <table:table-cell table:style-name="ce13" table:formula="of:=1/(1/[.$B$3]+1/[.D176])" office:value-type="float" office:value="399082.699741155" calcext:value-type="float">
            <text:p>399.0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256-[.A177])/256*[.$B$2]+[.$B$1]" office:value-type="float" office:value="332091.25" calcext:value-type="float">
            <text:p>332.091</text:p>
          </table:table-cell>
          <table:table-cell table:style-name="ce13" table:formula="of:=1/(1/[.$B$3]+1/[.B177])" office:value-type="float" office:value="249300.676661603" calcext:value-type="float">
            <text:p>249.301</text:p>
          </table:table-cell>
          <table:table-cell table:style-name="ce13" table:formula="of:=[.A177]/256*[.$B$2]+[.$B$1]" office:value-type="float" office:value="668028.75" calcext:value-type="float">
            <text:p>668.029</text:p>
          </table:table-cell>
          <table:table-cell table:style-name="ce13" table:formula="of:=1/(1/[.$B$3]+1/[.D177])" office:value-type="float" office:value="400489.949588699" calcext:value-type="float">
            <text:p>400.49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256-[.A178])/256*[.$B$2]+[.$B$1]" office:value-type="float" office:value="328185" calcext:value-type="float">
            <text:p>328.185</text:p>
          </table:table-cell>
          <table:table-cell table:style-name="ce13" table:formula="of:=1/(1/[.$B$3]+1/[.B178])" office:value-type="float" office:value="247092.837217707" calcext:value-type="float">
            <text:p>247.093</text:p>
          </table:table-cell>
          <table:table-cell table:style-name="ce13" table:formula="of:=[.A178]/256*[.$B$2]+[.$B$1]" office:value-type="float" office:value="671935" calcext:value-type="float">
            <text:p>671.935</text:p>
          </table:table-cell>
          <table:table-cell table:style-name="ce13" table:formula="of:=1/(1/[.$B$3]+1/[.D178])" office:value-type="float" office:value="401890.623738363" calcext:value-type="float">
            <text:p>401.8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256-[.A179])/256*[.$B$2]+[.$B$1]" office:value-type="float" office:value="324278.75" calcext:value-type="float">
            <text:p>324.279</text:p>
          </table:table-cell>
          <table:table-cell table:style-name="ce13" table:formula="of:=1/(1/[.$B$3]+1/[.B179])" office:value-type="float" office:value="244871.972762532" calcext:value-type="float">
            <text:p>244.872</text:p>
          </table:table-cell>
          <table:table-cell table:style-name="ce13" table:formula="of:=[.A179]/256*[.$B$2]+[.$B$1]" office:value-type="float" office:value="675841.25" calcext:value-type="float">
            <text:p>675.841</text:p>
          </table:table-cell>
          <table:table-cell table:style-name="ce13" table:formula="of:=1/(1/[.$B$3]+1/[.D179])" office:value-type="float" office:value="403284.768172403" calcext:value-type="float">
            <text:p>403.2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256-[.A180])/256*[.$B$2]+[.$B$1]" office:value-type="float" office:value="320372.5" calcext:value-type="float">
            <text:p>320.373</text:p>
          </table:table-cell>
          <table:table-cell table:style-name="ce13" table:formula="of:=1/(1/[.$B$3]+1/[.B180])" office:value-type="float" office:value="242637.967694723" calcext:value-type="float">
            <text:p>242.638</text:p>
          </table:table-cell>
          <table:table-cell table:style-name="ce13" table:formula="of:=[.A180]/256*[.$B$2]+[.$B$1]" office:value-type="float" office:value="679747.5" calcext:value-type="float">
            <text:p>679.748</text:p>
          </table:table-cell>
          <table:table-cell table:style-name="ce13" table:formula="of:=1/(1/[.$B$3]+1/[.D180])" office:value-type="float" office:value="404672.428445347" calcext:value-type="float">
            <text:p>404.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256-[.A181])/256*[.$B$2]+[.$B$1]" office:value-type="float" office:value="316466.25" calcext:value-type="float">
            <text:p>316.466</text:p>
          </table:table-cell>
          <table:table-cell table:style-name="ce13" table:formula="of:=1/(1/[.$B$3]+1/[.B181])" office:value-type="float" office:value="240390.705040862" calcext:value-type="float">
            <text:p>240.391</text:p>
          </table:table-cell>
          <table:table-cell table:style-name="ce13" table:formula="of:=[.A181]/256*[.$B$2]+[.$B$1]" office:value-type="float" office:value="683653.75" calcext:value-type="float">
            <text:p>683.654</text:p>
          </table:table-cell>
          <table:table-cell table:style-name="ce13" table:formula="of:=1/(1/[.$B$3]+1/[.D181])" office:value-type="float" office:value="406053.649688958" calcext:value-type="float">
            <text:p>406.0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256-[.A182])/256*[.$B$2]+[.$B$1]" office:value-type="float" office:value="312560" calcext:value-type="float">
            <text:p>312.560</text:p>
          </table:table-cell>
          <table:table-cell table:style-name="ce13" table:formula="of:=1/(1/[.$B$3]+1/[.B182])" office:value-type="float" office:value="238130.066435058" calcext:value-type="float">
            <text:p>238.130</text:p>
          </table:table-cell>
          <table:table-cell table:style-name="ce13" table:formula="of:=[.A182]/256*[.$B$2]+[.$B$1]" office:value-type="float" office:value="687560" calcext:value-type="float">
            <text:p>687.560</text:p>
          </table:table-cell>
          <table:table-cell table:style-name="ce13" table:formula="of:=1/(1/[.$B$3]+1/[.D182])" office:value-type="float" office:value="407428.476617128" calcext:value-type="float">
            <text:p>407.4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256-[.A183])/256*[.$B$2]+[.$B$1]" office:value-type="float" office:value="308653.75" calcext:value-type="float">
            <text:p>308.654</text:p>
          </table:table-cell>
          <table:table-cell table:style-name="ce13" table:formula="of:=1/(1/[.$B$3]+1/[.B183])" office:value-type="float" office:value="235855.932098158" calcext:value-type="float">
            <text:p>235.856</text:p>
          </table:table-cell>
          <table:table-cell table:style-name="ce13" table:formula="of:=[.A183]/256*[.$B$2]+[.$B$1]" office:value-type="float" office:value="691466.25" calcext:value-type="float">
            <text:p>691.466</text:p>
          </table:table-cell>
          <table:table-cell table:style-name="ce13" table:formula="of:=1/(1/[.$B$3]+1/[.D183])" office:value-type="float" office:value="408796.953530702" calcext:value-type="float">
            <text:p>408.7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256-[.A184])/256*[.$B$2]+[.$B$1]" office:value-type="float" office:value="304747.5" calcext:value-type="float">
            <text:p>304.748</text:p>
          </table:table-cell>
          <table:table-cell table:style-name="ce13" table:formula="of:=1/(1/[.$B$3]+1/[.B184])" office:value-type="float" office:value="233568.180816595" calcext:value-type="float">
            <text:p>233.568</text:p>
          </table:table-cell>
          <table:table-cell table:style-name="ce13" table:formula="of:=[.A184]/256*[.$B$2]+[.$B$1]" office:value-type="float" office:value="695372.5" calcext:value-type="float">
            <text:p>695.373</text:p>
          </table:table-cell>
          <table:table-cell table:style-name="ce13" table:formula="of:=1/(1/[.$B$3]+1/[.D184])" office:value-type="float" office:value="410159.124322236" calcext:value-type="float">
            <text:p>410.1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256-[.A185])/256*[.$B$2]+[.$B$1]" office:value-type="float" office:value="300841.25" calcext:value-type="float">
            <text:p>300.841</text:p>
          </table:table-cell>
          <table:table-cell table:style-name="ce13" table:formula="of:=1/(1/[.$B$3]+1/[.B185])" office:value-type="float" office:value="231266.689920849" calcext:value-type="float">
            <text:p>231.267</text:p>
          </table:table-cell>
          <table:table-cell table:style-name="ce13" table:formula="of:=[.A185]/256*[.$B$2]+[.$B$1]" office:value-type="float" office:value="699278.75" calcext:value-type="float">
            <text:p>699.279</text:p>
          </table:table-cell>
          <table:table-cell table:style-name="ce13" table:formula="of:=1/(1/[.$B$3]+1/[.D185])" office:value-type="float" office:value="411515.032480692" calcext:value-type="float">
            <text:p>411.5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256-[.A186])/256*[.$B$2]+[.$B$1]" office:value-type="float" office:value="296935" calcext:value-type="float">
            <text:p>296.935</text:p>
          </table:table-cell>
          <table:table-cell table:style-name="ce13" table:formula="of:=1/(1/[.$B$3]+1/[.B186])" office:value-type="float" office:value="228951.335263525" calcext:value-type="float">
            <text:p>228.951</text:p>
          </table:table-cell>
          <table:table-cell table:style-name="ce13" table:formula="of:=[.A186]/256*[.$B$2]+[.$B$1]" office:value-type="float" office:value="703185" calcext:value-type="float">
            <text:p>703.185</text:p>
          </table:table-cell>
          <table:table-cell table:style-name="ce13" table:formula="of:=1/(1/[.$B$3]+1/[.D186])" office:value-type="float" office:value="412864.721096064" calcext:value-type="float">
            <text:p>412.8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256-[.A187])/256*[.$B$2]+[.$B$1]" office:value-type="float" office:value="293028.75" calcext:value-type="float">
            <text:p>293.029</text:p>
          </table:table-cell>
          <table:table-cell table:style-name="ce13" table:formula="of:=1/(1/[.$B$3]+1/[.B187])" office:value-type="float" office:value="226621.991197025" calcext:value-type="float">
            <text:p>226.622</text:p>
          </table:table-cell>
          <table:table-cell table:style-name="ce13" table:formula="of:=[.A187]/256*[.$B$2]+[.$B$1]" office:value-type="float" office:value="707091.25" calcext:value-type="float">
            <text:p>707.091</text:p>
          </table:table-cell>
          <table:table-cell table:style-name="ce13" table:formula="of:=1/(1/[.$B$3]+1/[.D187])" office:value-type="float" office:value="414208.232863943" calcext:value-type="float">
            <text:p>414.2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256-[.A188])/256*[.$B$2]+[.$B$1]" office:value-type="float" office:value="289122.5" calcext:value-type="float">
            <text:p>289.123</text:p>
          </table:table-cell>
          <table:table-cell table:style-name="ce13" table:formula="of:=1/(1/[.$B$3]+1/[.B188])" office:value-type="float" office:value="224278.53055082" calcext:value-type="float">
            <text:p>224.279</text:p>
          </table:table-cell>
          <table:table-cell table:style-name="ce13" table:formula="of:=[.A188]/256*[.$B$2]+[.$B$1]" office:value-type="float" office:value="710997.5" calcext:value-type="float">
            <text:p>710.998</text:p>
          </table:table-cell>
          <table:table-cell table:style-name="ce13" table:formula="of:=1/(1/[.$B$3]+1/[.D188])" office:value-type="float" office:value="415545.610090021" calcext:value-type="float">
            <text:p>415.5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256-[.A189])/256*[.$B$2]+[.$B$1]" office:value-type="float" office:value="285216.25" calcext:value-type="float">
            <text:p>285.216</text:p>
          </table:table-cell>
          <table:table-cell table:style-name="ce13" table:formula="of:=1/(1/[.$B$3]+1/[.B189])" office:value-type="float" office:value="221920.82460831" calcext:value-type="float">
            <text:p>221.921</text:p>
          </table:table-cell>
          <table:table-cell table:style-name="ce13" table:formula="of:=[.A189]/256*[.$B$2]+[.$B$1]" office:value-type="float" office:value="714903.75" calcext:value-type="float">
            <text:p>714.904</text:p>
          </table:table-cell>
          <table:table-cell table:style-name="ce13" table:formula="of:=1/(1/[.$B$3]+1/[.D189])" office:value-type="float" office:value="416876.894694527" calcext:value-type="float">
            <text:p>416.8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256-[.A190])/256*[.$B$2]+[.$B$1]" office:value-type="float" office:value="281310" calcext:value-type="float">
            <text:p>281.310</text:p>
          </table:table-cell>
          <table:table-cell table:style-name="ce13" table:formula="of:=1/(1/[.$B$3]+1/[.B190])" office:value-type="float" office:value="219548.743083251" calcext:value-type="float">
            <text:p>219.549</text:p>
          </table:table-cell>
          <table:table-cell table:style-name="ce13" table:formula="of:=[.A190]/256*[.$B$2]+[.$B$1]" office:value-type="float" office:value="718810" calcext:value-type="float">
            <text:p>718.810</text:p>
          </table:table-cell>
          <table:table-cell table:style-name="ce13" table:formula="of:=1/(1/[.$B$3]+1/[.D190])" office:value-type="float" office:value="418202.128216615" calcext:value-type="float">
            <text:p>418.2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256-[.A191])/256*[.$B$2]+[.$B$1]" office:value-type="float" office:value="277403.75" calcext:value-type="float">
            <text:p>277.404</text:p>
          </table:table-cell>
          <table:table-cell table:style-name="ce13" table:formula="of:=1/(1/[.$B$3]+1/[.B191])" office:value-type="float" office:value="217162.154095759" calcext:value-type="float">
            <text:p>217.162</text:p>
          </table:table-cell>
          <table:table-cell table:style-name="ce13" table:formula="of:=[.A191]/256*[.$B$2]+[.$B$1]" office:value-type="float" office:value="722716.25" calcext:value-type="float">
            <text:p>722.716</text:p>
          </table:table-cell>
          <table:table-cell table:style-name="ce13" table:formula="of:=1/(1/[.$B$3]+1/[.D191])" office:value-type="float" office:value="419521.351818676" calcext:value-type="float">
            <text:p>419.5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256-[.A192])/256*[.$B$2]+[.$B$1]" office:value-type="float" office:value="273497.5" calcext:value-type="float">
            <text:p>273.498</text:p>
          </table:table-cell>
          <table:table-cell table:style-name="ce13" table:formula="of:=1/(1/[.$B$3]+1/[.B192])" office:value-type="float" office:value="214760.924147868" calcext:value-type="float">
            <text:p>214.761</text:p>
          </table:table-cell>
          <table:table-cell table:style-name="ce13" table:formula="of:=[.A192]/256*[.$B$2]+[.$B$1]" office:value-type="float" office:value="726622.5" calcext:value-type="float">
            <text:p>726.623</text:p>
          </table:table-cell>
          <table:table-cell table:style-name="ce13" table:formula="of:=1/(1/[.$B$3]+1/[.D192])" office:value-type="float" office:value="420834.606290605" calcext:value-type="float">
            <text:p>420.8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256-[.A193])/256*[.$B$2]+[.$B$1]" office:value-type="float" office:value="269591.25" calcext:value-type="float">
            <text:p>269.591</text:p>
          </table:table-cell>
          <table:table-cell table:style-name="ce13" table:formula="of:=1/(1/[.$B$3]+1/[.B193])" office:value-type="float" office:value="212344.91809864" calcext:value-type="float">
            <text:p>212.345</text:p>
          </table:table-cell>
          <table:table-cell table:style-name="ce13" table:formula="of:=[.A193]/256*[.$B$2]+[.$B$1]" office:value-type="float" office:value="730528.75" calcext:value-type="float">
            <text:p>730.529</text:p>
          </table:table-cell>
          <table:table-cell table:style-name="ce13" table:formula="of:=1/(1/[.$B$3]+1/[.D193])" office:value-type="float" office:value="422141.932054004" calcext:value-type="float">
            <text:p>422.1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256-[.A194])/256*[.$B$2]+[.$B$1]" office:value-type="float" office:value="265685" calcext:value-type="float">
            <text:p>265.685</text:p>
          </table:table-cell>
          <table:table-cell table:style-name="ce13" table:formula="of:=1/(1/[.$B$3]+1/[.B194])" office:value-type="float" office:value="209913.999138806" calcext:value-type="float">
            <text:p>209.914</text:p>
          </table:table-cell>
          <table:table-cell table:style-name="ce13" table:formula="of:=[.A194]/256*[.$B$2]+[.$B$1]" office:value-type="float" office:value="734435" calcext:value-type="float">
            <text:p>734.435</text:p>
          </table:table-cell>
          <table:table-cell table:style-name="ce13" table:formula="of:=1/(1/[.$B$3]+1/[.D194])" office:value-type="float" office:value="423443.369166328" calcext:value-type="float">
            <text:p>423.4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256-[.A195])/256*[.$B$2]+[.$B$1]" office:value-type="float" office:value="261778.75" calcext:value-type="float">
            <text:p>261.779</text:p>
          </table:table-cell>
          <table:table-cell table:style-name="ce13" table:formula="of:=1/(1/[.$B$3]+1/[.B195])" office:value-type="float" office:value="207468.028764948" calcext:value-type="float">
            <text:p>207.468</text:p>
          </table:table-cell>
          <table:table-cell table:style-name="ce13" table:formula="of:=[.A195]/256*[.$B$2]+[.$B$1]" office:value-type="float" office:value="738341.25" calcext:value-type="float">
            <text:p>738.341</text:p>
          </table:table-cell>
          <table:table-cell table:style-name="ce13" table:formula="of:=1/(1/[.$B$3]+1/[.D195])" office:value-type="float" office:value="424738.957324979" calcext:value-type="float">
            <text:p>424.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256-[.A196])/256*[.$B$2]+[.$B$1]" office:value-type="float" office:value="257872.5" calcext:value-type="float">
            <text:p>257.873</text:p>
          </table:table-cell>
          <table:table-cell table:style-name="ce13" table:formula="of:=1/(1/[.$B$3]+1/[.B196])" office:value-type="float" office:value="205006.866753188" calcext:value-type="float">
            <text:p>205.007</text:p>
          </table:table-cell>
          <table:table-cell table:style-name="ce13" table:formula="of:=[.A196]/256*[.$B$2]+[.$B$1]" office:value-type="float" office:value="742247.5" calcext:value-type="float">
            <text:p>742.248</text:p>
          </table:table-cell>
          <table:table-cell table:style-name="ce13" table:formula="of:=1/(1/[.$B$3]+1/[.D196])" office:value-type="float" office:value="426028.735871339" calcext:value-type="float">
            <text:p>426.0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256-[.A197])/256*[.$B$2]+[.$B$1]" office:value-type="float" office:value="253966.25" calcext:value-type="float">
            <text:p>253.966</text:p>
          </table:table-cell>
          <table:table-cell table:style-name="ce13" table:formula="of:=1/(1/[.$B$3]+1/[.B197])" office:value-type="float" office:value="202530.371132397" calcext:value-type="float">
            <text:p>202.530</text:p>
          </table:table-cell>
          <table:table-cell table:style-name="ce13" table:formula="of:=[.A197]/256*[.$B$2]+[.$B$1]" office:value-type="float" office:value="746153.75" calcext:value-type="float">
            <text:p>746.154</text:p>
          </table:table-cell>
          <table:table-cell table:style-name="ce13" table:formula="of:=1/(1/[.$B$3]+1/[.D197])" office:value-type="float" office:value="427312.743794755" calcext:value-type="float">
            <text:p>427.3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256-[.A198])/256*[.$B$2]+[.$B$1]" office:value-type="float" office:value="250060" calcext:value-type="float">
            <text:p>250.060</text:p>
          </table:table-cell>
          <table:table-cell table:style-name="ce13" table:formula="of:=1/(1/[.$B$3]+1/[.B198])" office:value-type="float" office:value="200038.398156888" calcext:value-type="float">
            <text:p>200.038</text:p>
          </table:table-cell>
          <table:table-cell table:style-name="ce13" table:formula="of:=[.A198]/256*[.$B$2]+[.$B$1]" office:value-type="float" office:value="750060" calcext:value-type="float">
            <text:p>750.060</text:p>
          </table:table-cell>
          <table:table-cell table:style-name="ce13" table:formula="of:=1/(1/[.$B$3]+1/[.D198])" office:value-type="float" office:value="428591.019736466" calcext:value-type="float">
            <text:p>428.5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256-[.A199])/256*[.$B$2]+[.$B$1]" office:value-type="float" office:value="246153.75" calcext:value-type="float">
            <text:p>246.154</text:p>
          </table:table-cell>
          <table:table-cell table:style-name="ce13" table:formula="of:=1/(1/[.$B$3]+1/[.B199])" office:value-type="float" office:value="197530.802278611" calcext:value-type="float">
            <text:p>197.531</text:p>
          </table:table-cell>
          <table:table-cell table:style-name="ce13" table:formula="of:=[.A199]/256*[.$B$2]+[.$B$1]" office:value-type="float" office:value="753966.25" calcext:value-type="float">
            <text:p>753.966</text:p>
          </table:table-cell>
          <table:table-cell table:style-name="ce13" table:formula="of:=1/(1/[.$B$3]+1/[.D199])" office:value-type="float" office:value="429863.601993482" calcext:value-type="float">
            <text:p>429.8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256-[.A200])/256*[.$B$2]+[.$B$1]" office:value-type="float" office:value="242247.5" calcext:value-type="float">
            <text:p>242.248</text:p>
          </table:table-cell>
          <table:table-cell table:style-name="ce13" table:formula="of:=1/(1/[.$B$3]+1/[.B200])" office:value-type="float" office:value="195007.436118809" calcext:value-type="float">
            <text:p>195.007</text:p>
          </table:table-cell>
          <table:table-cell table:style-name="ce13" table:formula="of:=[.A200]/256*[.$B$2]+[.$B$1]" office:value-type="float" office:value="757872.5" calcext:value-type="float">
            <text:p>757.873</text:p>
          </table:table-cell>
          <table:table-cell table:style-name="ce13" table:formula="of:=1/(1/[.$B$3]+1/[.D200])" office:value-type="float" office:value="431130.528522404" calcext:value-type="float">
            <text:p>431.1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256-[.A201])/256*[.$B$2]+[.$B$1]" office:value-type="float" office:value="238341.25" calcext:value-type="float">
            <text:p>238.341</text:p>
          </table:table-cell>
          <table:table-cell table:style-name="ce13" table:formula="of:=1/(1/[.$B$3]+1/[.B201])" office:value-type="float" office:value="192468.150439146" calcext:value-type="float">
            <text:p>192.468</text:p>
          </table:table-cell>
          <table:table-cell table:style-name="ce13" table:formula="of:=[.A201]/256*[.$B$2]+[.$B$1]" office:value-type="float" office:value="761778.75" calcext:value-type="float">
            <text:p>761.779</text:p>
          </table:table-cell>
          <table:table-cell table:style-name="ce13" table:formula="of:=1/(1/[.$B$3]+1/[.D201])" office:value-type="float" office:value="432391.836943203" calcext:value-type="float">
            <text:p>432.3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256-[.A202])/256*[.$B$2]+[.$B$1]" office:value-type="float" office:value="234435" calcext:value-type="float">
            <text:p>234.435</text:p>
          </table:table-cell>
          <table:table-cell table:style-name="ce13" table:formula="of:=1/(1/[.$B$3]+1/[.B202])" office:value-type="float" office:value="189912.794112286" calcext:value-type="float">
            <text:p>189.913</text:p>
          </table:table-cell>
          <table:table-cell table:style-name="ce13" table:formula="of:=[.A202]/256*[.$B$2]+[.$B$1]" office:value-type="float" office:value="765685" calcext:value-type="float">
            <text:p>765.685</text:p>
          </table:table-cell>
          <table:table-cell table:style-name="ce13" table:formula="of:=1/(1/[.$B$3]+1/[.D202])" office:value-type="float" office:value="433647.564542939" calcext:value-type="float">
            <text:p>433.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256-[.A203])/256*[.$B$2]+[.$B$1]" office:value-type="float" office:value="230528.75" calcext:value-type="float">
            <text:p>230.529</text:p>
          </table:table-cell>
          <table:table-cell table:style-name="ce13" table:formula="of:=1/(1/[.$B$3]+1/[.B203])" office:value-type="float" office:value="187341.21409191" calcext:value-type="float">
            <text:p>187.341</text:p>
          </table:table-cell>
          <table:table-cell table:style-name="ce13" table:formula="of:=[.A203]/256*[.$B$2]+[.$B$1]" office:value-type="float" office:value="769591.25" calcext:value-type="float">
            <text:p>769.591</text:p>
          </table:table-cell>
          <table:table-cell table:style-name="ce13" table:formula="of:=1/(1/[.$B$3]+1/[.D203])" office:value-type="float" office:value="434897.74827944" calcext:value-type="float">
            <text:p>434.8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256-[.A204])/256*[.$B$2]+[.$B$1]" office:value-type="float" office:value="226622.5" calcext:value-type="float">
            <text:p>226.623</text:p>
          </table:table-cell>
          <table:table-cell table:style-name="ce13" table:formula="of:=1/(1/[.$B$3]+1/[.B204])" office:value-type="float" office:value="184753.255382157" calcext:value-type="float">
            <text:p>184.753</text:p>
          </table:table-cell>
          <table:table-cell table:style-name="ce13" table:formula="of:=[.A204]/256*[.$B$2]+[.$B$1]" office:value-type="float" office:value="773497.5" calcext:value-type="float">
            <text:p>773.498</text:p>
          </table:table-cell>
          <table:table-cell table:style-name="ce13" table:formula="of:=1/(1/[.$B$3]+1/[.D204])" office:value-type="float" office:value="436142.424784924" calcext:value-type="float">
            <text:p>436.1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256-[.A205])/256*[.$B$2]+[.$B$1]" office:value-type="float" office:value="222716.25" calcext:value-type="float">
            <text:p>222.716</text:p>
          </table:table-cell>
          <table:table-cell table:style-name="ce13" table:formula="of:=1/(1/[.$B$3]+1/[.B205])" office:value-type="float" office:value="182148.761006489" calcext:value-type="float">
            <text:p>182.149</text:p>
          </table:table-cell>
          <table:table-cell table:style-name="ce13" table:formula="of:=[.A205]/256*[.$B$2]+[.$B$1]" office:value-type="float" office:value="777403.75" calcext:value-type="float">
            <text:p>777.404</text:p>
          </table:table-cell>
          <table:table-cell table:style-name="ce13" table:formula="of:=1/(1/[.$B$3]+1/[.D205])" office:value-type="float" office:value="437381.630369577" calcext:value-type="float">
            <text:p>437.3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256-[.A206])/256*[.$B$2]+[.$B$1]" office:value-type="float" office:value="218810" calcext:value-type="float">
            <text:p>218.810</text:p>
          </table:table-cell>
          <table:table-cell table:style-name="ce13" table:formula="of:=1/(1/[.$B$3]+1/[.B206])" office:value-type="float" office:value="179527.571975944" calcext:value-type="float">
            <text:p>179.528</text:p>
          </table:table-cell>
          <table:table-cell table:style-name="ce13" table:formula="of:=[.A206]/256*[.$B$2]+[.$B$1]" office:value-type="float" office:value="781310" calcext:value-type="float">
            <text:p>781.310</text:p>
          </table:table-cell>
          <table:table-cell table:style-name="ce13" table:formula="of:=1/(1/[.$B$3]+1/[.D206])" office:value-type="float" office:value="438615.401025088" calcext:value-type="float">
            <text:p>438.6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256-[.A207])/256*[.$B$2]+[.$B$1]" office:value-type="float" office:value="214903.75" calcext:value-type="float">
            <text:p>214.904</text:p>
          </table:table-cell>
          <table:table-cell table:style-name="ce13" table:formula="of:=1/(1/[.$B$3]+1/[.B207])" office:value-type="float" office:value="176889.527256789" calcext:value-type="float">
            <text:p>176.890</text:p>
          </table:table-cell>
          <table:table-cell table:style-name="ce13" table:formula="of:=[.A207]/256*[.$B$2]+[.$B$1]" office:value-type="float" office:value="785216.25" calcext:value-type="float">
            <text:p>785.216</text:p>
          </table:table-cell>
          <table:table-cell table:style-name="ce13" table:formula="of:=1/(1/[.$B$3]+1/[.D207])" office:value-type="float" office:value="439843.77242813" calcext:value-type="float">
            <text:p>439.8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256-[.A208])/256*[.$B$2]+[.$B$1]" office:value-type="float" office:value="210997.5" calcext:value-type="float">
            <text:p>210.998</text:p>
          </table:table-cell>
          <table:table-cell table:style-name="ce13" table:formula="of:=1/(1/[.$B$3]+1/[.B208])" office:value-type="float" office:value="174234.463737539" calcext:value-type="float">
            <text:p>174.234</text:p>
          </table:table-cell>
          <table:table-cell table:style-name="ce13" table:formula="of:=[.A208]/256*[.$B$2]+[.$B$1]" office:value-type="float" office:value="789122.5" calcext:value-type="float">
            <text:p>789.123</text:p>
          </table:table-cell>
          <table:table-cell table:style-name="ce13" table:formula="of:=1/(1/[.$B$3]+1/[.D208])" office:value-type="float" office:value="441066.779943799" calcext:value-type="float">
            <text:p>441.0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256-[.A209])/256*[.$B$2]+[.$B$1]" office:value-type="float" office:value="207091.25" calcext:value-type="float">
            <text:p>207.091</text:p>
          </table:table-cell>
          <table:table-cell table:style-name="ce13" table:formula="of:=1/(1/[.$B$3]+1/[.B209])" office:value-type="float" office:value="171562.216195337" calcext:value-type="float">
            <text:p>171.562</text:p>
          </table:table-cell>
          <table:table-cell table:style-name="ce13" table:formula="of:=[.A209]/256*[.$B$2]+[.$B$1]" office:value-type="float" office:value="793028.75" calcext:value-type="float">
            <text:p>793.029</text:p>
          </table:table-cell>
          <table:table-cell table:style-name="ce13" table:formula="of:=1/(1/[.$B$3]+1/[.D209])" office:value-type="float" office:value="442284.45862901" calcext:value-type="float">
            <text:p>442.2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256-[.A210])/256*[.$B$2]+[.$B$1]" office:value-type="float" office:value="203185" calcext:value-type="float">
            <text:p>203.185</text:p>
          </table:table-cell>
          <table:table-cell table:style-name="ce13" table:formula="of:=1/(1/[.$B$3]+1/[.B210])" office:value-type="float" office:value="168872.617261685" calcext:value-type="float">
            <text:p>168.873</text:p>
          </table:table-cell>
          <table:table-cell table:style-name="ce13" table:formula="of:=[.A210]/256*[.$B$2]+[.$B$1]" office:value-type="float" office:value="796935" calcext:value-type="float">
            <text:p>796.935</text:p>
          </table:table-cell>
          <table:table-cell table:style-name="ce13" table:formula="of:=1/(1/[.$B$3]+1/[.D210])" office:value-type="float" office:value="443496.843235843" calcext:value-type="float">
            <text:p>443.4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256-[.A211])/256*[.$B$2]+[.$B$1]" office:value-type="float" office:value="199278.75" calcext:value-type="float">
            <text:p>199.279</text:p>
          </table:table-cell>
          <table:table-cell table:style-name="ce13" table:formula="of:=1/(1/[.$B$3]+1/[.B211])" office:value-type="float" office:value="166165.497387492" calcext:value-type="float">
            <text:p>166.165</text:p>
          </table:table-cell>
          <table:table-cell table:style-name="ce13" table:formula="of:=[.A211]/256*[.$B$2]+[.$B$1]" office:value-type="float" office:value="800841.25" calcext:value-type="float">
            <text:p>800.841</text:p>
          </table:table-cell>
          <table:table-cell table:style-name="ce13" table:formula="of:=1/(1/[.$B$3]+1/[.D211])" office:value-type="float" office:value="444703.968214855" calcext:value-type="float">
            <text:p>444.7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256-[.A212])/256*[.$B$2]+[.$B$1]" office:value-type="float" office:value="195372.5" calcext:value-type="float">
            <text:p>195.373</text:p>
          </table:table-cell>
          <table:table-cell table:style-name="ce13" table:formula="of:=1/(1/[.$B$3]+1/[.B212])" office:value-type="float" office:value="163440.684807455" calcext:value-type="float">
            <text:p>163.441</text:p>
          </table:table-cell>
          <table:table-cell table:style-name="ce13" table:formula="of:=[.A212]/256*[.$B$2]+[.$B$1]" office:value-type="float" office:value="804747.5" calcext:value-type="float">
            <text:p>804.748</text:p>
          </table:table-cell>
          <table:table-cell table:style-name="ce13" table:formula="of:=1/(1/[.$B$3]+1/[.D212])" office:value-type="float" office:value="445905.867718337" calcext:value-type="float">
            <text:p>445.9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256-[.A213])/256*[.$B$2]+[.$B$1]" office:value-type="float" office:value="191466.25" calcext:value-type="float">
            <text:p>191.466</text:p>
          </table:table-cell>
          <table:table-cell table:style-name="ce13" table:formula="of:=1/(1/[.$B$3]+1/[.B213])" office:value-type="float" office:value="160698.005503723" calcext:value-type="float">
            <text:p>160.698</text:p>
          </table:table-cell>
          <table:table-cell table:style-name="ce13" table:formula="of:=[.A213]/256*[.$B$2]+[.$B$1]" office:value-type="float" office:value="808653.75" calcext:value-type="float">
            <text:p>808.654</text:p>
          </table:table-cell>
          <table:table-cell table:style-name="ce13" table:formula="of:=1/(1/[.$B$3]+1/[.D213])" office:value-type="float" office:value="447102.575603539" calcext:value-type="float">
            <text:p>447.1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256-[.A214])/256*[.$B$2]+[.$B$1]" office:value-type="float" office:value="187560" calcext:value-type="float">
            <text:p>187.560</text:p>
          </table:table-cell>
          <table:table-cell table:style-name="ce13" table:formula="of:=1/(1/[.$B$3]+1/[.B214])" office:value-type="float" office:value="157937.28316885" calcext:value-type="float">
            <text:p>157.937</text:p>
          </table:table-cell>
          <table:table-cell table:style-name="ce13" table:formula="of:=[.A214]/256*[.$B$2]+[.$B$1]" office:value-type="float" office:value="812560" calcext:value-type="float">
            <text:p>812.560</text:p>
          </table:table-cell>
          <table:table-cell table:style-name="ce13" table:formula="of:=1/(1/[.$B$3]+1/[.D214])" office:value-type="float" office:value="448294.125435848" calcext:value-type="float">
            <text:p>448.29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256-[.A215])/256*[.$B$2]+[.$B$1]" office:value-type="float" office:value="183653.75" calcext:value-type="float">
            <text:p>183.654</text:p>
          </table:table-cell>
          <table:table-cell table:style-name="ce13" table:formula="of:=1/(1/[.$B$3]+1/[.B215])" office:value-type="float" office:value="155158.339168021" calcext:value-type="float">
            <text:p>155.158</text:p>
          </table:table-cell>
          <table:table-cell table:style-name="ce13" table:formula="of:=[.A215]/256*[.$B$2]+[.$B$1]" office:value-type="float" office:value="816466.25" calcext:value-type="float">
            <text:p>816.466</text:p>
          </table:table-cell>
          <table:table-cell table:style-name="ce13" table:formula="of:=1/(1/[.$B$3]+1/[.D215])" office:value-type="float" office:value="449480.550491924" calcext:value-type="float">
            <text:p>449.4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256-[.A216])/256*[.$B$2]+[.$B$1]" office:value-type="float" office:value="179747.5" calcext:value-type="float">
            <text:p>179.748</text:p>
          </table:table-cell>
          <table:table-cell table:style-name="ce13" table:formula="of:=1/(1/[.$B$3]+1/[.B216])" office:value-type="float" office:value="152360.992500514" calcext:value-type="float">
            <text:p>152.361</text:p>
          </table:table-cell>
          <table:table-cell table:style-name="ce13" table:formula="of:=[.A216]/256*[.$B$2]+[.$B$1]" office:value-type="float" office:value="820372.5" calcext:value-type="float">
            <text:p>820.373</text:p>
          </table:table-cell>
          <table:table-cell table:style-name="ce13" table:formula="of:=1/(1/[.$B$3]+1/[.D216])" office:value-type="float" office:value="450661.883762801" calcext:value-type="float">
            <text:p>450.6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256-[.A217])/256*[.$B$2]+[.$B$1]" office:value-type="float" office:value="175841.25" calcext:value-type="float">
            <text:p>175.841</text:p>
          </table:table-cell>
          <table:table-cell table:style-name="ce13" table:formula="of:=1/(1/[.$B$3]+1/[.B217])" office:value-type="float" office:value="149545.059760406" calcext:value-type="float">
            <text:p>149.545</text:p>
          </table:table-cell>
          <table:table-cell table:style-name="ce13" table:formula="of:=[.A217]/256*[.$B$2]+[.$B$1]" office:value-type="float" office:value="824278.75" calcext:value-type="float">
            <text:p>824.279</text:p>
          </table:table-cell>
          <table:table-cell table:style-name="ce13" table:formula="of:=1/(1/[.$B$3]+1/[.D217])" office:value-type="float" office:value="451838.157956946" calcext:value-type="float">
            <text:p>451.8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256-[.A218])/256*[.$B$2]+[.$B$1]" office:value-type="float" office:value="171935" calcext:value-type="float">
            <text:p>171.935</text:p>
          </table:table-cell>
          <table:table-cell table:style-name="ce13" table:formula="of:=1/(1/[.$B$3]+1/[.B218])" office:value-type="float" office:value="146710.355096486" calcext:value-type="float">
            <text:p>146.710</text:p>
          </table:table-cell>
          <table:table-cell table:style-name="ce13" table:formula="of:=[.A218]/256*[.$B$2]+[.$B$1]" office:value-type="float" office:value="828185" calcext:value-type="float">
            <text:p>828.185</text:p>
          </table:table-cell>
          <table:table-cell table:style-name="ce13" table:formula="of:=1/(1/[.$B$3]+1/[.D218])" office:value-type="float" office:value="453009.405503272" calcext:value-type="float">
            <text:p>453.0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256-[.A219])/256*[.$B$2]+[.$B$1]" office:value-type="float" office:value="168028.75" calcext:value-type="float">
            <text:p>168.029</text:p>
          </table:table-cell>
          <table:table-cell table:style-name="ce13" table:formula="of:=1/(1/[.$B$3]+1/[.B219])" office:value-type="float" office:value="143856.690171368" calcext:value-type="float">
            <text:p>143.857</text:p>
          </table:table-cell>
          <table:table-cell table:style-name="ce13" table:formula="of:=[.A219]/256*[.$B$2]+[.$B$1]" office:value-type="float" office:value="832091.25" calcext:value-type="float">
            <text:p>832.091</text:p>
          </table:table-cell>
          <table:table-cell table:style-name="ce13" table:formula="of:=1/(1/[.$B$3]+1/[.D219])" office:value-type="float" office:value="454175.658554125" calcext:value-type="float">
            <text:p>454.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256-[.A220])/256*[.$B$2]+[.$B$1]" office:value-type="float" office:value="164122.5" calcext:value-type="float">
            <text:p>164.123</text:p>
          </table:table-cell>
          <table:table-cell table:style-name="ce13" table:formula="of:=1/(1/[.$B$3]+1/[.B220])" office:value-type="float" office:value="140983.874119777" calcext:value-type="float">
            <text:p>140.984</text:p>
          </table:table-cell>
          <table:table-cell table:style-name="ce13" table:formula="of:=[.A220]/256*[.$B$2]+[.$B$1]" office:value-type="float" office:value="835997.5" calcext:value-type="float">
            <text:p>835.998</text:p>
          </table:table-cell>
          <table:table-cell table:style-name="ce13" table:formula="of:=1/(1/[.$B$3]+1/[.D220])" office:value-type="float" office:value="455336.94898822" calcext:value-type="float">
            <text:p>455.3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256-[.A221])/256*[.$B$2]+[.$B$1]" office:value-type="float" office:value="160216.25" calcext:value-type="float">
            <text:p>160.216</text:p>
          </table:table-cell>
          <table:table-cell table:style-name="ce13" table:formula="of:=1/(1/[.$B$3]+1/[.B221])" office:value-type="float" office:value="138091.713505995" calcext:value-type="float">
            <text:p>138.092</text:p>
          </table:table-cell>
          <table:table-cell table:style-name="ce13" table:formula="of:=[.A221]/256*[.$B$2]+[.$B$1]" office:value-type="float" office:value="839903.75" calcext:value-type="float">
            <text:p>839.904</text:p>
          </table:table-cell>
          <table:table-cell table:style-name="ce13" table:formula="of:=1/(1/[.$B$3]+1/[.D221])" office:value-type="float" office:value="456493.308413552" calcext:value-type="float">
            <text:p>456.4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256-[.A222])/256*[.$B$2]+[.$B$1]" office:value-type="float" office:value="156310" calcext:value-type="float">
            <text:p>156.310</text:p>
          </table:table-cell>
          <table:table-cell table:style-name="ce13" table:formula="of:=1/(1/[.$B$3]+1/[.B222])" office:value-type="float" office:value="135180.012280444" calcext:value-type="float">
            <text:p>135.180</text:p>
          </table:table-cell>
          <table:table-cell table:style-name="ce13" table:formula="of:=[.A222]/256*[.$B$2]+[.$B$1]" office:value-type="float" office:value="843810" calcext:value-type="float">
            <text:p>843.810</text:p>
          </table:table-cell>
          <table:table-cell table:style-name="ce13" table:formula="of:=1/(1/[.$B$3]+1/[.D222])" office:value-type="float" office:value="457644.768170256" calcext:value-type="float">
            <text:p>457.6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256-[.A223])/256*[.$B$2]+[.$B$1]" office:value-type="float" office:value="152403.75" calcext:value-type="float">
            <text:p>152.404</text:p>
          </table:table-cell>
          <table:table-cell table:style-name="ce13" table:formula="of:=1/(1/[.$B$3]+1/[.B223])" office:value-type="float" office:value="132248.571735384" calcext:value-type="float">
            <text:p>132.249</text:p>
          </table:table-cell>
          <table:table-cell table:style-name="ce13" table:formula="of:=[.A223]/256*[.$B$2]+[.$B$1]" office:value-type="float" office:value="847716.25" calcext:value-type="float">
            <text:p>847.716</text:p>
          </table:table-cell>
          <table:table-cell table:style-name="ce13" table:formula="of:=1/(1/[.$B$3]+1/[.D223])" office:value-type="float" office:value="458791.359333447" calcext:value-type="float">
            <text:p>458.7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256-[.A224])/256*[.$B$2]+[.$B$1]" office:value-type="float" office:value="148497.5" calcext:value-type="float">
            <text:p>148.498</text:p>
          </table:table-cell>
          <table:table-cell table:style-name="ce13" table:formula="of:=1/(1/[.$B$3]+1/[.B224])" office:value-type="float" office:value="129297.190459709" calcext:value-type="float">
            <text:p>129.297</text:p>
          </table:table-cell>
          <table:table-cell table:style-name="ce13" table:formula="of:=[.A224]/256*[.$B$2]+[.$B$1]" office:value-type="float" office:value="851622.5" calcext:value-type="float">
            <text:p>851.623</text:p>
          </table:table-cell>
          <table:table-cell table:style-name="ce13" table:formula="of:=1/(1/[.$B$3]+1/[.D224])" office:value-type="float" office:value="459933.11271601" calcext:value-type="float">
            <text:p>459.9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256-[.A225])/256*[.$B$2]+[.$B$1]" office:value-type="float" office:value="144591.25" calcext:value-type="float">
            <text:p>144.591</text:p>
          </table:table-cell>
          <table:table-cell table:style-name="ce13" table:formula="of:=1/(1/[.$B$3]+1/[.B225])" office:value-type="float" office:value="126325.664292821" calcext:value-type="float">
            <text:p>126.326</text:p>
          </table:table-cell>
          <table:table-cell table:style-name="ce13" table:formula="of:=[.A225]/256*[.$B$2]+[.$B$1]" office:value-type="float" office:value="855528.75" calcext:value-type="float">
            <text:p>855.529</text:p>
          </table:table-cell>
          <table:table-cell table:style-name="ce13" table:formula="of:=1/(1/[.$B$3]+1/[.D225])" office:value-type="float" office:value="461070.05887136" calcext:value-type="float">
            <text:p>461.0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256-[.A226])/256*[.$B$2]+[.$B$1]" office:value-type="float" office:value="140685" calcext:value-type="float">
            <text:p>140.685</text:p>
          </table:table-cell>
          <table:table-cell table:style-name="ce13" table:formula="of:=1/(1/[.$B$3]+1/[.B226])" office:value-type="float" office:value="123333.786277544" calcext:value-type="float">
            <text:p>123.334</text:p>
          </table:table-cell>
          <table:table-cell table:style-name="ce13" table:formula="of:=[.A226]/256*[.$B$2]+[.$B$1]" office:value-type="float" office:value="859435" calcext:value-type="float">
            <text:p>859.435</text:p>
          </table:table-cell>
          <table:table-cell table:style-name="ce13" table:formula="of:=1/(1/[.$B$3]+1/[.D226])" office:value-type="float" office:value="462202.228096169" calcext:value-type="float">
            <text:p>462.2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256-[.A227])/256*[.$B$2]+[.$B$1]" office:value-type="float" office:value="136778.75" calcext:value-type="float">
            <text:p>136.779</text:p>
          </table:table-cell>
          <table:table-cell table:style-name="ce13" table:formula="of:=1/(1/[.$B$3]+1/[.B227])" office:value-type="float" office:value="120321.346612083" calcext:value-type="float">
            <text:p>120.321</text:p>
          </table:table-cell>
          <table:table-cell table:style-name="ce13" table:formula="of:=[.A227]/256*[.$B$2]+[.$B$1]" office:value-type="float" office:value="863341.25" calcext:value-type="float">
            <text:p>863.341</text:p>
          </table:table-cell>
          <table:table-cell table:style-name="ce13" table:formula="of:=1/(1/[.$B$3]+1/[.D227])" office:value-type="float" office:value="463329.65043306" calcext:value-type="float">
            <text:p>463.3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256-[.A228])/256*[.$B$2]+[.$B$1]" office:value-type="float" office:value="132872.5" calcext:value-type="float">
            <text:p>132.873</text:p>
          </table:table-cell>
          <table:table-cell table:style-name="ce13" table:formula="of:=1/(1/[.$B$3]+1/[.B228])" office:value-type="float" office:value="117288.132600977" calcext:value-type="float">
            <text:p>117.288</text:p>
          </table:table-cell>
          <table:table-cell table:style-name="ce13" table:formula="of:=[.A228]/256*[.$B$2]+[.$B$1]" office:value-type="float" office:value="867247.5" calcext:value-type="float">
            <text:p>867.248</text:p>
          </table:table-cell>
          <table:table-cell table:style-name="ce13" table:formula="of:=1/(1/[.$B$3]+1/[.D228])" office:value-type="float" office:value="464452.355673257" calcext:value-type="float">
            <text:p>464.4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256-[.A229])/256*[.$B$2]+[.$B$1]" office:value-type="float" office:value="128966.25" calcext:value-type="float">
            <text:p>128.966</text:p>
          </table:table-cell>
          <table:table-cell table:style-name="ce13" table:formula="of:=1/(1/[.$B$3]+1/[.B229])" office:value-type="float" office:value="114233.92860504" calcext:value-type="float">
            <text:p>114.234</text:p>
          </table:table-cell>
          <table:table-cell table:style-name="ce13" table:formula="of:=[.A229]/256*[.$B$2]+[.$B$1]" office:value-type="float" office:value="871153.75" calcext:value-type="float">
            <text:p>871.154</text:p>
          </table:table-cell>
          <table:table-cell table:style-name="ce13" table:formula="of:=1/(1/[.$B$3]+1/[.D229])" office:value-type="float" office:value="465570.373359218" calcext:value-type="float">
            <text:p>465.5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256-[.A230])/256*[.$B$2]+[.$B$1]" office:value-type="float" office:value="125060" calcext:value-type="float">
            <text:p>125.060</text:p>
          </table:table-cell>
          <table:table-cell table:style-name="ce13" table:formula="of:=1/(1/[.$B$3]+1/[.B230])" office:value-type="float" office:value="111158.515990258" calcext:value-type="float">
            <text:p>111.159</text:p>
          </table:table-cell>
          <table:table-cell table:style-name="ce13" table:formula="of:=[.A230]/256*[.$B$2]+[.$B$1]" office:value-type="float" office:value="875060" calcext:value-type="float">
            <text:p>875.060</text:p>
          </table:table-cell>
          <table:table-cell table:style-name="ce13" table:formula="of:=1/(1/[.$B$3]+1/[.D230])" office:value-type="float" office:value="466683.732787218" calcext:value-type="float">
            <text:p>466.6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256-[.A231])/256*[.$B$2]+[.$B$1]" office:value-type="float" office:value="121153.75" calcext:value-type="float">
            <text:p>121.154</text:p>
          </table:table-cell>
          <table:table-cell table:style-name="ce13" table:formula="of:=1/(1/[.$B$3]+1/[.B231])" office:value-type="float" office:value="108061.673075615" calcext:value-type="float">
            <text:p>108.062</text:p>
          </table:table-cell>
          <table:table-cell table:style-name="ce13" table:formula="of:=[.A231]/256*[.$B$2]+[.$B$1]" office:value-type="float" office:value="878966.25" calcext:value-type="float">
            <text:p>878.966</text:p>
          </table:table-cell>
          <table:table-cell table:style-name="ce13" table:formula="of:=1/(1/[.$B$3]+1/[.D231])" office:value-type="float" office:value="467792.463009913" calcext:value-type="float">
            <text:p>467.7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256-[.A232])/256*[.$B$2]+[.$B$1]" office:value-type="float" office:value="117247.5" calcext:value-type="float">
            <text:p>117.248</text:p>
          </table:table-cell>
          <table:table-cell table:style-name="ce13" table:formula="of:=1/(1/[.$B$3]+1/[.B232])" office:value-type="float" office:value="104943.175079828" calcext:value-type="float">
            <text:p>104.943</text:p>
          </table:table-cell>
          <table:table-cell table:style-name="ce13" table:formula="of:=[.A232]/256*[.$B$2]+[.$B$1]" office:value-type="float" office:value="882872.5" calcext:value-type="float">
            <text:p>882.873</text:p>
          </table:table-cell>
          <table:table-cell table:style-name="ce13" table:formula="of:=1/(1/[.$B$3]+1/[.D232])" office:value-type="float" office:value="468896.592838867" calcext:value-type="float">
            <text:p>468.8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256-[.A233])/256*[.$B$2]+[.$B$1]" office:value-type="float" office:value="113341.25" calcext:value-type="float">
            <text:p>113.341</text:p>
          </table:table-cell>
          <table:table-cell table:style-name="ce13" table:formula="of:=1/(1/[.$B$3]+1/[.B233])" office:value-type="float" office:value="101802.794066958" calcext:value-type="float">
            <text:p>101.803</text:p>
          </table:table-cell>
          <table:table-cell table:style-name="ce13" table:formula="of:=[.A233]/256*[.$B$2]+[.$B$1]" office:value-type="float" office:value="886778.75" calcext:value-type="float">
            <text:p>886.779</text:p>
          </table:table-cell>
          <table:table-cell table:style-name="ce13" table:formula="of:=1/(1/[.$B$3]+1/[.D233])" office:value-type="float" office:value="469996.150847046" calcext:value-type="float">
            <text:p>469.9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256-[.A234])/256*[.$B$2]+[.$B$1]" office:value-type="float" office:value="109435" calcext:value-type="float">
            <text:p>109.435</text:p>
          </table:table-cell>
          <table:table-cell table:style-name="ce13" table:formula="of:=1/(1/[.$B$3]+1/[.B234])" office:value-type="float" office:value="98640.2988908769" calcext:value-type="float">
            <text:p>98.640</text:p>
          </table:table-cell>
          <table:table-cell table:style-name="ce13" table:formula="of:=[.A234]/256*[.$B$2]+[.$B$1]" office:value-type="float" office:value="890685" calcext:value-type="float">
            <text:p>890.685</text:p>
          </table:table-cell>
          <table:table-cell table:style-name="ce13" table:formula="of:=1/(1/[.$B$3]+1/[.D234])" office:value-type="float" office:value="471091.165371281" calcext:value-type="float">
            <text:p>471.0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256-[.A235])/256*[.$B$2]+[.$B$1]" office:value-type="float" office:value="105528.75" calcext:value-type="float">
            <text:p>105.529</text:p>
          </table:table-cell>
          <table:table-cell table:style-name="ce13" table:formula="of:=1/(1/[.$B$3]+1/[.B235])" office:value-type="float" office:value="95455.455138548" calcext:value-type="float">
            <text:p>95.455</text:p>
          </table:table-cell>
          <table:table-cell table:style-name="ce13" table:formula="of:=[.A235]/256*[.$B$2]+[.$B$1]" office:value-type="float" office:value="894591.25" calcext:value-type="float">
            <text:p>894.591</text:p>
          </table:table-cell>
          <table:table-cell table:style-name="ce13" table:formula="of:=1/(1/[.$B$3]+1/[.D235])" office:value-type="float" office:value="472181.664514707" calcext:value-type="float">
            <text:p>472.1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256-[.A236])/256*[.$B$2]+[.$B$1]" office:value-type="float" office:value="101622.5" calcext:value-type="float">
            <text:p>101.623</text:p>
          </table:table-cell>
          <table:table-cell table:style-name="ce13" table:formula="of:=1/(1/[.$B$3]+1/[.B236])" office:value-type="float" office:value="92248.0250721095" calcext:value-type="float">
            <text:p>92.248</text:p>
          </table:table-cell>
          <table:table-cell table:style-name="ce13" table:formula="of:=[.A236]/256*[.$B$2]+[.$B$1]" office:value-type="float" office:value="898497.5" calcext:value-type="float">
            <text:p>898.498</text:p>
          </table:table-cell>
          <table:table-cell table:style-name="ce13" table:formula="of:=1/(1/[.$B$3]+1/[.D236])" office:value-type="float" office:value="473267.676149165" calcext:value-type="float">
            <text:p>473.2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256-[.A237])/256*[.$B$2]+[.$B$1]" office:value-type="float" office:value="97716.25" calcext:value-type="float">
            <text:p>97.716</text:p>
          </table:table-cell>
          <table:table-cell table:style-name="ce13" table:formula="of:=1/(1/[.$B$3]+1/[.B237])" office:value-type="float" office:value="89017.7675697158" calcext:value-type="float">
            <text:p>89.018</text:p>
          </table:table-cell>
          <table:table-cell table:style-name="ce13" table:formula="of:=[.A237]/256*[.$B$2]+[.$B$1]" office:value-type="float" office:value="902403.75" calcext:value-type="float">
            <text:p>902.404</text:p>
          </table:table-cell>
          <table:table-cell table:style-name="ce13" table:formula="of:=1/(1/[.$B$3]+1/[.D237])" office:value-type="float" office:value="474349.227917575" calcext:value-type="float">
            <text:p>474.3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256-[.A238])/256*[.$B$2]+[.$B$1]" office:value-type="float" office:value="93810" calcext:value-type="float">
            <text:p>93.810</text:p>
          </table:table-cell>
          <table:table-cell table:style-name="ce13" table:formula="of:=1/(1/[.$B$3]+1/[.B238])" office:value-type="float" office:value="85764.4380651119" calcext:value-type="float">
            <text:p>85.764</text:p>
          </table:table-cell>
          <table:table-cell table:style-name="ce13" table:formula="of:=[.A238]/256*[.$B$2]+[.$B$1]" office:value-type="float" office:value="906310" calcext:value-type="float">
            <text:p>906.310</text:p>
          </table:table-cell>
          <table:table-cell table:style-name="ce13" table:formula="of:=1/(1/[.$B$3]+1/[.D238])" office:value-type="float" office:value="475426.347236284" calcext:value-type="float">
            <text:p>475.4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256-[.A239])/256*[.$B$2]+[.$B$1]" office:value-type="float" office:value="89903.75" calcext:value-type="float">
            <text:p>89.904</text:p>
          </table:table-cell>
          <table:table-cell table:style-name="ce13" table:formula="of:=1/(1/[.$B$3]+1/[.B239])" office:value-type="float" office:value="82487.7884859099" calcext:value-type="float">
            <text:p>82.488</text:p>
          </table:table-cell>
          <table:table-cell table:style-name="ce13" table:formula="of:=[.A239]/256*[.$B$2]+[.$B$1]" office:value-type="float" office:value="910216.25" calcext:value-type="float">
            <text:p>910.216</text:p>
          </table:table-cell>
          <table:table-cell table:style-name="ce13" table:formula="of:=1/(1/[.$B$3]+1/[.D239])" office:value-type="float" office:value="476499.061297379" calcext:value-type="float">
            <text:p>476.4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256-[.A240])/256*[.$B$2]+[.$B$1]" office:value-type="float" office:value="85997.5" calcext:value-type="float">
            <text:p>85.998</text:p>
          </table:table-cell>
          <table:table-cell table:style-name="ce13" table:formula="of:=1/(1/[.$B$3]+1/[.B240])" office:value-type="float" office:value="79187.5671905322" calcext:value-type="float">
            <text:p>79.188</text:p>
          </table:table-cell>
          <table:table-cell table:style-name="ce13" table:formula="of:=[.A240]/256*[.$B$2]+[.$B$1]" office:value-type="float" office:value="914122.5" calcext:value-type="float">
            <text:p>914.123</text:p>
          </table:table-cell>
          <table:table-cell table:style-name="ce13" table:formula="of:=1/(1/[.$B$3]+1/[.D240])" office:value-type="float" office:value="477567.397070982" calcext:value-type="float">
            <text:p>477.5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256-[.A241])/256*[.$B$2]+[.$B$1]" office:value-type="float" office:value="82091.25" calcext:value-type="float">
            <text:p>82.091</text:p>
          </table:table-cell>
          <table:table-cell table:style-name="ce13" table:formula="of:=1/(1/[.$B$3]+1/[.B241])" office:value-type="float" office:value="75863.5189037893" calcext:value-type="float">
            <text:p>75.864</text:p>
          </table:table-cell>
          <table:table-cell table:style-name="ce13" table:formula="of:=[.A241]/256*[.$B$2]+[.$B$1]" office:value-type="float" office:value="918028.75" calcext:value-type="float">
            <text:p>918.029</text:p>
          </table:table-cell>
          <table:table-cell table:style-name="ce13" table:formula="of:=1/(1/[.$B$3]+1/[.D241])" office:value-type="float" office:value="478631.381307501" calcext:value-type="float">
            <text:p>478.6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256-[.A242])/256*[.$B$2]+[.$B$1]" office:value-type="float" office:value="78185" calcext:value-type="float">
            <text:p>78.185</text:p>
          </table:table-cell>
          <table:table-cell table:style-name="ce13" table:formula="of:=1/(1/[.$B$3]+1/[.B242])" office:value-type="float" office:value="72515.3846510571" calcext:value-type="float">
            <text:p>72.515</text:p>
          </table:table-cell>
          <table:table-cell table:style-name="ce13" table:formula="of:=[.A242]/256*[.$B$2]+[.$B$1]" office:value-type="float" office:value="921935" calcext:value-type="float">
            <text:p>921.935</text:p>
          </table:table-cell>
          <table:table-cell table:style-name="ce13" table:formula="of:=1/(1/[.$B$3]+1/[.D242])" office:value-type="float" office:value="479691.040539873" calcext:value-type="float">
            <text:p>479.6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256-[.A243])/256*[.$B$2]+[.$B$1]" office:value-type="float" office:value="74278.75" calcext:value-type="float">
            <text:p>74.279</text:p>
          </table:table-cell>
          <table:table-cell table:style-name="ce13" table:formula="of:=1/(1/[.$B$3]+1/[.B243])" office:value-type="float" office:value="69142.9016910183" calcext:value-type="float">
            <text:p>69.143</text:p>
          </table:table-cell>
          <table:table-cell table:style-name="ce13" table:formula="of:=[.A243]/256*[.$B$2]+[.$B$1]" office:value-type="float" office:value="925841.25" calcext:value-type="float">
            <text:p>925.841</text:p>
          </table:table-cell>
          <table:table-cell table:style-name="ce13" table:formula="of:=1/(1/[.$B$3]+1/[.D243])" office:value-type="float" office:value="480746.401085759" calcext:value-type="float">
            <text:p>480.7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256-[.A244])/256*[.$B$2]+[.$B$1]" office:value-type="float" office:value="70372.5" calcext:value-type="float">
            <text:p>70.373</text:p>
          </table:table-cell>
          <table:table-cell table:style-name="ce13" table:formula="of:=1/(1/[.$B$3]+1/[.B244])" office:value-type="float" office:value="65745.8034469309" calcext:value-type="float">
            <text:p>65.746</text:p>
          </table:table-cell>
          <table:table-cell table:style-name="ce13" table:formula="of:=[.A244]/256*[.$B$2]+[.$B$1]" office:value-type="float" office:value="929747.5" calcext:value-type="float">
            <text:p>929.748</text:p>
          </table:table-cell>
          <table:table-cell table:style-name="ce13" table:formula="of:=1/(1/[.$B$3]+1/[.D244])" office:value-type="float" office:value="481797.489049733" calcext:value-type="float">
            <text:p>481.7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256-[.A245])/256*[.$B$2]+[.$B$1]" office:value-type="float" office:value="66466.25" calcext:value-type="float">
            <text:p>66.466</text:p>
          </table:table-cell>
          <table:table-cell table:style-name="ce13" table:formula="of:=1/(1/[.$B$3]+1/[.B245])" office:value-type="float" office:value="62323.8194363863" calcext:value-type="float">
            <text:p>62.324</text:p>
          </table:table-cell>
          <table:table-cell table:style-name="ce13" table:formula="of:=[.A245]/256*[.$B$2]+[.$B$1]" office:value-type="float" office:value="933653.75" calcext:value-type="float">
            <text:p>933.654</text:p>
          </table:table-cell>
          <table:table-cell table:style-name="ce13" table:formula="of:=1/(1/[.$B$3]+1/[.D245])" office:value-type="float" office:value="482844.330325427" calcext:value-type="float">
            <text:p>482.8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256-[.A246])/256*[.$B$2]+[.$B$1]" office:value-type="float" office:value="62560" calcext:value-type="float">
            <text:p>62.560</text:p>
          </table:table-cell>
          <table:table-cell table:style-name="ce13" table:formula="of:=1/(1/[.$B$3]+1/[.B246])" office:value-type="float" office:value="58876.6751995181" calcext:value-type="float">
            <text:p>58.877</text:p>
          </table:table-cell>
          <table:table-cell table:style-name="ce13" table:formula="of:=[.A246]/256*[.$B$2]+[.$B$1]" office:value-type="float" office:value="937560" calcext:value-type="float">
            <text:p>937.560</text:p>
          </table:table-cell>
          <table:table-cell table:style-name="ce13" table:formula="of:=1/(1/[.$B$3]+1/[.D246])" office:value-type="float" office:value="483886.950597659" calcext:value-type="float">
            <text:p>483.8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256-[.A247])/256*[.$B$2]+[.$B$1]" office:value-type="float" office:value="58653.75" calcext:value-type="float">
            <text:p>58.654</text:p>
          </table:table-cell>
          <table:table-cell table:style-name="ce13" table:formula="of:=1/(1/[.$B$3]+1/[.B247])" office:value-type="float" office:value="55404.0922256215" calcext:value-type="float">
            <text:p>55.404</text:p>
          </table:table-cell>
          <table:table-cell table:style-name="ce13" table:formula="of:=[.A247]/256*[.$B$2]+[.$B$1]" office:value-type="float" office:value="941466.25" calcext:value-type="float">
            <text:p>941.466</text:p>
          </table:table-cell>
          <table:table-cell table:style-name="ce13" table:formula="of:=1/(1/[.$B$3]+1/[.D247])" office:value-type="float" office:value="484925.375344537" calcext:value-type="float">
            <text:p>484.9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256-[.A248])/256*[.$B$2]+[.$B$1]" office:value-type="float" office:value="54747.5" calcext:value-type="float">
            <text:p>54.748</text:p>
          </table:table-cell>
          <table:table-cell table:style-name="ce13" table:formula="of:=1/(1/[.$B$3]+1/[.B248])" office:value-type="float" office:value="51905.7878781415" calcext:value-type="float">
            <text:p>51.906</text:p>
          </table:table-cell>
          <table:table-cell table:style-name="ce13" table:formula="of:=[.A248]/256*[.$B$2]+[.$B$1]" office:value-type="float" office:value="945372.5" calcext:value-type="float">
            <text:p>945.373</text:p>
          </table:table-cell>
          <table:table-cell table:style-name="ce13" table:formula="of:=1/(1/[.$B$3]+1/[.D248])" office:value-type="float" office:value="485959.62983953" calcext:value-type="float">
            <text:p>485.9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256-[.A249])/256*[.$B$2]+[.$B$1]" office:value-type="float" office:value="50841.25" calcext:value-type="float">
            <text:p>50.841</text:p>
          </table:table-cell>
          <table:table-cell table:style-name="ce13" table:formula="of:=1/(1/[.$B$3]+1/[.B249])" office:value-type="float" office:value="48381.4753179893" calcext:value-type="float">
            <text:p>48.381</text:p>
          </table:table-cell>
          <table:table-cell table:style-name="ce13" table:formula="of:=[.A249]/256*[.$B$2]+[.$B$1]" office:value-type="float" office:value="949278.75" calcext:value-type="float">
            <text:p>949.279</text:p>
          </table:table-cell>
          <table:table-cell table:style-name="ce13" table:formula="of:=1/(1/[.$B$3]+1/[.D249])" office:value-type="float" office:value="486989.73915352" calcext:value-type="float">
            <text:p>486.99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256-[.A250])/256*[.$B$2]+[.$B$1]" office:value-type="float" office:value="46935" calcext:value-type="float">
            <text:p>46.935</text:p>
          </table:table-cell>
          <table:table-cell table:style-name="ce13" table:formula="of:=1/(1/[.$B$3]+1/[.B250])" office:value-type="float" office:value="44830.863425141" calcext:value-type="float">
            <text:p>44.831</text:p>
          </table:table-cell>
          <table:table-cell table:style-name="ce13" table:formula="of:=[.A250]/256*[.$B$2]+[.$B$1]" office:value-type="float" office:value="953185" calcext:value-type="float">
            <text:p>953.185</text:p>
          </table:table-cell>
          <table:table-cell table:style-name="ce13" table:formula="of:=1/(1/[.$B$3]+1/[.D250])" office:value-type="float" office:value="488015.728156831" calcext:value-type="float">
            <text:p>488.0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256-[.A251])/256*[.$B$2]+[.$B$1]" office:value-type="float" office:value="43028.75" calcext:value-type="float">
            <text:p>43.029</text:p>
          </table:table-cell>
          <table:table-cell table:style-name="ce13" table:formula="of:=1/(1/[.$B$3]+1/[.B251])" office:value-type="float" office:value="41253.6567184749" calcext:value-type="float">
            <text:p>41.254</text:p>
          </table:table-cell>
          <table:table-cell table:style-name="ce13" table:formula="of:=[.A251]/256*[.$B$2]+[.$B$1]" office:value-type="float" office:value="957091.25" calcext:value-type="float">
            <text:p>957.091</text:p>
          </table:table-cell>
          <table:table-cell table:style-name="ce13" table:formula="of:=1/(1/[.$B$3]+1/[.D251])" office:value-type="float" office:value="489037.621521224" calcext:value-type="float">
            <text:p>489.0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256-[.A252])/256*[.$B$2]+[.$B$1]" office:value-type="float" office:value="39122.5" calcext:value-type="float">
            <text:p>39.123</text:p>
          </table:table-cell>
          <table:table-cell table:style-name="ce13" table:formula="of:=1/(1/[.$B$3]+1/[.B252])" office:value-type="float" office:value="37649.5552738007" calcext:value-type="float">
            <text:p>37.650</text:p>
          </table:table-cell>
          <table:table-cell table:style-name="ce13" table:formula="of:=[.A252]/256*[.$B$2]+[.$B$1]" office:value-type="float" office:value="960997.5" calcext:value-type="float">
            <text:p>960.998</text:p>
          </table:table-cell>
          <table:table-cell table:style-name="ce13" table:formula="of:=1/(1/[.$B$3]+1/[.D252])" office:value-type="float" office:value="490055.443721881" calcext:value-type="float">
            <text:p>490.0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256-[.A253])/256*[.$B$2]+[.$B$1]" office:value-type="float" office:value="35216.25" calcext:value-type="float">
            <text:p>35.216</text:p>
          </table:table-cell>
          <table:table-cell table:style-name="ce13" table:formula="of:=1/(1/[.$B$3]+1/[.B253])" office:value-type="float" office:value="34018.2546400329" calcext:value-type="float">
            <text:p>34.018</text:p>
          </table:table-cell>
          <table:table-cell table:style-name="ce13" table:formula="of:=[.A253]/256*[.$B$2]+[.$B$1]" office:value-type="float" office:value="964903.75" calcext:value-type="float">
            <text:p>964.904</text:p>
          </table:table-cell>
          <table:table-cell table:style-name="ce13" table:formula="of:=1/(1/[.$B$3]+1/[.D253])" office:value-type="float" office:value="491069.219039355" calcext:value-type="float">
            <text:p>491.0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256-[.A254])/256*[.$B$2]+[.$B$1]" office:value-type="float" office:value="31310" calcext:value-type="float">
            <text:p>31.310</text:p>
          </table:table-cell>
          <table:table-cell table:style-name="ce13" table:formula="of:=1/(1/[.$B$3]+1/[.B254])" office:value-type="float" office:value="30359.4457534592" calcext:value-type="float">
            <text:p>30.359</text:p>
          </table:table-cell>
          <table:table-cell table:style-name="ce13" table:formula="of:=[.A254]/256*[.$B$2]+[.$B$1]" office:value-type="float" office:value="968810" calcext:value-type="float">
            <text:p>968.810</text:p>
          </table:table-cell>
          <table:table-cell table:style-name="ce13" table:formula="of:=1/(1/[.$B$3]+1/[.D254])" office:value-type="float" office:value="492078.971561502" calcext:value-type="float">
            <text:p>492.0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256-[.A255])/256*[.$B$2]+[.$B$1]" office:value-type="float" office:value="27403.75" calcext:value-type="float">
            <text:p>27.404</text:p>
          </table:table-cell>
          <table:table-cell table:style-name="ce13" table:formula="of:=1/(1/[.$B$3]+1/[.B255])" office:value-type="float" office:value="26672.8148500529" calcext:value-type="float">
            <text:p>26.673</text:p>
          </table:table-cell>
          <table:table-cell table:style-name="ce13" table:formula="of:=[.A255]/256*[.$B$2]+[.$B$1]" office:value-type="float" office:value="972716.25" calcext:value-type="float">
            <text:p>972.716</text:p>
          </table:table-cell>
          <table:table-cell table:style-name="ce13" table:formula="of:=1/(1/[.$B$3]+1/[.D255])" office:value-type="float" office:value="493084.725185388" calcext:value-type="float">
            <text:p>493.0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256-[.A256])/256*[.$B$2]+[.$B$1]" office:value-type="float" office:value="23497.5" calcext:value-type="float">
            <text:p>23.498</text:p>
          </table:table-cell>
          <table:table-cell table:style-name="ce13" table:formula="of:=1/(1/[.$B$3]+1/[.B256])" office:value-type="float" office:value="22958.0433757777" calcext:value-type="float">
            <text:p>22.958</text:p>
          </table:table-cell>
          <table:table-cell table:style-name="ce13" table:formula="of:=[.A256]/256*[.$B$2]+[.$B$1]" office:value-type="float" office:value="976622.5" calcext:value-type="float">
            <text:p>976.623</text:p>
          </table:table-cell>
          <table:table-cell table:style-name="ce13" table:formula="of:=1/(1/[.$B$3]+1/[.D256])" office:value-type="float" office:value="494086.503619179" calcext:value-type="float">
            <text:p>494.0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256-[.A257])/256*[.$B$2]+[.$B$1]" office:value-type="float" office:value="19591.25" calcext:value-type="float">
            <text:p>19.591</text:p>
          </table:table-cell>
          <table:table-cell table:style-name="ce13" table:formula="of:=1/(1/[.$B$3]+1/[.B257])" office:value-type="float" office:value="19214.8078948304" calcext:value-type="float">
            <text:p>19.215</text:p>
          </table:table-cell>
          <table:table-cell table:style-name="ce13" table:formula="of:=[.A257]/256*[.$B$2]+[.$B$1]" office:value-type="float" office:value="980528.75" calcext:value-type="float">
            <text:p>980.529</text:p>
          </table:table-cell>
          <table:table-cell table:style-name="ce13" table:formula="of:=1/(1/[.$B$3]+1/[.D257])" office:value-type="float" office:value="495084.330383995" calcext:value-type="float">
            <text:p>495.0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256-[.A258])/256*[.$B$2]+[.$B$1]" office:value-type="float" office:value="15685" calcext:value-type="float">
            <text:p>15.685</text:p>
          </table:table-cell>
          <table:table-cell table:style-name="ce13" table:formula="of:=1/(1/[.$B$3]+1/[.B258])" office:value-type="float" office:value="15442.7799957664" calcext:value-type="float">
            <text:p>15.443</text:p>
          </table:table-cell>
          <table:table-cell table:style-name="ce13" table:formula="of:=[.A258]/256*[.$B$2]+[.$B$1]" office:value-type="float" office:value="984435" calcext:value-type="float">
            <text:p>984.435</text:p>
          </table:table-cell>
          <table:table-cell table:style-name="ce13" table:formula="of:=1/(1/[.$B$3]+1/[.D258])" office:value-type="float" office:value="496078.228815759" calcext:value-type="float">
            <text:p>496.0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256-[.A259])/256*[.$B$2]+[.$B$1]" office:value-type="float" office:value="11778.75" calcext:value-type="float">
            <text:p>11.779</text:p>
          </table:table-cell>
          <table:table-cell table:style-name="ce13" table:formula="of:=1/(1/[.$B$3]+1/[.B259])" office:value-type="float" office:value="11641.6261954503" calcext:value-type="float">
            <text:p>11.642</text:p>
          </table:table-cell>
          <table:table-cell table:style-name="ce13" table:formula="of:=[.A259]/256*[.$B$2]+[.$B$1]" office:value-type="float" office:value="988341.25" calcext:value-type="float">
            <text:p>988.341</text:p>
          </table:table-cell>
          <table:table-cell table:style-name="ce13" table:formula="of:=1/(1/[.$B$3]+1/[.D259])" office:value-type="float" office:value="497068.222067012" calcext:value-type="float">
            <text:p>497.0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256-[.A260])/256*[.$B$2]+[.$B$1]" office:value-type="float" office:value="7872.5" calcext:value-type="float">
            <text:p>7.873</text:p>
          </table:table-cell>
          <table:table-cell table:style-name="ce13" table:formula="of:=1/(1/[.$B$3]+1/[.B260])" office:value-type="float" office:value="7811.00784077351" calcext:value-type="float">
            <text:p>7.811</text:p>
          </table:table-cell>
          <table:table-cell table:style-name="ce13" table:formula="of:=[.A260]/256*[.$B$2]+[.$B$1]" office:value-type="float" office:value="992247.5" calcext:value-type="float">
            <text:p>992.248</text:p>
          </table:table-cell>
          <table:table-cell table:style-name="ce13" table:formula="of:=1/(1/[.$B$3]+1/[.D260])" office:value-type="float" office:value="498054.333108713" calcext:value-type="float">
            <text:p>498.0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256-[.A261])/256*[.$B$2]+[.$B$1]" office:value-type="float" office:value="3966.25" calcext:value-type="float">
            <text:p>3.966</text:p>
          </table:table-cell>
          <table:table-cell table:style-name="ce13" table:formula="of:=1/(1/[.$B$3]+1/[.B261])" office:value-type="float" office:value="3950.58100807671" calcext:value-type="float">
            <text:p>3.951</text:p>
          </table:table-cell>
          <table:table-cell table:style-name="ce13" table:formula="of:=[.A261]/256*[.$B$2]+[.$B$1]" office:value-type="float" office:value="996153.75" calcext:value-type="float">
            <text:p>996.154</text:p>
          </table:table-cell>
          <table:table-cell table:style-name="ce13" table:formula="of:=1/(1/[.$B$3]+1/[.D261])" office:value-type="float" office:value="499036.584732013" calcext:value-type="float">
            <text:p>499.037</text:p>
          </table:table-cell>
        </table:table-row>
        <table:table-row table:style-name="ro1" table:number-rows-repeated="10483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8" loext:min-decimal-places="8" number:min-integer-digits="1"/>
    </number:number-style>
    <number:number-style style:name="N106">
      <number:number number:decimal-places="7" loext:min-decimal-places="7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3:20:07.4992134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2:42:50.713647921</meta:creation-date>
    <dc:date>2020-04-21T23:06:57.262917137</dc:date>
    <meta:editing-duration>PT1H21M35S</meta:editing-duration>
    <meta:editing-cycles>7</meta:editing-cycles>
    <meta:generator>LibreOffice/6.4.2.2$Linux_X86_64 LibreOffice_project/40$Build-2</meta:generator>
    <meta:document-statistic meta:table-count="1" meta:cell-count="1291" meta:object-count="0"/>
  </office:meta>
</office:document-meta>
</file>